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36mm"/>
    </style:style>
    <style:style style:name="co2" style:family="table-column">
      <style:table-column-properties fo:break-before="auto" style:column-width="39.16mm"/>
    </style:style>
    <style:style style:name="co3" style:family="table-column">
      <style:table-column-properties fo:break-before="auto" style:column-width="112.17mm"/>
    </style:style>
    <style:style style:name="co4" style:family="table-column">
      <style:table-column-properties fo:break-before="auto" style:column-width="96.64mm"/>
    </style:style>
    <style:style style:name="co5" style:family="table-column">
      <style:table-column-properties fo:break-before="auto" style:column-width="103.95mm"/>
    </style:style>
    <style:style style:name="co6" style:family="table-column">
      <style:table-column-properties fo:break-before="auto" style:column-width="41.95mm"/>
    </style:style>
    <style:style style:name="co7" style:family="table-column">
      <style:table-column-properties fo:break-before="auto" style:column-width="17mm"/>
    </style:style>
    <style:style style:name="co8" style:family="table-column">
      <style:table-column-properties fo:break-before="auto" style:column-width="130.26mm"/>
    </style:style>
    <style:style style:name="co9" style:family="table-column">
      <style:table-column-properties fo:break-before="auto" style:column-width="79.92mm"/>
    </style:style>
    <style:style style:name="co10" style:family="table-column">
      <style:table-column-properties fo:break-before="auto" style:column-width="86.45mm"/>
    </style:style>
    <style:style style:name="co11" style:family="table-column">
      <style:table-column-properties fo:break-before="auto" style:column-width="64.56mm"/>
    </style:style>
    <style:style style:name="ro1" style:family="table-row">
      <style:table-row-properties style:row-height="9.5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34mm" fo:break-before="auto" style:use-optimal-row-height="true"/>
    </style:style>
    <style:style style:name="ro4" style:family="table-row">
      <style:table-row-properties style:row-height="6.77mm" fo:break-before="auto" style:use-optimal-row-height="false"/>
    </style:style>
    <style:style style:name="ro5" style:family="table-row">
      <style:table-row-properties style:row-height="15.88mm" fo:break-before="auto" style:use-optimal-row-height="false"/>
    </style:style>
    <style:style style:name="ro6" style:family="table-row">
      <style:table-row-properties style:row-height="12.49mm" fo:break-before="auto" style:use-optimal-row-height="false"/>
    </style:style>
    <style:style style:name="ro7" style:family="table-row">
      <style:table-row-properties style:row-height="20.32mm" fo:break-before="auto" style:use-optimal-row-height="false"/>
    </style:style>
    <style:style style:name="ro8" style:family="table-row">
      <style:table-row-properties style:row-height="9.53mm" fo:break-before="auto" style:use-optimal-row-height="false"/>
    </style:style>
    <style:style style:name="ro9" style:family="table-row">
      <style:table-row-properties style:row-height="9.1mm" fo:break-before="auto" style:use-optimal-row-height="false"/>
    </style:style>
    <style:style style:name="ro10" style:family="table-row">
      <style:table-row-properties style:row-height="16.51mm" fo:break-before="auto" style:use-optimal-row-height="false"/>
    </style:style>
    <style:style style:name="ro11" style:family="table-row">
      <style:table-row-properties style:row-height="12.29mm" fo:break-before="auto" style:use-optimal-row-height="true"/>
    </style:style>
    <style:style style:name="ro12" style:family="table-row">
      <style:table-row-properties style:row-height="28.08mm" fo:break-before="auto" style:use-optimal-row-height="true"/>
    </style:style>
    <style:style style:name="ro13" style:family="table-row">
      <style:table-row-properties style:row-height="6.99mm" fo:break-before="auto" style:use-optimal-row-height="false"/>
    </style:style>
    <style:style style:name="ro14" style:family="table-row">
      <style:table-row-properties style:row-height="6.72mm" fo:break-before="auto" style:use-optimal-row-height="false"/>
    </style:style>
    <style:style style:name="ro15" style:family="table-row">
      <style:table-row-properties style:row-height="7.41mm" fo:break-before="auto" style:use-optimal-row-height="false"/>
    </style:style>
    <style:style style:name="ro16" style:family="table-row">
      <style:table-row-properties style:row-height="8.11mm" fo:break-before="auto" style:use-optimal-row-height="true"/>
    </style:style>
    <style:style style:name="ro17" style:family="table-row">
      <style:table-row-properties style:row-height="16.25mm" fo:break-before="auto" style:use-optimal-row-height="true"/>
    </style:style>
    <style:style style:name="ro18" style:family="table-row">
      <style:table-row-properties style:row-height="5.08mm" fo:break-before="auto" style:use-optimal-row-height="true"/>
    </style:style>
    <style:style style:name="ro19" style:family="table-row">
      <style:table-row-properties style:row-height="4.52mm" fo:break-before="auto" style:use-optimal-row-height="true"/>
    </style:style>
    <style:style style:name="ro20" style:family="table-row">
      <style:table-row-properties style:row-height="10.1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2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ext-properties style:font-name="Calibri" style:font-name-asian="Arial Unicode MS" style:font-name-complex="Arial Unicode MS"/>
    </style:style>
    <style:style style:name="ce2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212121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position="0%" style:font-size-asian="11pt" style:font-size-complex="11pt" style:font-weight-asian="normal" style:font-weight-complex="normal" style:font-style-asian="italic" style:font-style-complex="italic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style:text-outline="false" fo:text-shadow="none" style:text-position="0%" style:font-size-asian="11pt" style:font-size-complex="11pt" style:font-weight-asian="normal" style:font-weight-complex="normal" style:font-name="Calibri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10"/>
        <table:table-column table:style-name="co3" table:default-cell-style-name="ce8"/>
        <table:table-column table:style-name="co4" table:default-cell-style-name="ce10"/>
        <table:table-column table:style-name="co5" table:default-cell-style-name="ce8"/>
        <table:table-column table:style-name="co6" table:default-cell-style-name="ce8"/>
        <table:table-column table:style-name="co7" table:number-columns-repeated="1018" table:default-cell-style-name="ce10"/>
        <table:table-row table:style-name="ro1">
          <table:table-cell table:style-name="ce1" office:value-type="string" calcext:value-type="string">
            <text:p>Ujartugassaq</text:p>
          </table:table-cell>
          <table:table-cell table:style-name="ce9" office:value-type="string" calcext:value-type="string">
            <text:p>Suussusaa</text:p>
          </table:table-cell>
          <table:table-cell table:style-name="ce16" office:value-type="string" calcext:value-type="string">
            <text:p>Tuluttuua</text:p>
          </table:table-cell>
          <table:table-cell table:style-name="ce29" office:value-type="string" calcext:value-type="string">
            <text:p>Assersuut kalaallisut</text:p>
          </table:table-cell>
          <table:table-cell table:style-name="ce9" office:value-type="string" calcext:value-type="string">
            <text:p>Assersuut tuluttut</text:p>
          </table:table-cell>
          <table:table-cell table:style-name="ce34" office:value-type="string" calcext:value-type="string">
            <text:p>Nassuiaat/Explanation</text:p>
          </table:table-cell>
          <table:table-cell table:style-name="ce36" table:number-columns-repeated="1018"/>
        </table:table-row>
        <table:table-row table:style-name="ro2">
          <table:table-cell table:style-name="ce2" office:value-type="string" calcext:value-type="string">
            <text:p>imangert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zoo. ba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ungersort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zealous, energetic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uusunneq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youth, the fact of being you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uusuka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young pers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uusutt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young pers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ort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young beluga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lit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you, your, your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arpa! </text:p>
          </table:table-cell>
          <table:table-cell table:style-name="Default"/>
          <table:table-cell table:style-name="ce17" office:value-type="string" calcext:value-type="string">
            <text:p>You bet!, For sure!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issi </text:p>
          </table:table-cell>
          <table:table-cell table:style-name="Default"/>
          <table:table-cell table:style-name="ce17" office:value-type="string" calcext:value-type="string">
            <text:p>you (pl), your (pl),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ppassaq </text:p>
          </table:table-cell>
          <table:table-cell table:style-name="Default"/>
          <table:table-cell table:style-name="ce17" office:value-type="string" calcext:value-type="string">
            <text:p>yesterda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umummi </text:p>
          </table:table-cell>
          <table:table-cell table:style-name="ce12" office:value-type="string" calcext:value-type="string">
            <text:p>oqaaseeraq</text:p>
          </table:table-cell>
          <table:table-cell table:style-name="ce17" office:value-type="string" calcext:value-type="string">
            <text:p>yes, it's true; in fact it's tru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aqarnilio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writes notes for it; writes an outline of it (for ex., a talk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mut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wrapping, material in which something is wrapp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ilerso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wounds him/her several tim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ilersu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wounds him/her several tim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ile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wounds him/her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ili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wounds him/her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i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woun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uutissarsiuteqarsinnaanermut allagartaq </text:p>
          </table:table-cell>
          <table:table-cell table:style-name="ce11" office:value-type="string" calcext:value-type="string">
            <text:p>taggit</text:p>
          </table:table-cell>
          <table:table-cell table:style-name="ce10" office:value-type="string" calcext:value-type="string">
            <text:p>work permit</text:p>
          </table:table-cell>
          <table:table-cell table:style-name="Default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isimannitt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witnes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aannarmik </text:p>
          </table:table-cell>
          <table:table-cell table:style-name="ce13" office:value-type="string" calcext:value-type="string">
            <text:p>taggit</text:p>
          </table:table-cell>
          <table:table-cell table:style-name="ce17" office:value-type="string" calcext:value-type="string">
            <text:p>with the naked ey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usimmilluni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with his/her elbows on the tabl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larasaarluni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with friendly laught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luttoruullugu </text:p>
          </table:table-cell>
          <table:table-cell office:value-type="string" calcext:value-type="string">
            <text:p>oqaluut</text:p>
          </table:table-cell>
          <table:table-cell table:style-name="ce17" office:value-type="string" calcext:value-type="string">
            <text:p>with both hands</text:p>
          </table:table-cell>
          <table:table-cell table:style-name="ce26"/>
          <table:table-cell table:style-name="ce21"/>
          <table:table-cell table:style-name="ce33" office:value-type="string" calcext:value-type="string">
            <text:p>check</text:p>
          </table:table-cell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isiits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witch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aroq </text:p>
          </table:table-cell>
          <table:table-cell table:style-name="ce13" office:value-type="string" calcext:value-type="string">
            <text:p>taggit</text:p>
          </table:table-cell>
          <table:table-cell table:style-name="ce17" office:value-type="string" calcext:value-type="string">
            <text:p>wing bon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galaasa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windowpane pattern, plai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galaat-saava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window sil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galaassa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window glas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galasserf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window fram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gala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window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oqanngits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wilderness, uninhabited plac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uppoq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wields a pickaxe, uses a pickaxe for breaking, cutting, etc.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paraq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wic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peraq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wic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ummoor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whooping cough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ivits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whole, entir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ivitsukaa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whole piec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3" office:value-type="string" calcext:value-type="string">
            <text:p>iffiaq-qaqort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white bread</text:p>
          </table:table-cell>
          <table:table-cell table:style-name="ce26"/>
          <table:table-cell table:style-name="ce21"/>
          <table:table-cell table:style-name="ce33" office:value-type="string" calcext:value-type="string">
            <text:p>qaqortuliaq</text:p>
          </table:table-cell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ussukul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whispers in hushed tones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uss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whispers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perart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whips someone/some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perarto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whips him/her/it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peraat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whi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3">
          <table:table-cell table:style-name="ce2" office:value-type="string" calcext:value-type="string">
            <text:p>inororuttorluni </text:p>
          </table:table-cell>
          <table:table-cell table:style-name="ce12" office:value-type="string" calcext:value-type="string">
            <text:p>oqaluut</text:p>
          </table:table-cell>
          <table:table-cell table:style-name="ce17" office:value-type="string" calcext:value-type="string">
            <text:p>while in the prime of life, while enjoying the best years of his/her lif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uutilluni </text:p>
          </table:table-cell>
          <table:table-cell table:style-name="ce13" office:value-type="string" calcext:value-type="string">
            <text:p>oqaluut</text:p>
          </table:table-cell>
          <table:table-cell table:style-name="ce10" office:value-type="string" calcext:value-type="string">
            <text:p>while alive / While he/she is alive</text:p>
          </table:table-cell>
          <table:table-cell table:style-name="Default"/>
          <table:table-cell table:style-name="ce10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gin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whale oil, seal oi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alilio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wet snow is fall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aartiteri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weaves some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aartitig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weave (manner in which threads of a fabric are woven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uartinnavianngilaatigut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we won't be able to handle it, we won't come through unscath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s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waves, flutters, flap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erte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water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erter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water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erteru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watering can, sprinkler system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iisiv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water jug, small tank for drinking wat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ertartart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water carrier, water bo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ertaa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water bucket, water pai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igaarsiis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warms his/her feet, stamps his/her feet to warm them u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lig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wants food or drin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ppiliug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walled fortress, city wal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ig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wall, interior wal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till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walks in his/her sleep, is sleep walking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immikatta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walks along kicking it, kicks him/her/it </text:p>
          </table:table-cell>
          <table:table-cell table:style-name="ce26"/>
          <table:table-cell table:style-name="ce21"/>
          <table:table-cell table:style-name="ce33" office:value-type="string" calcext:value-type="string">
            <text:p>kicks once in a while?</text:p>
          </table:table-cell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teri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wakes up early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tia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wakes up early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t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wakes up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tersa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wakes him/her 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nermik anitsisart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volcano</text:p>
          </table:table-cell>
          <table:table-cell table:style-name="ce26"/>
          <table:table-cell table:style-name="ce21"/>
          <table:table-cell table:style-name="ce33" office:value-type="string" calcext:value-type="string">
            <text:p>qaqqaq innilik?</text:p>
          </table:table-cell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i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violin string</text:p>
          </table:table-cell>
          <table:table-cell table:style-name="ce26"/>
          <table:table-cell table:style-name="ce21"/>
          <table:table-cell table:style-name="ce33" office:value-type="string" calcext:value-type="string">
            <text:p>only violins?</text:p>
          </table:table-cell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ikkivi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view (out over something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ttuuto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very shy person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atorsuaq</text:p>
          </table:table-cell>
          <table:table-cell table:style-name="ce12" office:value-type="string" calcext:value-type="string">
            <text:p>oqaaseeraq</text:p>
          </table:table-cell>
          <table:table-cell table:style-name="Default" office:value-type="string" calcext:value-type="string">
            <text:p>very much</text:p>
          </table:table-cell>
          <table:table-cell table:style-name="ce26" office:value-type="string" calcext:value-type="string">
            <text:p>imatorsuaq pujortanngilaq </text:p>
          </table:table-cell>
          <table:table-cell table:style-name="ce21" office:value-type="string" calcext:value-type="string">
            <text:p>does not smoke that much, does not smoke so much</text:p>
          </table:table-cell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ittunngui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very few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aguutiasoq </text:p>
          </table:table-cell>
          <table:table-cell table:style-name="ce11" office:value-type="string" calcext:value-type="string">
            <text:p>taggit</text:p>
          </table:table-cell>
          <table:table-cell table:style-name="ce10" office:value-type="string" calcext:value-type="string">
            <text:p>vague, indecisive, elusive attitude, a person with no opinion </text:p>
          </table:table-cell>
          <table:table-cell table:style-name="Default"/>
          <table:table-cell table:style-name="ce10" table:number-columns-repeated="2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gasattumik akilersuisitsineq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usurious interest, unfairly high pric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ukka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uses the whole length of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utta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uses a pickaxe on it</text:p>
          </table:table-cell>
          <table:table-cell table:style-name="Default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uttaavoq</text:p>
          </table:table-cell>
          <table:table-cell table:style-name="ce14" office:value-type="string" calcext:value-type="string">
            <text:p>oqaluut susaasalik</text:p>
          </table:table-cell>
          <table:table-cell table:style-name="ce17" office:value-type="string" calcext:value-type="string">
            <text:p>uses a pickaxe</text:p>
          </table:table-cell>
          <table:table-cell table:style-name="Default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iaroortar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use of drugs, use of intoxicants, use of narcotic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nganiku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usde coffee ground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suip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us lazy, lets things slide, lacks initiativ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ter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urine that is saved for use in treating skins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teruusivi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urinal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siavik ornavaffili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upholstered armchair, easy chai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siavik orngavaffili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upholstered armchair, easy chai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siavissu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upholstered armchair, easy chai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mikkut ittumik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unusual, out of the ordinary, extraordinar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aajaavoq</text:p>
          </table:table-cell>
          <table:table-cell office:value-type="string" calcext:value-type="string">
            <text:p>oqaluut susaasalik</text:p>
          </table:table-cell>
          <table:table-cell table:style-name="ce17" office:value-type="string" calcext:value-type="string">
            <text:p>untangles, comb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aaja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untangles it, combs it ou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mussaaja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unrolls it, untagle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mussaajaa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unrolls it, untagle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isimatusarfik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University of Greenlan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isimatusarfik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universit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gerlaannarluni </text:p>
          </table:table-cell>
          <table:table-cell table:style-name="ce12" office:value-type="string" calcext:value-type="string">
            <text:p>oqaluut</text:p>
          </table:table-cell>
          <table:table-cell table:style-name="ce17" office:value-type="string" calcext:value-type="string">
            <text:p>uninterruptedly, without stopping, right awa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3" office:value-type="string" calcext:value-type="string">
            <text:p>iffaats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unhatched eg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u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unfolds, develop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iv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unfolds</text:p>
          </table:table-cell>
          <table:table-cell table:style-name="ce26"/>
          <table:table-cell table:style-name="ce21"/>
          <table:table-cell table:style-name="ce33" office:value-type="string" calcext:value-type="string">
            <text:p>also develops?</text:p>
          </table:table-cell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uutissarsiorsinnaajunnaarnersiuti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unemployment compensation</text:p>
          </table:table-cell>
          <table:table-cell table:style-name="ce26"/>
          <table:table-cell table:style-name="ce21"/>
          <table:table-cell table:style-name="ce33" office:value-type="string" calcext:value-type="string">
            <text:p>check</text:p>
          </table:table-cell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iaqutit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underwear, undercloth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iaqu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undershir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orliit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underpants, panti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upaqutit </text:p>
          </table:table-cell>
          <table:table-cell office:value-type="string" calcext:value-type="string">
            <text:p>taggit qasseersiut </text:p>
          </table:table-cell>
          <table:table-cell table:style-name="ce17" office:value-type="string" calcext:value-type="string">
            <text:p>underpants, panti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ioqqaas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typographer, typesett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vigaas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two person racking sailboat, star class boat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ikkaneq-marlu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twelv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pite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turns it (the tiller or the wheel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pi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turns it (the rudder or the whee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umut</text:p>
          </table:table-cell>
          <table:table-cell table:style-name="ce12" office:value-type="string" calcext:value-type="string">
            <text:p>oqaaseeraq</text:p>
          </table:table-cell>
          <table:table-cell table:style-name="ce17" office:value-type="string" calcext:value-type="string">
            <text:p>True!, That's for sure!</text:p>
          </table:table-cell>
          <table:table-cell table:style-name="ce30" office:value-type="string" calcext:value-type="string">
            <text:p>ilumut?</text:p>
          </table:table-cell>
          <table:table-cell table:style-name="ce17" office:value-type="string" calcext:value-type="string">
            <text:p>Is that right? Really?</text:p>
          </table:table-cell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visaar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trout with a red belly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iginnaagassiaq alianartuli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tragedy, tragic pla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loqarf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town, city</text:p>
          </table:table-cell>
          <table:table-cell table:style-name="ce30" office:value-type="string" calcext:value-type="string">
            <text:p>illoqarfiup inui </text:p>
          </table:table-cell>
          <table:table-cell table:style-name="ce21" office:value-type="string" calcext:value-type="string">
            <text:p>the people of the town, townspeople</text:p>
          </table:table-cell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loqarfiup qeqqa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town center, central cit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ikkap inuaa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to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3" office:value-type="string" calcext:value-type="string">
            <text:p>iffiukkanut sikalaartitsivik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toast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u-iu! </text:p>
          </table:table-cell>
          <table:table-cell table:style-name="Default"/>
          <table:table-cell table:style-name="ce17" office:value-type="string" calcext:value-type="string">
            <text:p>to the left! (command to sled dogs)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umaminik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to heck with it, it makes no diffrence, that doesn't matt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piterut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tiller, helm, whee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pittaat</text:p>
          </table:table-cell>
          <table:table-cell table:style-name="ce11" office:value-type="string" calcext:value-type="string">
            <text:p>taggit</text:p>
          </table:table-cell>
          <table:table-cell table:style-name="ce18" office:value-type="string" calcext:value-type="string">
            <text:p>tiller, helm, whee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usippaa </text:p>
          </table:table-cell>
          <table:table-cell table:style-name="ce13" office:value-type="string" calcext:value-type="string">
            <text:p>oqaluut susalik</text:p>
          </table:table-cell>
          <table:table-cell table:style-name="Default" office:value-type="string" calcext:value-type="string">
            <text:p>tie up its fore legs</text:p>
          </table:table-cell>
          <table:table-cell table:style-name="ce26" office:value-type="string" calcext:value-type="string">
            <text:p>qimmeq ikusippaa </text:p>
          </table:table-cell>
          <table:table-cell table:style-name="ce21" office:value-type="string" calcext:value-type="string">
            <text:p>ties one leg of the sled dog up to keep it from running too fast</text:p>
          </table:table-cell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s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ticks (of a clock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sor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thwar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gi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throws it away, tosses it ou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gits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throws away, tosses ou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loo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throw a projectile with a sl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ikkut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through you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uuna</text:p>
          </table:table-cell>
          <table:table-cell table:style-name="Default"/>
          <table:table-cell table:style-name="Default" office:value-type="string" calcext:value-type="string">
            <text:p>through there</text:p>
          </table:table-cell>
          <table:table-cell table:style-name="ce26" office:value-type="string" calcext:value-type="string">
            <text:p><text:s/>ikuuna ingerlavoq </text:p>
          </table:table-cell>
          <table:table-cell table:style-name="ce21" office:value-type="string" calcext:value-type="string">
            <text:p>goes that way</text:p>
          </table:table-cell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siavissaarsu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thron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eqqa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thrifty, fruga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eqqaar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thrift, frugalit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ppassaanissaani </text:p>
          </table:table-cell>
          <table:table-cell table:style-name="Default"/>
          <table:table-cell table:style-name="ce17" office:value-type="string" calcext:value-type="string">
            <text:p>three days ago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ers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thread made from animal tendon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geeqqarpai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thows them away one by on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geeqqaavoq</text:p>
          </table:table-cell>
          <table:table-cell table:style-name="ce12" office:value-type="string" calcext:value-type="string">
            <text:p>oqaluut susaatsoq</text:p>
          </table:table-cell>
          <table:table-cell table:style-name="ce17" office:value-type="string" calcext:value-type="string">
            <text:p>thows them away one by on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sugiu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thows it out, tosses it awa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umaliut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thought, not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umaliortaas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thought process, way of think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ikkaneq-pingasut </text:p>
          </table:table-cell>
          <table:table-cell table:style-name="ce14" office:value-type="string" calcext:value-type="string">
            <text:p>taggit qasseersiut</text:p>
          </table:table-cell>
          <table:table-cell table:style-name="ce17" office:value-type="string" calcext:value-type="string">
            <text:p>thirtee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eruersaatissa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thirst quench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umali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thinks, believes</text:p>
          </table:table-cell>
          <table:table-cell table:style-name="ce26"/>
          <table:table-cell table:style-name="ce21"/>
          <table:table-cell table:style-name="ce33" office:value-type="string" calcext:value-type="string">
            <text:p>grammar note?</text:p>
          </table:table-cell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umaqar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thinks, believ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uma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thinks, believes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igai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thinks there are not enough of them, finds them too few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iginnipp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thinks there are not enough of them, finds them too few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umassarsi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thinks deeply about something, racks his/her brain over something</text:p>
          </table:table-cell>
          <table:table-cell table:style-name="ce26"/>
          <table:table-cell table:style-name="ce21"/>
          <table:table-cell table:style-name="ce33" office:value-type="string" calcext:value-type="string">
            <text:p>check</text:p>
          </table:table-cell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umaliutig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thinks about it, considers it, speculates about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oqqasut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things or people arranged in a circl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3" office:value-type="string" calcext:value-type="string">
            <text:p>igalaamerngi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things made of glass, broken glas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3" office:value-type="string" calcext:value-type="string">
            <text:p>igalaamerni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things made of glass, broken glas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isa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things in a room, e.g. furniture;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suso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thick (of a book, for ex);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soraapput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they go on boar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3">
          <table:table-cell table:style-name="ce2" office:value-type="string" calcext:value-type="string">
            <text:p>ikipput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they get on board, get into a vehicle or other means of transportat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sisiorput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they feel cold</text:p>
          </table:table-cell>
          <table:table-cell table:style-name="ce26"/>
          <table:table-cell table:style-name="ce21"/>
          <table:table-cell table:style-name="ce33" office:value-type="string" calcext:value-type="string">
            <text:p>check</text:p>
          </table:table-cell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mikkuulupput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they are spread apart, they distributed aroun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uleriipput </text:p>
          </table:table-cell>
          <table:table-cell table:style-name="ce11" office:value-type="string" calcext:value-type="string">
            <text:p>oqaluut susaatsoq</text:p>
          </table:table-cell>
          <table:table-cell table:style-name="ce11" office:value-type="string" calcext:value-type="string">
            <text:p>they are inside each oth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saapput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they all sit down, they all take their seat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galaaq iluneq ajortoq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thermopan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sisiut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thermomet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unga </text:p>
          </table:table-cell>
          <table:table-cell table:style-name="Default"/>
          <table:table-cell table:style-name="ce17" office:value-type="string" calcext:value-type="string">
            <text:p>there, to ther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arpalla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there is the sound of waves, the splashing of the sea can be hear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gerpalla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there is the sound of a gunshot, gunshots can be hear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akippoq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there is only a little in it (subject), there's not much left in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suts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there is now a thick layer, it has piled up thick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3">
          <table:table-cell table:style-name="ce2" office:value-type="string" calcext:value-type="string">
            <text:p>imaaru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there is nothing left in it, it has been used up (of the contents of something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umann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there is cause for worry, there is a reason to be concern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3" office:value-type="string" calcext:value-type="string">
            <text:p>isersarn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there is a wind blowing into the fjor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luni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there is a waxing half mo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sangi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there is a thaw, the temperature has gone above freez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giul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there is a swell runn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giull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there is a swell runn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aruarpalu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there is a sloshing soun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ka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there is a shoal, there is shallow wat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ukko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there is a rumor that …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lue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there is a half moon on the wan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uallattoq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there is a fire, there is a house fir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ttula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there is a constant roaring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isaqusa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there are sub-surface wav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neruula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there are phosphorescence in the sea</text:p>
          </table:table-cell>
          <table:table-cell table:style-name="ce26"/>
          <table:table-cell table:style-name="ce21"/>
          <table:table-cell table:style-name="ce33"/>
          <table:table-cell table:style-name="ce37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ulisse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there are now icebergs in the sea lan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aaginnalerput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there are more and more all the tim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ugasa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there are many people, there is a crow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ku(a)</text:p>
          </table:table-cell>
          <table:table-cell table:style-name="Default"/>
          <table:table-cell table:style-name="ce10" office:value-type="string" calcext:value-type="string">
            <text:p>them over there</text:p>
          </table:table-cell>
          <table:table-cell table:style-name="Default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aartorput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their number has increased, there are more of them now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iginnaartitsisarfi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theat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uusui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the young, the younger generation, youth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uusuttu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the young, the younger generation, youth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sang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the weather has gotten mild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sangiss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the weather has gotten mild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imisa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the waves are breaking on the b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ikkaneq-aappaat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the twelfth one</text:p>
          </table:table-cell>
          <table:table-cell table:style-name="ce26"/>
          <table:table-cell table:style-name="ce21"/>
          <table:table-cell table:style-name="ce33" office:value-type="string" calcext:value-type="string">
            <text:p>see <text:span text:style-name="T1">aqqaneq aappaat </text:span><text:span text:style-name="T3">?</text:span></text:p>
          </table:table-cell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assutit qulit </text:p>
          </table:table-cell>
          <table:table-cell table:style-name="ce12" office:value-type="string" calcext:value-type="string">
            <text:p>taggit qasseersiut</text:p>
          </table:table-cell>
          <table:table-cell table:style-name="ce17" office:value-type="string" calcext:value-type="string">
            <text:p>the Ten Commandment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tsi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the submerged part of a boat or an iceberg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atsisartut </text:p>
          </table:table-cell>
          <table:table-cell office:value-type="string" calcext:value-type="string">
            <text:p>taggit qasseersiut</text:p>
          </table:table-cell>
          <table:table-cell table:style-name="ce10" office:value-type="string" calcext:value-type="string">
            <text:p>The sitting parliament/the lawmakers/</text:p>
          </table:table-cell>
          <table:table-cell table:style-name="Default"/>
          <table:table-cell table:style-name="ce10" table:number-columns-repeated="2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igassartortitsi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the serving of alchoho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aro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the sea lane is free of ic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uarsaaqqin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the Reformat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atsisartut siulittaasuat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the Prime Minister of Denmark, the Premier of Greenlan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vigaq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the person who is the target of a dueling song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saq </text:p>
          </table:table-cell>
          <table:table-cell table:style-name="Default"/>
          <table:table-cell table:style-name="ce17" office:value-type="string" calcext:value-type="string">
            <text:p>the other day, a short while ago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inngutigisaq </text:p>
          </table:table-cell>
          <table:table-cell table:style-name="ce12" office:value-type="string" calcext:value-type="string">
            <text:p>taggit</text:p>
          </table:table-cell>
          <table:table-cell table:style-name="ce19" office:value-type="string" calcext:value-type="string">
            <text:p>the one you are friends with</text:p>
          </table:table-cell>
          <table:table-cell table:style-name="ce26" office:value-type="string" calcext:value-type="string">
            <text:p>illoqarfittut ikinngutigisaq </text:p>
          </table:table-cell>
          <table:table-cell table:style-name="ce21" office:value-type="string" calcext:value-type="string">
            <text:p>sister city, friendship city</text:p>
          </table:table-cell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iuun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the offering of help when it is need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arp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the ocea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3">
          <table:table-cell table:style-name="ce2" office:value-type="string" calcext:value-type="string">
            <text:p>illuanut-saa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the new year has begun, turns the other way, turns the other side of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innerussuteqartu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the minorit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innerpaamik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the minimum, the fewes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uma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the min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tt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the man in the family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atsisiliortu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the legisltive assemb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ua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the inside of it, its interio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o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the insid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tsa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the inner layer in a traditional Greenlandic skin tent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4" office:value-type="string" calcext:value-type="string">
            <text:p>Inatsisartut ataatsimiittarfiat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the hall where parliament meet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inniarfissuaq </text:p>
          </table:table-cell>
          <table:table-cell office:value-type="string" calcext:value-type="string">
            <text:p>Proprium/egennavn</text:p>
          </table:table-cell>
          <table:table-cell table:style-name="ce17" office:value-type="string" calcext:value-type="string">
            <text:p>the Greenland Seminar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uunng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the entirety of it, the whole of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ikkanilissaanik </text:p>
          </table:table-cell>
          <table:table-cell table:style-name="ce14" office:value-type="string" calcext:value-type="string">
            <text:p>taggit qasseersiut</text:p>
          </table:table-cell>
          <table:table-cell table:style-name="ce17" office:value-type="string" calcext:value-type="string">
            <text:p>the eleventh time, for the eleventh tim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ikkarnat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the eleventh on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tinersu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the depths, the deep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ppassaani </text:p>
          </table:table-cell>
          <table:table-cell table:style-name="Default"/>
          <table:table-cell table:style-name="ce17" office:value-type="string" calcext:value-type="string">
            <text:p>the day before yesterda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ppassaammat </text:p>
          </table:table-cell>
          <table:table-cell table:style-name="Default"/>
          <table:table-cell table:style-name="ce17" office:value-type="string" calcext:value-type="string">
            <text:p>the day before that …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orr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the correct sid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versu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the constellation Taurus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ageeqar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the church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iginnaartitsisu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the cast members (of a play), the players, the actor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igar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the calving of a glaci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uerne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the absence of human beings</text:p>
          </table:table-cell>
          <table:table-cell table:style-name="ce26"/>
          <table:table-cell table:style-name="ce21"/>
          <table:table-cell table:style-name="ce33" office:value-type="string" calcext:value-type="string">
            <text:p>check</text:p>
          </table:table-cell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uuna! </text:p>
          </table:table-cell>
          <table:table-cell table:style-name="Default"/>
          <table:table-cell table:style-name="ce17" office:value-type="string" calcext:value-type="string">
            <text:p>that way!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na </text:p>
          </table:table-cell>
          <table:table-cell table:style-name="Default"/>
          <table:table-cell table:style-name="ce17" office:value-type="string" calcext:value-type="string">
            <text:p>that one over ther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3">
          <table:table-cell table:style-name="ce2" office:value-type="string" calcext:value-type="string">
            <text:p>innga </text:p>
          </table:table-cell>
          <table:table-cell table:style-name="Default"/>
          <table:table-cell table:style-name="ce17" office:value-type="string" calcext:value-type="string">
            <text:p>that one over there</text:p>
          </table:table-cell>
          <table:table-cell table:style-name="ce26"/>
          <table:table-cell table:style-name="ce21"/>
          <table:table-cell table:style-name="ce33" office:value-type="string" calcext:value-type="string">
            <text:p>dho9ulf br more specific_</text:p>
          </table:table-cell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uaalla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that help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issilu </text:p>
          </table:table-cell>
          <table:table-cell table:style-name="Default"/>
          <table:table-cell table:style-name="ce17" office:value-type="string" calcext:value-type="string">
            <text:p>thanks yourself, thank you too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lillu </text:p>
          </table:table-cell>
          <table:table-cell table:style-name="ce13" office:value-type="string" calcext:value-type="string">
            <text:p>taggit</text:p>
          </table:table-cell>
          <table:table-cell table:style-name="ce17" office:value-type="string" calcext:value-type="string">
            <text:p>thank you, too; thanks yourself; you're welcom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inniuti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textboo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su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testicl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isimas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tenant, rent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laagutit kigutaasaa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teeth of a comb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uusuttuar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teenag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4" office:value-type="string" calcext:value-type="string">
            <text:p>ikas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teases someone a bit, razzes someone, kids someon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i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teammate, fellow club memb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teammate, fellow club memb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inniarti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teaches him/her, teache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inniartitsis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teacher, instructor, professo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inniartitsisussaaleqi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teacher shortag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anngaaseris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tax collector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erniartarf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tavern, bar, salo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miu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taperecord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miuss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taperecord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minut oqaluffigaaq </text:p>
          </table:table-cell>
          <table:table-cell table:style-name="ce11" office:value-type="string" calcext:value-type="string">
            <text:p>oqaluut susaatsoq</text:p>
          </table:table-cell>
          <table:table-cell table:style-name="ce18" office:value-type="string" calcext:value-type="string">
            <text:p>talks to himself/herself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minut oqaluu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talks to himself/herself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gu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talks behind his/her bac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guts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talks behind his/her bac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guppaa (ingutsivoq)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talks behind his/her bac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annga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takes something away from it, cuts off a piece of it, reduce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anngaa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takes something away from it, cuts off a piece of it, reduce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anngars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takes something away from it, cuts off a piece of it, reduce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ma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takes on water, is leaking (of a ship or boat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mer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takes on a sea, has a wave com aboard (of a ship or boat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mulert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takes milk or cream in his/her coffe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umooruppallaa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takes it too seriously, is too forma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umoorussivallaarp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takes it too seriously, is too forma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umooru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takes it serious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4">
          <table:table-cell table:style-name="ce2" office:value-type="string" calcext:value-type="string">
            <text:p>ilumooruss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takes it serious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minut toqu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takes his/her life, commits suicide, kills himself/herself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uulluartitsiv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takes good care of somebod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uulluarti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takes good care of him/h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umaginnippoq</text:p>
          </table:table-cell>
          <table:table-cell table:style-name="ce12" office:value-type="string" calcext:value-type="string">
            <text:p>oqaluut susaatsoq</text:p>
          </table:table-cell>
          <table:table-cell table:style-name="ce17" office:value-type="string" calcext:value-type="string">
            <text:p>takes care of someone, is a caregiver for someon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umag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takes care of him/her, is a caregiver for him/her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isartagart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takes a pill, takes pill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3" office:value-type="string" calcext:value-type="string">
            <text:p>iserart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swims with its head at the level of the water (of a bird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is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swallows, eat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iorarpai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swallows them one after anoth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ioraa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swallows one after anoth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iv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swallows it, eat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uaat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surround him/her/it, form a circle around him/her/it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iorsiissuti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support, assistanc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orf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upport piece, blosk used to steady some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serfi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upport for the thighs in a kaya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apittuu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upplement, addit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angaaqqut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upplement,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uallassaat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ulfu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uaalle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suddenly feels unwel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eratsa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suddenly feels guilty, gets a guilty concience all of a sudde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5">
          <table:table-cell table:style-name="ce2" office:value-type="string" calcext:value-type="string">
            <text:p>iluatsitsilluar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ucces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anngaa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ubtract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ttoq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stutters, stammers, has a speech impediment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miu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stuffs it in, pushes it i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3">
          <table:table-cell table:style-name="ce2" office:value-type="string" calcext:value-type="string">
            <text:p>immiga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tuffed animals for display, mounted animals, animals preserved by taxiderm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inniarne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tudying, reading lesson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inniart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tudent, apprentice, someone being trained for a profess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inniartut ineqartitaanerat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student housing, provision of quarters for student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6">
          <table:table-cell table:style-name="ce2" office:value-type="string" calcext:value-type="string">
            <text:p>ilinniarnerto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tuden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igass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trong drink, liquor, distilled beverag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3" office:value-type="string" calcext:value-type="string">
            <text:p>iseqqimisa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stretches out, extends,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n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stretches a skin onto a fram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erasa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tra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singersit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trainer, siev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ange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stops cry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isa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stomach content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guu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tinger (on an insect or scorpion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s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stiffens, becomes stiff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uusali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tatue</text:p>
          </table:table-cell>
          <table:table-cell table:style-name="ce26"/>
          <table:table-cell table:style-name="ce21"/>
          <table:table-cell table:style-name="ce33" office:value-type="string" calcext:value-type="string">
            <text:p>of a person?</text:p>
          </table:table-cell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kas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starts playing, begins to engage in pla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ppus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starts paddling fas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lari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starts laughing all of a sudde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tsuannisa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stands looking through a window (in or out)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tsuartor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stands looking through a window (in or out)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iginnaagassi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tage play, play, drama, TV drama, TV pla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iginnaartitsissut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tage pla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7">
          <table:table-cell table:style-name="ce2" office:value-type="string" calcext:value-type="string">
            <text:p>issinge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squeezes the juice out of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utse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spreads it out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3">
          <table:table-cell table:style-name="ce2" office:value-type="string" calcext:value-type="string">
            <text:p>imusiv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pool, reel, somethin around which things can be wrape or rolled up <text:s/>(e.g. piece of wood or cardboar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moqqu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pool (e.g. for thread); reel (e.g. for a hose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moqqu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pool (e.g. for thread); reel (e.g. for a hose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lersuiso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ponsor of an institution, international organization, etc.;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gits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splits, separates, frays, shreds</text:p>
          </table:table-cell>
          <table:table-cell table:style-name="ce26"/>
          <table:table-cell table:style-name="ce21"/>
          <table:table-cell table:style-name="ce33" office:value-type="string" calcext:value-type="string">
            <text:p>fabric mainly_</text:p>
          </table:table-cell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guss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splits, separates, frays, shreds</text:p>
          </table:table-cell>
          <table:table-cell table:style-name="ce26"/>
          <table:table-cell table:style-name="ce21"/>
          <table:table-cell table:style-name="ce33" office:value-type="string" calcext:value-type="string">
            <text:p>different dialects?</text:p>
          </table:table-cell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guts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splits, separates, frays, shred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peraq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phagnum mos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mikkut akuerineqarneq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special consideration, dispensat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umoo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speaks truthfully, is correct, is tru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ia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pace between two thing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anngasi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sounds as if it is a long way off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eqqorsuu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ong, ballad</text:p>
          </table:table-cell>
          <table:table-cell table:style-name="ce26"/>
          <table:table-cell table:style-name="ce21"/>
          <table:table-cell table:style-name="ce33" office:value-type="string" calcext:value-type="string">
            <text:p>traditional Inuit</text:p>
          </table:table-cell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ngeru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o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aatigut </text:p>
          </table:table-cell>
          <table:table-cell table:style-name="ce13" office:value-type="string" calcext:value-type="string">
            <text:p>taggit</text:p>
          </table:table-cell>
          <table:table-cell table:style-name="ce17" office:value-type="string" calcext:value-type="string">
            <text:p>sometimes, once in a while, from time to tim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umoort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omething true, correct, righ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nanngav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omething to lie down on, something to rest something 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isass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omething to ea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orluta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omething that sticks out, something that protrud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aartornikoq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something that has been patched </text:p>
          </table:table-cell>
          <table:table-cell table:style-name="ce26" office:value-type="string" calcext:value-type="string">
            <text:p>annoraaq ilaartornikoq </text:p>
          </table:table-cell>
          <table:table-cell table:style-name="ce21" office:value-type="string" calcext:value-type="string">
            <text:p>an anorak that has been patched</text:p>
          </table:table-cell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3">
          <table:table-cell table:style-name="ce2" office:value-type="string" calcext:value-type="string">
            <text:p>ikiag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omething that has been cut in two lengthwise, something that has been split in two lengthwise,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ikajas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omething that disinegrates easi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uerne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omething that belonged to the deceas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uarsaat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omething revied, revis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tsarsuarnis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omething prehistoric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itsoqquss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omething one is accustomed to it from an early ag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3">
          <table:table-cell table:style-name="ce2" office:value-type="string" calcext:value-type="string">
            <text:p>innersuuss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omething one has referred someone to, something one has recommend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8">
          <table:table-cell table:style-name="ce2" office:value-type="string" calcext:value-type="string">
            <text:p>issiut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omething one has gotten in the ey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tsarnis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omething oldfashioned, an antique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ppassarnis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omething leftover from yesterda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uallajaats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omething fireproof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gitass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omething disposable, something that can be discarded,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tiso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omething deep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uarsis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omething corrected, correct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3" office:value-type="string" calcext:value-type="string">
            <text:p>iffiug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omething baked, baked item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atsisinut akerliusoq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something against the law, crim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ilig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omeone/something that has been wounded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umannaats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omeone, something that is secure; something that is worry fre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asi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omeone you have taken alo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3">
          <table:table-cell table:style-name="ce2" office:value-type="string" calcext:value-type="string">
            <text:p>isumaqat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omeone with the same belief, someone whose ideas correspond to his/her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inne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omeone with experience, experienc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ikkorto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omeone who is staring at someone/some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9">
          <table:table-cell table:style-name="ce5" office:value-type="string" calcext:value-type="string">
            <text:p>ikuunnatsitaq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someone who is spoiled, someone who has been accostomed to something and sees it as a matter of course and can not live without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issaarutt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omeone who is homeles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3">
          <table:table-cell table:style-name="ce2" office:value-type="string" calcext:value-type="string">
            <text:p>iminngernaveersaart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omeone who has sworn off alcohol, a reformed alcoholoic, someone on the wag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3" office:value-type="string" calcext:value-type="string">
            <text:p>isertitsivimmut isertit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omeone who has been sentenced to a term in pris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ut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omeone of the same ag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3">
          <table:table-cell table:style-name="ce2" office:value-type="string" calcext:value-type="string">
            <text:p>isumakkiiginnag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omeone left to fend for himself/herself, someone who has been abandon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tillingas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omeone lazy, unmotivated, indolent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isarisimas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omeone know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uaats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omeone irreligious, atheist, agnostic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umassarseriataartart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omeone inventive, someone quick to come up with idea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ereruttor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omeone in the prime of lif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iuiumato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omeone helpfu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ttan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omeone experienced, someone skilled at a job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saann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ome time ago, a while ago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saligami </text:p>
          </table:table-cell>
          <table:table-cell table:style-name="Default"/>
          <table:table-cell table:style-name="ce17" office:value-type="string" calcext:value-type="string">
            <text:p>some time ago, a while ago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ppassigami </text:p>
          </table:table-cell>
          <table:table-cell table:style-name="Default"/>
          <table:table-cell table:style-name="ce17" office:value-type="string" calcext:value-type="string">
            <text:p>some days ago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erngu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ole of a skin stock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ernu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ole of a skin stock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4" office:value-type="string" calcext:value-type="string">
            <text:p>imeq qequits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oft wat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luinnanngu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od house, sod hu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unnik isumaginnitt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ocial work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umaginninnikkut malittarisassat </text:p>
          </table:table-cell>
          <table:table-cell table:style-name="ce13" office:value-type="string" calcext:value-type="string">
            <text:p>taggit qasseersiut</text:p>
          </table:table-cell>
          <table:table-cell table:style-name="ce17" office:value-type="string" calcext:value-type="string">
            <text:p>Social Affairs Offic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ikkamik-arsar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occer, soccer gam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militse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soaks it to remove the sal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militser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soaks it to remove the sal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mitse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soaks it (foodstuff) to remove the sal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mitser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soaks it (foodstuff) to remove the sal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ggu! </text:p>
          </table:table-cell>
          <table:table-cell table:style-name="Default"/>
          <table:table-cell table:style-name="ce17" office:value-type="string" calcext:value-type="string">
            <text:p>So cute! What a cutie you are!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is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nood, short line attaching hook to the main line in long line fishing;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tsakkaja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mething old-fashioned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sialla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slips and falls on his/her behin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lusaa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ling for throwing ston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3" office:value-type="string" calcext:value-type="string">
            <text:p>iffiat kitseriikka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sliced rye brea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l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leeping platform in a traditional hous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li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led tracks, ski track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ussi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lave, someone held in bondag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a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slaps him/her in the fac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erusuers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slakes his/her thirst, drink something to quench his/her thirst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ppiarsuk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kin ba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usiliigallar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ketch for a desig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4" office:value-type="string" calcext:value-type="string">
            <text:p>ing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sits down, takes a sea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ari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inovial fluid, fluid that lubricates the body's joint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ggiss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sinks it along with something els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ggi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sinks it along with something els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eqqors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sings songs, sings traditional Inuit song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giorpaa (ingiuivoq)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sings or plays along with him/her, accompanies him/her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v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sings dueling songs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ve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sings a dueling song against him/her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ng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sing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luu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ing for throwing ston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uutissarsiut saniatigo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ide job, second job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imiv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shouts with <text:s/>happiness (upon seeing something/someone again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sanngu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hortness of breath, difficulty of brea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g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shoots, fires a sho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su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shoots at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katt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hoal, shallows</text:p>
          </table:table-cell>
          <table:table-cell table:style-name="ce26" office:value-type="string" calcext:value-type="string">
            <text:p>puugutaq ikkattoq </text:p>
          </table:table-cell>
          <table:table-cell table:style-name="ce21" office:value-type="string" calcext:value-type="string">
            <text:p>shallow dish</text:p>
          </table:table-cell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ull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hir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upa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hir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vik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hip's biscuit, hardtack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iaroor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shines through something</text:p>
          </table:table-cell>
          <table:table-cell table:style-name="ce26" office:value-type="string" calcext:value-type="string">
            <text:p>qaammat ikiaroorpoq </text:p>
          </table:table-cell>
          <table:table-cell table:style-name="ce21" office:value-type="string" calcext:value-type="string">
            <text:p>the moon is shining through the clouds</text:p>
          </table:table-cell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iago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shines between the clouds (of the su or moon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isiv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helf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itsiv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helf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luusa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hed, hu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pissa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sharpens it, whets it, hone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ngigissa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shaprpens it (a pencil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kan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hallow water, shoal, ban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sutt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shakes, shakes himself/herself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suttuu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shake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eqimisa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shakes his/her hea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eqimisaart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shakes his/her hea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orliv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sews the inside seams of it (in covering a kayak or uniak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sorsuuppaat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several of them are shooting at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aarsa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sets off from the land to cross a strai or fjor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na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sets fire to something</text:p>
          </table:table-cell>
          <table:table-cell table:style-name="ce26"/>
          <table:table-cell table:style-name="ce21"/>
          <table:table-cell table:style-name="ce33" office:value-type="string" calcext:value-type="string">
            <text:p>catches fire?</text:p>
          </table:table-cell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uallatsi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sets fire to it, sets it on fir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uallatsitsivoq</text:p>
          </table:table-cell>
          <table:table-cell table:style-name="ce13" office:value-type="string" calcext:value-type="string">
            <text:p>oqaluut susaasalik</text:p>
          </table:table-cell>
          <table:table-cell table:style-name="ce17" office:value-type="string" calcext:value-type="string">
            <text:p>sets fir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meqqaav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serves lots of liquor to his/her guest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4" office:value-type="string" calcext:value-type="string">
            <text:p>immikkoorti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separates him/her/it from the other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4" office:value-type="string" calcext:value-type="string">
            <text:p>immikkoortitsivoq</text:p>
          </table:table-cell>
          <table:table-cell table:style-name="ce13" office:value-type="string" calcext:value-type="string">
            <text:p>oqaluut susaasalik</text:p>
          </table:table-cell>
          <table:table-cell table:style-name="ce17" office:value-type="string" calcext:value-type="string">
            <text:p>separates him/her/it from the other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mikkut </text:p>
          </table:table-cell>
          <table:table-cell table:style-name="Default"/>
          <table:table-cell table:style-name="ce17" office:value-type="string" calcext:value-type="string">
            <text:p>separate, individuat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mikkoortort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eparate section, chapt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4" office:value-type="string" calcext:value-type="string">
            <text:p>isigisinnaassus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ense of sight, sight, eyesight, vis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gasaassinaveersaar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elf restraint, moderat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minut ataqqi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elf respec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minut naalakkersinnaa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elf contro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sakatsiaarfi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eesaw, teeter-tott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ttoornart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eems unapproachable, makes one feel bashful in his/her presence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eranarpoq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seems unapproachable, is aloof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uilli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seeks solitude in natur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isimajunnaarsaa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edative, anesthetic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4" office:value-type="string" calcext:value-type="string">
            <text:p>ilisimajunnaarsitsissu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edative, anesthetic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4" office:value-type="string" calcext:value-type="string">
            <text:p>ilisimajunnaarsitsi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edation, anesthesia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isimajunnaarsi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sedates him/h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umannaassus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ecurity, lack of reason for concer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umannaatsuu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ecurity, lack of reason for concer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umannaarpaa</text:p>
          </table:table-cell>
          <table:table-cell office:value-type="string" calcext:value-type="string">
            <text:p>oqaluut susalik</text:p>
          </table:table-cell>
          <table:table-cell table:style-name="ce10" office:value-type="string" calcext:value-type="string">
            <text:p>secure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ertorluni </text:p>
          </table:table-cell>
          <table:table-cell table:style-name="ce12" office:value-type="string" calcext:value-type="string">
            <text:p>oqaluut</text:p>
          </table:table-cell>
          <table:table-cell table:style-name="ce17" office:value-type="string" calcext:value-type="string">
            <text:p>secretly, in secre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inniarnertuunngorniarf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econdary academic education leading to university studi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ssariar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econd, sixtieth of a minut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luusa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econd cousi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arsiort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eaman, sailo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3" office:value-type="string" calcext:value-type="string">
            <text:p>iserfik </text:p>
          </table:table-cell>
          <table:table-cell table:style-name="ce13" office:value-type="string" calcext:value-type="string">
            <text:p>taggit</text:p>
          </table:table-cell>
          <table:table-cell table:style-name="ce17" office:value-type="string" calcext:value-type="string">
            <text:p>seam between barrel staves</text:p>
          </table:table-cell>
          <table:table-cell table:style-name="ce26"/>
          <table:table-cell table:style-name="ce21"/>
          <table:table-cell table:style-name="ce33" office:value-type="string" calcext:value-type="string">
            <text:p>check</text:p>
          </table:table-cell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a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ea, ocea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alugal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ea cucumb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ppi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ea cliff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3" office:value-type="string" calcext:value-type="string">
            <text:p>igaffiup silarlia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scullery, place where dishes are wash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ters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scratches his/her backside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kkarlisa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scrapes its bottom (of a vessel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isimato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cientist, researcher</text:p>
          </table:table-cell>
          <table:table-cell table:style-name="ce26" office:value-type="string" calcext:value-type="string">
            <text:p>aalisakkanik ilisimatooq </text:p>
          </table:table-cell>
          <table:table-cell table:style-name="ce21" office:value-type="string" calcext:value-type="string">
            <text:p>marine biologist</text:p>
          </table:table-cell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isimatuutut misissuiff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cientific research cent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isimatusaa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cienc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3">
          <table:table-cell table:style-name="ce2" office:value-type="string" calcext:value-type="string">
            <text:p>ilinniarf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chool, institution offering courses preparatory to particular profession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unnik Isumaginnittussanut Ilinniarf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chool of Social Wor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tersaruarto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carred from acne, <text:s/>pockmarked</text:p>
          </table:table-cell>
          <table:table-cell table:style-name="ce26"/>
          <table:table-cell table:style-name="ce21"/>
          <table:table-cell table:style-name="ce33"/>
          <table:table-cell table:number-columns-repeated="10"/>
          <table:table-cell table:style-name="Default"/>
          <table:table-cell table:number-columns-repeated="1007"/>
        </table:table-row>
        <table:table-row table:style-name="ro2">
          <table:table-cell table:style-name="ce4" office:value-type="string" calcext:value-type="string">
            <text:p>ikaa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scaffold, scaffold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mminut oqarfigaa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says something to himself/herself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pummiu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says nothing regarding it, remains quiet about it</text:p>
          </table:table-cell>
          <table:table-cell table:style-name="ce26"/>
          <table:table-cell table:style-name="ce21"/>
          <table:table-cell table:style-name="ce33" office:value-type="string" calcext:value-type="string">
            <text:p>check</text:p>
          </table:table-cell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uulluaqqu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says goodbye to him/her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nuulluaqqusivoq</text:p>
          </table:table-cell>
          <table:table-cell table:style-name="ce12" office:value-type="string" calcext:value-type="string">
            <text:p>oqaluut susaatsoq</text:p>
          </table:table-cell>
          <table:table-cell table:style-name="ce17" office:value-type="string" calcext:value-type="string">
            <text:p>says goodbye <text:s/>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uatig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saves it for later, caches it away, holds it in reserv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iluatikku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saves it for later, caches it away, holds it in reserv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immiga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ausag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ernartuu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anctuar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kkooru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alient characteristic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rtuutit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sain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aassorpai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sails them over to land, sail them out to the ship</text:p>
          </table:table-cell>
          <table:table-cell table:style-name="ce26" office:value-type="string" calcext:value-type="string">
            <text:p>qulimiguulimmik ikaassorpai</text:p>
          </table:table-cell>
          <table:table-cell table:style-name="ce21" office:value-type="string" calcext:value-type="string">
            <text:p>he flies them over to land by helicopter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aassu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sails them over to land, sail them out to the ship</text:p>
          </table:table-cell>
          <table:table-cell table:style-name="ce26" office:value-type="string" calcext:value-type="string">
            <text:p>qulimiguulimmik ikaassorpai</text:p>
          </table:table-cell>
          <table:table-cell table:style-name="ce21" office:value-type="string" calcext:value-type="string">
            <text:p>he flies them over to land by helicopter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10">
          <table:table-cell table:style-name="ce2" office:value-type="string" calcext:value-type="string">
            <text:p>ikersi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sails out through the middle of a fjord </text:p>
          </table:table-cell>
          <table:table-cell table:style-name="ce26" office:value-type="string" calcext:value-type="string">
            <text:p>check</text:p>
          </table:table-cell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10">
          <table:table-cell table:style-name="ce2" office:value-type="string" calcext:value-type="string">
            <text:p>ikaa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sails across it (a strait or fjord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aar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sails across a strait or fjor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iaat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saddl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nut pilliutigineq </text:p>
          </table:table-cell>
          <table:table-cell office:value-type="string" calcext:value-type="string">
            <text:p>taggit</text:p>
          </table:table-cell>
          <table:table-cell table:style-name="ce10" office:value-type="string" calcext:value-type="string">
            <text:p>sacrifices himself/herself</text:p>
          </table:table-cell>
          <table:table-cell table:style-name="Default"/>
          <table:table-cell table:style-name="ce10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ffiassa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rye flou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ffi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rye brea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ffiassiassa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rye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kul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russles, rmbl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nut qanis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ruins his/her health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ni assalippai </text:p>
          </table:table-cell>
          <table:table-cell table:style-name="ce12" office:value-type="string" calcext:value-type="string">
            <text:p>oqaluut susalik</text:p>
          </table:table-cell>
          <table:table-cell table:style-name="ce17" office:value-type="string" calcext:value-type="string">
            <text:p>rubs his/her ey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p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row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orsuun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rowing contest, kayak paddling contes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t ataqatigiiaat </text:p>
          </table:table-cell>
          <table:table-cell table:style-name="ce13" office:value-type="string" calcext:value-type="string">
            <text:p>taggit qasseersiut</text:p>
          </table:table-cell>
          <table:table-cell table:style-name="ce17" office:value-type="string" calcext:value-type="string">
            <text:p>row house with some space between its neighbors on both sid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t uiguleriiaat </text:p>
          </table:table-cell>
          <table:table-cell table:style-name="ce12" office:value-type="string" calcext:value-type="string">
            <text:p>taggit qasseersiut</text:p>
          </table:table-cell>
          <table:table-cell table:style-name="ce17" office:value-type="string" calcext:value-type="string">
            <text:p>row hous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erlav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route, way to go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un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rots, turns rancid (of fat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issaa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rosin for violin bow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qa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roommate, housemat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i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room, space, nest, den, etc.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uissaaja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rolls it up, winds it u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u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rolls it up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us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rolls it up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mmu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rolls it into something (e.g. a spool), rolls it onto something (e.g. a spool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mmuss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rolls it into something (e.g. a spool), rolls it onto something (e.g. a spool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us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roll, roll of something, something that is rolled u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v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roe, eggs laid by a lumpsucker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ssiavik ukamart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rocking chai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11">
          <table:table-cell table:style-name="ce2" office:value-type="string" calcext:value-type="string">
            <text:p>ittu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roar</text:p>
          </table:table-cell>
          <table:table-cell table:style-name="ce26"/>
          <table:table-cell table:style-name="ce21"/>
          <table:table-cell table:style-name="ce33" office:value-type="string" calcext:value-type="string">
            <text:p>brus can describe other sounds; is this right for ittuk and derivatives?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lupaaruse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ring around the moon, halo around the mo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o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rime, frost on the windowpan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a? </text:p>
          </table:table-cell>
          <table:table-cell table:style-name="Default"/>
          <table:table-cell table:style-name="ce17" office:value-type="string" calcext:value-type="string">
            <text:p>right?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qarnersio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reviews it, summarizes it, writes a resume of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qarnersiu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reviews it, summarizes it, writes a resume of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erngaalav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reverberates, resound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kuto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reuses pipe shavings as tobacco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imiv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retreats from the beach after a wave (of water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p ameraasaasa ilorlersaat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retina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r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result, outcom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eqarf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reservoi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iminne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reserves it (e.g. a table, a room); books it (e.g. a hotel room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iminnii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reservation, book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ngersorn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requires effort, is a difficult matter, <text:s/>is a problem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ngersun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requires effort, is a difficult matter, <text:s/>is a problem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assu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request, order, <text:s/>comman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ssinninneq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representation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imatits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reports, guides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lisimati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reports on something to him/her, <text:s/>lets him/her know something, guides him/her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qarnermut tapiissuteqartarneq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rent subsid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qarnermut akiligassaq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rent owed,rent to be paid</text:p>
          </table:table-cell>
          <table:table-cell table:style-name="ce26"/>
          <table:table-cell table:style-name="ce21"/>
          <table:table-cell table:style-name="ce33" office:value-type="string" calcext:value-type="string">
            <text:p>check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qarnermut akiliut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ren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removes clumps of ice from it (a hole in the ice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igartitsi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rejection, refusal to accept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tigarti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reject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4" office:value-type="string" calcext:value-type="string">
            <text:p>ilitsorivoq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regains consciousnes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it taasisinneqarnerat </text:p>
          </table:table-cell>
          <table:table-cell table:style-name="ce12" office:value-type="string" calcext:value-type="string">
            <text:p>taggit</text:p>
          </table:table-cell>
          <table:table-cell table:style-name="ce10" office:value-type="string" calcext:value-type="string">
            <text:p>referendum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karlu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reef, ba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oqqaariss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rectangular, right angled quadrilatera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ussissut </text:p>
          </table:table-cell>
          <table:table-cell office:value-type="string" calcext:value-type="string">
            <text:p>taggit</text:p>
          </table:table-cell>
          <table:table-cell table:style-name="ce10" office:value-type="string" calcext:value-type="string">
            <text:p>record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ersuu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recommends something to him/h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arsiv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recognizes some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ar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recognizes him/her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arsivoq</text:p>
          </table:table-cell>
          <table:table-cell table:style-name="ce13" office:value-type="string" calcext:value-type="string">
            <text:p>oqaluut susaasalik</text:p>
          </table:table-cell>
          <table:table-cell table:style-name="ce17" office:value-type="string" calcext:value-type="string">
            <text:p>recognizes him/her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kuffik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recepticle, socke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v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receives an additional portion, gets second portion, gets second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12">
          <table:table-cell table:style-name="ce2" office:value-type="string" calcext:value-type="string">
            <text:p>isats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receives a slap in the face, gets slappend in the face</text:p>
          </table:table-cell>
          <table:table-cell table:style-name="ce26"/>
          <table:table-cell table:style-name="ce21"/>
          <table:table-cell table:style-name="ce33" office:value-type="string" calcext:value-type="string">
            <text:p>many of these having to do with motions of the hand are duplicated by alternate forms. What are the conditions for choice of one or the other?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nik tuniniaasart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real estate agen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l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reaches the end of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litsorivoq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reaches the age of consciousnes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ajannga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reaches out to grab it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satt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reaches out to get some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ari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reaches for some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nuttassarsiuuteqqit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re-advertisement of a job, re-announcement of an employment opportunit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un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rancid fat, fermented fa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i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ramrod (for muzzle loading weapons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aasa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quotation marks, quot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qarfik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quarters, lodgings, room where one liv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orarpai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puts them in one after anoth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lli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puts it together with something <text:s text:c="102"/>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tujaa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puts it nicely in place, places it 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kku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puts it into something, puts it on something, puts it in plac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kuss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puts it into something, puts it on something, puts it in plac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rsartuu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puts it in order, straightens things ou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rsartuuss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puts it in order, straightens things ou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karlisi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puts it aground, strands it on a reef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aarti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puts it across some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aartits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puts across some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arsa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pumps it ou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arsaa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pumps it ou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arsaa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pum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puta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pulls the oars inboard</text:p>
          </table:table-cell>
          <table:table-cell table:style-name="ce26"/>
          <table:table-cell table:style-name="ce21"/>
          <table:table-cell table:style-name="ce33" office:value-type="string" calcext:value-type="string">
            <text:p>check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ortit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pudding, jel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ersuiso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public defender, representative in a proces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vitsuusi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provisions for the futur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mersui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provides ideas, inspires, gives advice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3">
          <table:table-cell table:style-name="ce2" office:value-type="string" calcext:value-type="string">
            <text:p>imminut pilerso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provides for himself/herself, is self- supporting, takes care of himself/herself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ssuussis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prompter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nuiaqatigiinni nikanarnerpaat </text:p>
          </table:table-cell>
          <table:table-cell table:style-name="ce12" office:value-type="string" calcext:value-type="string">
            <text:p>taggit qasseersiut</text:p>
          </table:table-cell>
          <table:table-cell table:style-name="ce17" office:value-type="string" calcext:value-type="string">
            <text:p>proletariat, lowest scocial class in a societ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igassartoqqusaajunnaarsitaa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prohibition of alchohl consumpt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naarut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profit, earning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nniarne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professional educat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karn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produces a bothersome, mildly painful feeling;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nissaati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privately owned rental house or apartmen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sertitsivi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prison, prison, institution for those who have been sentenced to jai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ginngitsuusaa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pretends not to see him/her/it, purposely overlooks him/her/it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aa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presents it, holds it out for others to see, offers it by holding it ou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atsi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presents it, holds it out for others to see, offers it by holding it ou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ga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prepares food for him/her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uit-panertu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powdered mil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uppoq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pounds with its bea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amut tigulloqqu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pothold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ga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pot, pa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s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postur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qus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porcupin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it kisinneqarnerat </text:p>
          </table:table-cell>
          <table:table-cell table:style-name="ce12" office:value-type="string" calcext:value-type="string">
            <text:p>taggit</text:p>
          </table:table-cell>
          <table:table-cell table:style-name="ce10" office:value-type="string" calcext:value-type="string">
            <text:p>population count, census</text:p>
          </table:table-cell>
          <table:table-cell table:style-name="Default"/>
          <table:table-cell table:style-name="ce10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oqarf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populated plac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nngarsu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pomarine skua, <text:span text:style-name="T1">Stercorarius pomarinus;</text:span>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sumaqatissarsior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political agitation, propaganda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g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point, pea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pammiu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pocket watch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s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plays with doll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gass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plays using the pedals (of an organist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akatsia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plays on the teeter-totterrqa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g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plays card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kka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playing card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orarpai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places them one after anoth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oraa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places them one after anoth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v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places it somewhere, locates it somewher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i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places it in the grave <text:s text:c="40"/>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aalippaa </text:p>
          </table:table-cell>
          <table:table-cell office:value-type="string" calcext:value-type="string">
            <text:p>oqaluut susalik</text:p>
          </table:table-cell>
          <table:table-cell table:style-name="ce10" office:value-type="string" calcext:value-type="string">
            <text:p>places it in its place, puts it back, tidy it up </text:p>
          </table:table-cell>
          <table:table-cell table:style-name="Default"/>
          <table:table-cell table:style-name="ce10"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orfa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places a support under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iss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place to stay, lodg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innarsuu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pistol, revolv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maku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pipe shavings, remnants of burned tobacco that are removed from the bowl of a pipe after smok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imasort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pilo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isartag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pill, medicinal table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ssu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piled stones marking a particular place on a landscape, cair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moor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piety, righteousnes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inneri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pieces of ice on the beach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ernik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piece that has been cut off of some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uttaat </text:p>
          </table:table-cell>
          <table:table-cell table:style-name="ce11" office:value-type="string" calcext:value-type="string">
            <text:p>taggit</text:p>
          </table:table-cell>
          <table:table-cell table:style-name="ce20" office:value-type="string" calcext:value-type="string">
            <text:p>pick, pickaxe, ho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katilliivoq</text:p>
          </table:table-cell>
          <table:table-cell table:style-name="ce11" office:value-type="string" calcext:value-type="string">
            <text:p>oqaluut susaasalik</text:p>
          </table:table-cell>
          <table:table-cell table:style-name="ce17" office:value-type="string" calcext:value-type="string">
            <text:p>pesters roughly, treats inconsiderate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katig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pesters him/her roughly, treats him/her inconsiderate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uunnap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persists, hoping it will turn out wel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sissaanngits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perpetuity, forever, 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nuaqerpal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people's voices can be heard, there is the sound of peopl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arukitsoq</text:p>
          </table:table-cell>
          <table:table-cell table:style-name="ce13" office:value-type="string" calcext:value-type="string">
            <text:p>taggit</text:p>
          </table:table-cell>
          <table:table-cell table:style-name="ce17" office:value-type="string" calcext:value-type="string">
            <text:p>pengui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arukitsorsuaq </text:p>
          </table:table-cell>
          <table:table-cell table:style-name="ce13" office:value-type="string" calcext:value-type="string">
            <text:p>taggit</text:p>
          </table:table-cell>
          <table:table-cell table:style-name="ce17" office:value-type="string" calcext:value-type="string">
            <text:p>penguin</text:p>
          </table:table-cell>
          <table:table-cell table:style-name="ce26"/>
          <table:table-cell table:style-name="ce21"/>
          <table:table-cell table:style-name="ce33" office:value-type="string" calcext:value-type="string">
            <text:p>larger species?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art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pendulum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gigissaa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pencil sharpen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giissu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pencil sharpen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oqqutsiv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pees in his/her pant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suartorfi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peep hole, peephole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ss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peat, sod</text:p>
          </table:table-cell>
          <table:table-cell table:style-name="ce26"/>
          <table:table-cell table:style-name="ce21"/>
          <table:table-cell table:style-name="ce33" office:value-type="string" calcext:value-type="string">
            <text:p>check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seru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pattern, templat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laar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patienc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a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patches it, repair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laarto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patches it (an article of clothing), darns it (a stocking), mends it (a net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artu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patch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patch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o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pastries to accompany coffe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as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passeng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erlatseqatigiiff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partnership, cooperative corporat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ngerlaar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parade, procession, the fact f being underwa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ersi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paper lanter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pa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pants pocket</text:p>
          </table:table-cell>
          <table:table-cell table:style-name="ce26"/>
          <table:table-cell table:style-name="ce21"/>
          <table:table-cell table:style-name="ce33" office:value-type="string" calcext:value-type="string">
            <text:p>check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uma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palm of the hand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tussa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palce to cross overland between two fjords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ltiisiv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oxygen tan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ti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oxyge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kani </text:p>
          </table:table-cell>
          <table:table-cell table:style-name="Default"/>
          <table:table-cell table:style-name="ce17" office:value-type="string" calcext:value-type="string">
            <text:p>over here, over ther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qarnilior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outline, pla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orl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outermost, the outermost on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arsu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orphan, someone motherless or fatherles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i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orders a custom product, orders something that <text:s/>needs to be mad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-ili! </text:p>
          </table:table-cell>
          <table:table-cell table:style-name="Default"/>
          <table:table-cell table:style-name="ce17" office:value-type="string" calcext:value-type="string">
            <text:p>order to a dog team to turn righ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luunniit </text:p>
          </table:table-cell>
          <table:table-cell office:value-type="string" calcext:value-type="string">
            <text:p>oqaaseeraq</text:p>
          </table:table-cell>
          <table:table-cell table:style-name="ce17" office:value-type="string" calcext:value-type="string">
            <text:p>or</text:p>
          </table:table-cell>
          <table:table-cell table:style-name="ce26"/>
          <table:table-cell table:style-name="ce21"/>
          <table:table-cell table:style-name="ce33" office:value-type="string" calcext:value-type="string">
            <text:p>naal imlt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p sianiutaa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optic nerv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ers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opens just a crack (of a door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ersi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opens it (a door) just a crac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iv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oozes (of a wound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atsisaatso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one who live outside the law, lawless individual</text:p>
          </table:table-cell>
          <table:table-cell table:style-name="ce26" office:value-type="string" calcext:value-type="string">
            <text:p>inatsisaatsut</text:p>
          </table:table-cell>
          <table:table-cell table:style-name="ce21" office:value-type="string" calcext:value-type="string">
            <text:p><text:s/>lawless people, anarchists</text:p>
          </table:table-cell>
          <table:table-cell table:style-name="ce33" office:value-type="string" calcext:value-type="string">
            <text:p>check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ta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one step, one pac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atungaa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one side of it (e.g. a road), the other side of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at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one of them, some of them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a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one of the two, the other of the two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anngunar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one feels claustrophobic because of the absence of windows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laanni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once, sometimes, once in a while, at tim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annigooq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once upon a tim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annikkut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once in a while, every so often, from time to tim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kisaarlugu </text:p>
          </table:table-cell>
          <table:table-cell table:style-name="ce12" office:value-type="string" calcext:value-type="string">
            <text:p>oqaluut aappiuttartoq</text:p>
          </table:table-cell>
          <table:table-cell table:style-name="ce17" office:value-type="string" calcext:value-type="string">
            <text:p>on both sid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ttut </text:p>
          </table:table-cell>
          <table:table-cell table:style-name="Default"/>
          <table:table-cell table:style-name="ce17" office:value-type="string" calcext:value-type="string">
            <text:p>on both sid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uattalik </text:p>
          </table:table-cell>
          <table:table-cell office:value-type="string" calcext:value-type="string">
            <text:p>taggit</text:p>
          </table:table-cell>
          <table:table-cell table:style-name="ce10" office:value-type="string" calcext:value-type="string">
            <text:p>old hermit/mountain wanderer (from greenlandic myth, someone who has left society to live by himself/herself)</text:p>
          </table:table-cell>
          <table:table-cell table:style-name="Default"/>
          <table:table-cell table:style-name="ce10"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ttuut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old Greenlandic custom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orfaallak! </text:p>
          </table:table-cell>
          <table:table-cell table:style-name="Default"/>
          <table:table-cell table:style-name="ce17" office:value-type="string" calcext:value-type="string">
            <text:p>Oh, that helped a lot; Oh, that is much bett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orraallak! </text:p>
          </table:table-cell>
          <table:table-cell table:style-name="Default"/>
          <table:table-cell table:style-name="ce17" office:value-type="string" calcext:value-type="string">
            <text:p>Oh, that helped a lot; Oh, that is much bett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allak! </text:p>
          </table:table-cell>
          <table:table-cell table:style-name="Default"/>
          <table:table-cell table:style-name="ce17" office:value-type="string" calcext:value-type="string">
            <text:p>Oh, that helped a lot; Oh, that is much bett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k! </text:p>
          </table:table-cell>
          <table:table-cell table:style-name="Default"/>
          <table:table-cell table:style-name="ce17" office:value-type="string" calcext:value-type="string">
            <text:p>Oh, cousin!;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nut neruuppoq </text:p>
          </table:table-cell>
          <table:table-cell table:style-name="ce11" office:value-type="string" calcext:value-type="string">
            <text:p>oqaluut susaatsoq</text:p>
          </table:table-cell>
          <table:table-cell table:style-name="ce10" office:value-type="string" calcext:value-type="string">
            <text:p>offers help/assistance</text:p>
          </table:table-cell>
          <table:table-cell table:style-name="Default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iul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ocean swell, waves at sea that come at regular intervals</text:p>
          </table:table-cell>
          <table:table-cell table:style-name="ce26"/>
          <table:table-cell table:style-name="ce21"/>
          <table:table-cell table:style-name="ce33" office:value-type="string" calcext:value-type="string">
            <text:p>check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ssutissarsiut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occupat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qartutut oqartussaaqataaneq </text:p>
          </table:table-cell>
          <table:table-cell table:style-name="ce12" office:value-type="string" calcext:value-type="string">
            <text:p>taggit</text:p>
          </table:table-cell>
          <table:table-cell table:style-name="ce10" office:value-type="string" calcext:value-type="string">
            <text:p>occupant influence</text:p>
          </table:table-cell>
          <table:table-cell table:style-name="Default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ingigassassa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oat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ingigassa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oatmea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puserfi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oar loc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put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oa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akanneq! </text:p>
          </table:table-cell>
          <table:table-cell table:style-name="Default"/>
          <table:table-cell table:style-name="ce17" office:value-type="string" calcext:value-type="string">
            <text:p>not so hard!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ortoq </text:p>
          </table:table-cell>
          <table:table-cell office:value-type="string" calcext:value-type="string">
            <text:p>taggit</text:p>
          </table:table-cell>
          <table:table-cell table:style-name="ce10" office:value-type="string" calcext:value-type="string">
            <text:p>not fully developed (used about premature babies)</text:p>
          </table:table-cell>
          <table:table-cell table:style-name="Default"/>
          <table:table-cell table:style-name="ce10"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sertoqassanngilaq!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No admittance, Do not ent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nngutassiort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newspaper corresponden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toor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newly hatched fish, fryeye socke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tuuaraq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newly hatched fish, fryeye socke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oorla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newborn, a baby that has just been deliver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eranarpoq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needs to be handled carefully, is delicat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nnguutsimit oqaatsi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native language, mother tongu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iaassus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nationality, citizenshi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aroornartu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narcotic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aatitsissut </text:p>
          </table:table-cell>
          <table:table-cell table:style-name="ce13" office:value-type="string" calcext:value-type="string">
            <text:p>taggit</text:p>
          </table:table-cell>
          <table:table-cell table:style-name="ce17" office:value-type="string" calcext:value-type="string">
            <text:p>musical prelud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art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murder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moves, moves house, changes him/her residenc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ik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moves over to make room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a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moves it from one place to anoth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erla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moves it forward, drives it, works with it, works on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sert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moves in (to a house or apartment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llaa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moves around in circl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orp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moves a little toward the insid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uittarfik </text:p>
          </table:table-cell>
          <table:table-cell table:style-name="ce11" office:value-type="string" calcext:value-type="string">
            <text:p>taggit</text:p>
          </table:table-cell>
          <table:table-cell table:style-name="ce21" office:value-type="string" calcext:value-type="string">
            <text:p>mountain pass</text:p>
          </table:table-cell>
          <table:table-cell table:style-name="ce26" office:value-type="string" calcext:value-type="string">
            <text:p>kiggaq ituittarfik </text:p>
          </table:table-cell>
          <table:table-cell table:style-name="Default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ssuatsi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mos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pernaaqqut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mosquito netting, mosquito ne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pern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mosquito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lanngartuu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mooches off of him/her, gets things from him/her without giving anything in retur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lanngartuuss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mooches off of him/her, gets things from him/her without giving anything in retur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mons veneri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guta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moisture, dam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saas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mode of living, lifestyl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arutillii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mockery, impersonat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igar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misfires (of a firearm)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mmujora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milt, fish seme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uia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milk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uiaa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milk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u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mil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a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middle lay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qutariipput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members of the same fami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gii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members of the same club, members of the same team, are alli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atsisartunut ilaasortaq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members of local parliament, members of parliamen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asort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member (of an erganisaton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orpoq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melts ice for drinking wat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iv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melts (blubber, snow, ice);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ssi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meets someone, notices someon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q Akullersu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Mediterranean Sea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i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meat that is close to the bon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attaa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means fir starting a fire, fire-making kit, flint and stee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qar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means (of words and phrases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meaning, sense, conception</text:p>
          </table:table-cell>
          <table:table-cell table:style-name="ce26" office:value-type="string" calcext:value-type="string">
            <text:p>isuma pigiliutiinnagaq </text:p>
          </table:table-cell>
          <table:table-cell table:style-name="ce21" office:value-type="string" calcext:value-type="string">
            <text:p>prejudice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aqa </text:p>
          </table:table-cell>
          <table:table-cell table:style-name="ce12" office:value-type="string" calcext:value-type="string">
            <text:p>oqaaseeraq</text:p>
          </table:table-cell>
          <table:table-cell table:style-name="ce17" office:value-type="string" calcext:value-type="string">
            <text:p>maybe, perhap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r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matures, ripen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tsisit-puua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matchbox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tsi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match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orers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mass murder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vigarsu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marram grass, beach grass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tsaligami </text:p>
          </table:table-cell>
          <table:table-cell table:style-name="Default"/>
          <table:table-cell table:style-name="ce17" office:value-type="string" calcext:value-type="string">
            <text:p>many years ago, a long time ago, in the old days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ngerlatsi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management (of a business enterprise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meqarfili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man-made reservoir, lake for supplying fresh water formed by damming a river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assa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mal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oqissio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makes unusual motions, makes strange gestur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ersiv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makes thread from tendons even by rolling it between the hand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aqqila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makes slapping motions with its wings</text:p>
          </table:table-cell>
          <table:table-cell table:style-name="ce26"/>
          <table:table-cell table:style-name="ce21"/>
          <table:table-cell table:style-name="ce33" office:value-type="string" calcext:value-type="string">
            <text:p>arms?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akuluutig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makes fun of him/her/it , mocks him/her/it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akuluutiginnippoq</text:p>
          </table:table-cell>
          <table:table-cell table:style-name="ce14" office:value-type="string" calcext:value-type="string">
            <text:p>oqaluut susaasalik</text:p>
          </table:table-cell>
          <table:table-cell table:style-name="ce17" office:value-type="string" calcext:value-type="string">
            <text:p>makes fun of him/her/it , mocks him/her/it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aruaatig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makes fun of him/her/it , mocks him/her/it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aruaatiginnippoq</text:p>
          </table:table-cell>
          <table:table-cell table:style-name="ce13" office:value-type="string" calcext:value-type="string">
            <text:p>oqaluut susaasalik</text:p>
          </table:table-cell>
          <table:table-cell table:style-name="ce17" office:value-type="string" calcext:value-type="string">
            <text:p>makes fun of him/her/it , mocks him/her/it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kkutig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makes fun of him/her, mocks him/her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laarutig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makes fun of him/her, has a laugh at his/her expense, makes a laughing stock of him/her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nnaaja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makes certain of it, makes it a certaint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naarpoq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makes a profit, is in the blac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nngari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makes a nice, clear sound;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ngerso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makes a big effort, tries as hard as he/she ca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ersag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magazine (for bullets, for ex.);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alugaasa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macaroni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oorusun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lust for lif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naarluni </text:p>
          </table:table-cell>
          <table:table-cell table:style-name="ce14" office:value-type="string" calcext:value-type="string">
            <text:p>oqaluut</text:p>
          </table:table-cell>
          <table:table-cell table:style-name="ce17" office:value-type="string" calcext:value-type="string">
            <text:p>luckily, fortunate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allaat </text:p>
          </table:table-cell>
          <table:table-cell table:style-name="Default"/>
          <table:table-cell table:style-name="ce17" office:value-type="string" calcext:value-type="string">
            <text:p>luckily, fortunate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uk kimikinneq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low-fat milk, skim mil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arsoro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loses subject's father and/or a moth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aartiteriv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loom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gaa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looks, watch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eqilavoq </text:p>
          </table:table-cell>
          <table:table-cell office:value-type="string" calcext:value-type="string">
            <text:p>oqaluut susaatsoq</text:p>
          </table:table-cell>
          <table:table-cell table:style-name="ce22" office:value-type="string" calcext:value-type="string">
            <text:p>looks quickly from side to sid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su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looks out through a <text:s/>window, looks in through a window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sikkumin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looks nice, looks good, is nice look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asilaraluttuaq! </text:p>
          </table:table-cell>
          <table:table-cell table:style-name="ce12" office:value-type="string" calcext:value-type="string">
            <text:p>oqaluut susaatsoq</text:p>
          </table:table-cell>
          <table:table-cell table:style-name="ce17" office:value-type="string" calcext:value-type="string">
            <text:p>looks grim, is not going to turn out wel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nga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looks Greenlandic, looks like a huma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kunga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looks crosseyed, is squint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g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looks at it, watches it, behold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kkorl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looks angry, looks ma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kkorlu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looks angrily at him/her, looks daggers at him/her </text:p>
          </table:table-cell>
          <table:table-cell table:style-name="ce26"/>
          <table:table-cell table:style-name="ce21"/>
          <table:table-cell table:style-name="ce33" office:value-type="string" calcext:value-type="string">
            <text:p>check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mmersorli! </text:p>
          </table:table-cell>
          <table:table-cell table:style-name="Default"/>
          <table:table-cell table:style-name="ce17" office:value-type="string" calcext:value-type="string">
            <text:p>Long may he/she live!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simmav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lodgings, quarter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oqu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lodger, boarder, member of the househol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ffiorfik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loaf pa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iv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loads cartridges, fills cartridges with gunpowd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rsu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living room, assembly hal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nerl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lives a dissolute life; has an unrestrained, immoral existenc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aq kimikinneq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lite beer, near be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paassi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linnen cloth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paqu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lining, lining of a garmen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eraju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likes to drink, is fond of drinking, is a drink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luar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likes him/her/it, thinks well of him/her/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luarinnipp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likes him/her/it, thinks well of him/her/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ttut </text:p>
          </table:table-cell>
          <table:table-cell table:style-name="Default"/>
          <table:table-cell table:style-name="ce17" office:value-type="string" calcext:value-type="string">
            <text:p>like you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 </text:p>
          </table:table-cell>
          <table:table-cell table:style-name="ce12" office:value-type="string" calcext:value-type="string">
            <text:p>oqaaseeraq</text:p>
          </table:table-cell>
          <table:table-cell table:style-name="ce17" office:value-type="string" calcext:value-type="string">
            <text:p>like this (as I am about to indicate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risariipput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like each other, feel for each oth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ts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lights something, kindles something</text:p>
          </table:table-cell>
          <table:table-cell table:style-name="ce26" office:value-type="string" calcext:value-type="string">
            <text:p>naneruummik ikitsivoq</text:p>
          </table:table-cell>
          <table:table-cell table:style-name="ce21" office:value-type="string" calcext:value-type="string">
            <text:p>lights a candl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iki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lights it, kindles it, ignites it, (e.g., a match, a stove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nnaallagia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lightn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i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lifts it (e.g. a rock) with a lifting ba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ittaat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lifting bar, crowba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life (of a human being)</text:p>
          </table:table-cell>
          <table:table-cell table:style-name="ce26"/>
          <table:table-cell table:style-name="ce21"/>
          <table:table-cell table:style-name="ce33" office:value-type="string" calcext:value-type="string">
            <text:p>check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vaall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lies as if sitting on a nest (of ptarmigan)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pparpoq </text:p>
          </table:table-cell>
          <table:table-cell office:value-type="string" calcext:value-type="string">
            <text:p>oqaluut susaatsoq</text:p>
          </table:table-cell>
          <table:table-cell table:style-name="ce10" office:value-type="string" calcext:value-type="string">
            <text:p>licks the plate clean</text:p>
          </table:table-cell>
          <table:table-cell table:style-name="Default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era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lets it go , releases it, sets him/her fre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p igalaartaasaa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lens of the ey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ern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ledge on a hill, landing on a staricas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gutaarse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leaves it to dr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igar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leans against something, leans bac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niv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lays it out to dry, hangs it up to dr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ariissitaar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layering, division into layer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ariissita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layered, consisting of layer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arissa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layercak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igassartortitseqqusaanngin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law restricting the sale of alcohol, law against the serving of alcoho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ala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laughs heartily, gives a bellylaugh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aatig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laughs at him/h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aatiginnippoq</text:p>
          </table:table-cell>
          <table:table-cell table:style-name="ce13" office:value-type="string" calcext:value-type="string">
            <text:p>oqaluut susaasalik</text:p>
          </table:table-cell>
          <table:table-cell table:style-name="ce17" office:value-type="string" calcext:value-type="string">
            <text:p>laughs at him/h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laughs</text:p>
          </table:table-cell>
          <table:table-cell table:style-name="ce26" office:value-type="string" calcext:value-type="string">
            <text:p>tamaviat illarpoq </text:p>
          </table:table-cell>
          <table:table-cell table:style-name="ce21" office:value-type="string" calcext:value-type="string">
            <text:p>is dying from laughter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alugarsu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large intestine, large bowe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nisimmavik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landlord, landlady, lesso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aar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lager, light be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imaappoq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lacks knowledge or education of a particular kin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tuuaraq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kril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imavoq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knows something, is knowledgeabl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imav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knows it, understands it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imannipp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knows it, understands it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arisimav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knows him/her, is among his/her acquaintanc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imassus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knowledge, wisdom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imasat </text:p>
          </table:table-cell>
          <table:table-cell office:value-type="string" calcext:value-type="string">
            <text:p>taggit qasseersiut </text:p>
          </table:table-cell>
          <table:table-cell table:style-name="ce17" office:value-type="string" calcext:value-type="string">
            <text:p>knowledge, learn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mmaas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knob on the foreshaft of a harpo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gaff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kitche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gav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kitche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uppoq</text:p>
          </table:table-cell>
          <table:table-cell table:style-name="ce12" office:value-type="string" calcext:value-type="string">
            <text:p>oqaluut susaatsoq</text:p>
          </table:table-cell>
          <table:table-cell table:style-name="ce17" office:value-type="string" calcext:value-type="string">
            <text:p>kills someon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mmi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kicks him/her/it </text:p>
          </table:table-cell>
          <table:table-cell table:style-name="ce26"/>
          <table:table-cell table:style-name="ce21"/>
          <table:table-cell table:style-name="ce33" office:value-type="string" calcext:value-type="string">
            <text:p>difference vis a vis 1673?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ertuu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keeps it secret, conceals it from him/h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umminga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keeps his/her mouth shu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inn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just one (of a pair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passaanitsiaannaq </text:p>
          </table:table-cell>
          <table:table-cell table:style-name="Default"/>
          <table:table-cell table:style-name="ce10" office:value-type="string" calcext:value-type="string">
            <text:p>just a few days ago</text:p>
          </table:table-cell>
          <table:table-cell table:style-name="Default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atsisilerito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jurist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atsisit atortinneqarfiat </text:p>
          </table:table-cell>
          <table:table-cell table:style-name="ce12" office:value-type="string" calcext:value-type="string">
            <text:p>taggit</text:p>
          </table:table-cell>
          <table:table-cell table:style-name="ce10" office:value-type="string" calcext:value-type="string">
            <text:p>jurisdict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juic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nng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joins up, is includ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li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joins others, joins with other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tissarsiut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job, employment, occupation, busines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ttassarsiuut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job ad, employment announcemen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iaqatigiissutsimik pingaartitsivallaarneq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jingoism, chauvanism, exaggerated nationalism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piarsuk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jellyfish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usimmi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jabs him/her with the elbow, elboes him/her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6" office:value-type="string" calcext:value-type="string">
            <text:p>Ivittuut </text:p>
          </table:table-cell>
          <table:table-cell table:style-name="ce15" office:value-type="string" calcext:value-type="string">
            <text:p>Proprium/egennavn</text:p>
          </table:table-cell>
          <table:table-cell table:style-name="ce23" office:value-type="string" calcext:value-type="string">
            <text:p>Ivittuut</text:p>
          </table:table-cell>
          <table:table-cell table:style-name="ce31"/>
          <table:table-cell table:style-name="ce32"/>
          <table:table-cell table:style-name="ce35"/>
          <table:table-cell table:number-columns-repeated="1018"/>
        </table:table-row>
        <table:table-row table:style-name="ro2">
          <table:table-cell table:style-name="ce2" office:value-type="string" calcext:value-type="string">
            <text:p>inua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its owner, one who dwells in it, its spir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aasa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t's nice weather ethe weather is mil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aleree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t is late at 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allaatig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it helped him/her/it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ualla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t has caught fire, is on fir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iut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isthmu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raelikku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Israelit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raelimiu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Israeli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ssi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g generally <text:s/>friendly, has a friendly disposition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s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young</text:p>
          </table:table-cell>
          <table:table-cell table:style-name="ce26"/>
          <table:table-cell table:style-name="ce21"/>
          <table:table-cell table:style-name="ce33" office:value-type="string" calcext:value-type="string">
            <text:p>of people?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ornart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is worthy of criticism, can be criticiz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lern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worth supporting, is worthy of suppor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tinn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worth saving, is worth keep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kul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worried, is concerned, is anxiou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sumaal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worried, is concerned about something, is fearful about some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ssaa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worried about someone who is outsid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g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is worried about him/her/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pertu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wide (of a spit of land or a line of ice, for example;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imaar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is well aware of it, knows about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imaarinnipp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is well aware of it, knows about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aarsima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wearing <text:s/>his/her good clothes, has his/her Sunday best 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issiarto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waxing (of the moon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gissaa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visible, can be seen direct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katu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very fond orengaging in athletics, child at mind, always ready to play and make fun <text:s/>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ap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unthink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orn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unreachable, is out of reach, cannot be gotten to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ssiunngilaq</text:p>
          </table:table-cell>
          <table:table-cell table:style-name="ce12" office:value-type="string" calcext:value-type="string">
            <text:p>oqaluut susaatsoq</text:p>
          </table:table-cell>
          <table:table-cell table:style-name="ce17" office:value-type="string" calcext:value-type="string">
            <text:p>is unfriendly, has not bothered to say hello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sseraanngila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unfriendly, has not bothered to say hello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ssiarni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unfriend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imajunna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unconscious, has fainted, is under anesthesia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lisimanngila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unconscious, has fainted, is under anesthesia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pingiat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uncomfortable because of the changing condition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tuinn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unchanging, is forever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3">
          <table:table-cell table:style-name="ce2" office:value-type="string" calcext:value-type="string">
            <text:p>itiga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is turned down by him/her, is rejected by him/her, cannot get him/her to …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kkataav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treated inconsiderate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iakata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tired of sitting dow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ingia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tired of being in a crow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ikippoq (ts)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tight, is small (of a space), doesn't take up much spac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itaa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thrown (in a wrestling match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atso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thoughless, is insufficiently considerat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eru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thirst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erusu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thirst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u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thick (of a slice, for ex);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nniartits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is teac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tangled, is disorder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tto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tangled, has gotten compicated, is convolut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eranarpoq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taboo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annguat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suffocating, cannot breath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annguv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suffering shortness of breath, has trouble brea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tsitsiv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successful, manages, gets luck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tsi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is successful with it, succeeds in doing it, manage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tsitsivoq</text:p>
          </table:table-cell>
          <table:table-cell table:style-name="ce13" office:value-type="string" calcext:value-type="string">
            <text:p>oqaluut susaasalik</text:p>
          </table:table-cell>
          <table:table-cell table:style-name="ce17" office:value-type="string" calcext:value-type="string">
            <text:p>is successful with it, succeeds in doing it, manage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nniakkerivoq</text:p>
          </table:table-cell>
          <table:table-cell table:style-name="ce12" office:value-type="string" calcext:value-type="string">
            <text:p>oqaluut susaatsoq</text:p>
          </table:table-cell>
          <table:table-cell table:style-name="ce17" office:value-type="string" calcext:value-type="string">
            <text:p>is studying his/her lessons, it doing his/her assignment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nniarpoq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studying his/her lessons, it doing his/her assignment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nniarpoq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studying for a profess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karlisima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stranded on a reef or shoal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kkoo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special, is by himself/herself, is isolat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sippoq </text:p>
          </table:table-cell>
          <table:table-cell table:style-name="ce11" office:value-type="string" calcext:value-type="string">
            <text:p>oqaluut susaatsoq</text:p>
          </table:table-cell>
          <table:table-cell table:style-name="ce24" office:value-type="string" calcext:value-type="string">
            <text:p><text:a xlink:href="https://oqaasileriffik.gl/dict/?ex=79394" xlink:type="simple">is somewhat to the side (not in the middle)</text:a>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ssi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sociable, likes to have compan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snow blin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ia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sitting , sits (of a human being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tuukul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shy, is very modest, is very bashful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tto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shy, is bashful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ttoor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is shy in his/her presence, feels bashful with him/her 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sorak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short, is <text:s/>small in dimension, is not extensiveexten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shar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tuujuip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shameless, is disrespectful, is impolite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lumoorsa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serious; means what he/she says; if formal, behaves formal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nut nikanarti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self-effacing, is self-deprecat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itu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roomy, is capacious, has plenty of spac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oqqav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rolled u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rpoq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right, is proper, is goo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inngu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restless, is antsy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nuummarinn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refres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arsaav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recognizable, can be recogniz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annguv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pulled tight, is taut, in under tens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nnaap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protected against some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ppan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promis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gip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pretty and well built, is handsome and well built</text:p>
          </table:table-cell>
          <table:table-cell table:style-name="ce26"/>
          <table:table-cell table:style-name="ce21"/>
          <table:table-cell table:style-name="ce33" office:value-type="string" calcext:value-type="string">
            <text:p>check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a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present, is taking part, is along (on a jouney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mi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pregnant, is going to have a bab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oq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populated, there are people there</text:p>
          </table:table-cell>
          <table:table-cell table:style-name="ce26"/>
          <table:table-cell table:style-name="ce21"/>
          <table:table-cell table:style-name="ce33" office:value-type="string" calcext:value-type="string">
            <text:p>grammar note -mi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gig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pointy, has a sharp ti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la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patien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anga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pale, is indistinct (of a color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rsio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out sailing, is at sea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inni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out hunt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innarsio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one sided, is biased</text:p>
          </table:table-cell>
          <table:table-cell table:style-name="ce26"/>
          <table:table-cell table:style-name="Default"/>
          <table:table-cell table:style-name="ce21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uutit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on welfare, is receiving <text:s/>public ai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u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on the verge of tears, is about to cr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isaanngu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on the verge of suffocating, feels like he/she is suffocat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e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is on his/her/its side, aligns himself/herself with him/her/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v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on fire (of a vegetated place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ima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on boar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imasassarsio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on an expedition, is on a research trip, is doing field wor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aliv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now like this …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not yet mature, is not fully formed, is immatur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annaanngila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not without importance, is not comepletely without abilit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ssunnaa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not very easy to talk to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p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not old enough, is too shor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serlu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not nicely shaped, has an unattractive figur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natseriip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not inclined to do some particular thing, is unwilling to do some particular 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akaja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not completely norma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seri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nicely shaped, has a nice figure, is well proportion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kkumin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nice to be with, is a fine compan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giarsu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nearsighted, has myopia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qunaap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nast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ppik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narrow (of a spit of land or a line of ice, for example;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guta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moist, is dam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guta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moist, is dam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asaassinaveersa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moderate, shows self restrain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ruj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mentally ill, suffers from a mental illnes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anga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lying down (of a person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naarpoq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lucky, is fortunat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ortissarsi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looking for help, seeks help, tries to find someone to hel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nnigi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looking for fun amongst other people, is seeking diversion away from home</text:p>
          </table:table-cell>
          <table:table-cell table:style-name="ce26"/>
          <table:table-cell table:style-name="ce21"/>
          <table:table-cell table:style-name="ce33" office:value-type="string" calcext:value-type="string">
            <text:p>check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orartu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long, is extensive, encompases much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a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like this …, this is how it is …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att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leaking, is takin on water (of a ship or boat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agu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lazy, lacks initiative, doesn’t' take care of his/her thing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atsuip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lazy, lacks initiative, doesn’t' take care of his/her thing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arissa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layered, is made of laer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inga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irritable, is short temper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sersima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in, is inside</text:p>
          </table:table-cell>
          <table:table-cell table:style-name="ce26"/>
          <table:table-cell table:style-name="ce21"/>
          <table:table-cell table:style-name="ce33" office:value-type="string" calcext:value-type="string">
            <text:p>is visiting )with +mut?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ffas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in the process of hatc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erinnarmiip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in the middle of the water neither on the botton on the surfac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gas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in the middle of preparing a mea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eqquliu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is in the habit of doing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eqquliuss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is in the habit of doing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eqquliutiinna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is in the habit of doing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ginna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in the audience, is a spectator, is watching a play</text:p>
          </table:table-cell>
          <table:table-cell table:style-name="ce26"/>
          <table:table-cell table:style-name="ce21"/>
          <table:table-cell table:style-name="ce33" office:value-type="string" calcext:value-type="string">
            <text:p>or movie?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g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in a good mood, is happ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gissa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in a good mood, is happ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lli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in a bad mood, is in a bad state of min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eqqorl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immoral, behaves bad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a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ill, is sic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annaav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ice-free (of the sea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isasseri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hungry, dreams of foo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gutan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humi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oorsa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hospitable, is welcom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oroorsa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hospitable, is welcom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8">
          <table:table-cell table:style-name="ce4" office:value-type="string" calcext:value-type="string">
            <text:p>inissaasua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homeless, has no place to liv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rpoq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holy, is sacr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13">
          <table:table-cell table:style-name="ce2" office:value-type="string" calcext:value-type="string">
            <text:p>illern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ho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liuma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is hollow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gip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holding good cards, has a good hand (of cards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giarl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hoars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giinng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hoars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mmar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healthy, is in the pink, is in great shap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issi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having a birthday part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tsillua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is handled it well, has gotten through it without harm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arluutil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is handicapped, is disabl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oqia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is handicapped, has a handica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arluip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guiltelss, is perfect (biblical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ernerl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grumpy after getting up, has gotten out of bed on the wrong foot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nuukkunna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grown up, is all grown up</text:p>
          </table:table-cell>
          <table:table-cell table:style-name="ce26"/>
          <table:table-cell table:style-name="ce21"/>
          <table:table-cell table:style-name="ce33" office:value-type="string" calcext:value-type="string">
            <text:p>check stor nok til hvad?å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itoqaa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greatly missed (of someone who has moved away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issiv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full (of the moon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nge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frozen at the bottom (of a bucket, for example);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ppala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friendly, is sympathetic, is considerat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nngutinn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friend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sa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friend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ssiarn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friend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il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freezing weather, it has gotten col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ngaalli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forward, is audacious, is pushy</text:p>
          </table:table-cell>
          <table:table-cell table:style-name="ce26"/>
          <table:table-cell table:style-name="ce21"/>
          <table:table-cell table:style-name="ce33" office:value-type="string" calcext:value-type="string">
            <text:p>check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ngaap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forward, is audacious, is push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rteqqutaa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forbidden, is prohibited</text:p>
          </table:table-cell>
          <table:table-cell table:style-name="ce26"/>
          <table:table-cell table:style-name="ce21"/>
          <table:table-cell table:style-name="ce33" office:value-type="string" calcext:value-type="string">
            <text:p>grammar not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seria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fogg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eraa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flung against some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nnga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extended, is stretched ou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sumallu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expecting something good to happen to him/her, is hopeful, is optimistic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man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expected, is likely, seems like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itt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expanded, gets roomier, gets enlarg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lluata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enjoying life, is having a grand time of it, is living it u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empt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lerananngilaq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easy to get along with, is not demanding, does not stand on formalit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arn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easily recognized, is familia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kiippoq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dull (of a cutting tool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arsi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dozing, is oblivious, is lost to the worl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r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done, is over, is finish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llu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doing well, is in good shape</text:p>
          </table:table-cell>
          <table:table-cell table:style-name="ce26"/>
          <table:table-cell table:style-name="ce21"/>
          <table:table-cell table:style-name="ce33" office:value-type="string" calcext:value-type="string">
            <text:p>check ton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eriv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doing kayak tricks, splashes around in the wat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aariv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doing his/her hai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imiip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disrespectful, is inconsiderat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orl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disabled, is handicapp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pertu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dirty</text:p>
          </table:table-cell>
          <table:table-cell table:style-name="ce26"/>
          <table:table-cell table:style-name="ce21"/>
          <table:table-cell table:style-name="ce33" office:value-type="string" calcext:value-type="string">
            <text:p>specifically with dirt on it rather than dust or soot?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liumav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depressed in the middle, is bowl shaped, is concav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inn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deliciou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i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deep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llassaqanngila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dead serious, never laugh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qun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cute, is lovabl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ngav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curly, is frizz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paa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covered in dir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arunn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contagious (of laughter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imavoq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consciou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sumassaar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confused, does not know which way to turn, has no idea what to do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nerl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concerned, is worried, is axiiou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or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cloudy (of a liquid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eersa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clean, keeps things clean, practices cleanlines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iip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clea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pu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is choked off by it</text:p>
          </table:table-cell>
          <table:table-cell table:style-name="ce26"/>
          <table:table-cell table:style-name="ce21"/>
          <table:table-cell table:style-name="ce33" office:value-type="string" calcext:value-type="string">
            <text:p>check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asilaar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chap, is greedy, is tight fist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sigisoo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is caught making fun of him/h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atitsi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catching lots of fish (by fishing in a big school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erag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is careful not to harm it, treats it gingerly (someone else's property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ri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calm (of a sea lane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geri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busy cook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burnt (of food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uma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burning, has been ignit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ummar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burning wel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ummarl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burning poor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veq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buried, is in his/her grav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aav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buri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va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brooding, is sitting (of a bird)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llungav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bow legg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giasuppoq </text:p>
          </table:table-cell>
          <table:table-cell office:value-type="string" calcext:value-type="string">
            <text:p>oqaluut susaatsoq</text:p>
          </table:table-cell>
          <table:table-cell table:style-name="ce10" office:value-type="string" calcext:value-type="string">
            <text:p>is bothered by the bright light</text:p>
          </table:table-cell>
          <table:table-cell table:style-name="Default"/>
          <table:table-cell table:style-name="ce10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peqi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bothered by mosquito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pig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is bothered by it, feels pain in it, finds it unpleasant</text:p>
          </table:table-cell>
          <table:table-cell table:style-name="ce26"/>
          <table:table-cell table:style-name="ce21"/>
          <table:table-cell table:style-name="ce33" office:value-type="string" calcext:value-type="string">
            <text:p>check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nunngo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bor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gill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blunt, nees sharpening (of a pencil)</text:p>
          </table:table-cell>
          <table:table-cell table:style-name="ce26"/>
          <table:table-cell table:style-name="ce21"/>
          <table:table-cell table:style-name="ce33" office:value-type="string" calcext:value-type="string">
            <text:p>restriction OK?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gian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blinding (e.g. or light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giag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is blinded by it (e.g. <text:s/>strong light)</text:p>
          </table:table-cell>
          <table:table-cell table:style-name="ce26"/>
          <table:table-cell table:style-name="ce21"/>
          <table:table-cell table:style-name="ce33" office:value-type="string" calcext:value-type="string">
            <text:p>grammar not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pil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bent on doing wrong, has evil deeds in min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uallagaavoq </text:p>
          </table:table-cell>
          <table:table-cell office:value-type="string" calcext:value-type="string">
            <text:p>oqaluut susaatsoq</text:p>
          </table:table-cell>
          <table:table-cell table:style-name="ce10" office:value-type="string" calcext:value-type="string">
            <text:p>is being burned</text:p>
          </table:table-cell>
          <table:table-cell table:style-name="Default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tsaas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avoricious, is never satisfied, always wants mor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l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angry, is in a bad mood, is irritabl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gar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an excellent coo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iaallu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an early riser, gets up early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kinngusis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always with his/her frien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il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almost drowning, is almost choking to death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alive, lives, is bor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alive and well (of a belief, for example);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erag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is afraid to impose upon him/h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asilaar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afraid of what might happe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latsaasui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acquisitive, always wants more, is never satisfied with what he/she ha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tsoqqu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is accustomed to it from an early ag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uunnap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accostomed to some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kkaa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is accostomed to it, has gotten used to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aarsa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is about to complete it, puts the finishing touches on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anngunar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a suffocating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kkarserii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s a slow learn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g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is a part of it (subject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ikujutt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is a little dirty, is lightly soil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por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s a good paddler, is good at paddling a kaya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sio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investigates its meaning, studies its mean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arinia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investigates it to determine what it i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i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Inuit, Eskimo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ariti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introduces himself/herself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ariti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introduces him/her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aritits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introduc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aroorniuti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intoxicant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mmut </text:p>
          </table:table-cell>
          <table:table-cell table:style-name="ce13" office:value-type="string" calcext:value-type="string">
            <text:p>taggit</text:p>
          </table:table-cell>
          <table:table-cell table:style-name="ce17" office:value-type="string" calcext:value-type="string">
            <text:p>into, toward the insid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aluk </text:p>
          </table:table-cell>
          <table:table-cell office:value-type="string" calcext:value-type="string">
            <text:p>taggit</text:p>
          </table:table-cell>
          <table:table-cell table:style-name="ce10" office:value-type="string" calcext:value-type="string">
            <text:p>intestine/gu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sumaqarti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interprets it in a certain way, understands it in a particular way, finds it has a meaning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ikkerso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interior wall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ikkersu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interior wall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aqutissa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insulation (for buidings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sumaallior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insufficiently thoughfulness, characteristic of acting without due considerat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tsersu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instructs, teach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tserso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instructs him/her, teaches him/her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tsersuu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instructs him/her, teaches him/her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tsersuuss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instructs him/her, teaches him/her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tsersuis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instructor, teach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tsersuu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instructions, user's manua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ginniffi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institution prividing social services (e.g. an assisted living institution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alasse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installs windodws in it (a building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alassiivoq</text:p>
          </table:table-cell>
          <table:table-cell table:style-name="ce12" office:value-type="string" calcext:value-type="string">
            <text:p>oqaluut susaatsoq</text:p>
          </table:table-cell>
          <table:table-cell table:style-name="ce17" office:value-type="string" calcext:value-type="string">
            <text:p>installs windodws in it (a building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verti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installs him/her in a new official position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sumassarsisitaa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inspirat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spektøri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inspector, superintendan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eqqe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inserts a wick into it (an oil lamp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qarfik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innkeeper</text:p>
          </table:table-cell>
          <table:table-cell table:style-name="ce26"/>
          <table:table-cell table:style-name="ce21"/>
          <table:table-cell table:style-name="ce33" office:value-type="string" calcext:value-type="string">
            <text:p>check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tigo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innermost layer of cloth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orliit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inner part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ersima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inebriation, intoxication, state of drunkenness,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dustrii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industr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dustreeqarf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industrial area, industrial tow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-ila </text:p>
          </table:table-cell>
          <table:table-cell table:style-name="Default"/>
          <table:table-cell table:style-name="ce17" office:value-type="string" calcext:value-type="string">
            <text:p>indeed, you bet, absolute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nngullugu </text:p>
          </table:table-cell>
          <table:table-cell table:style-name="ce12" office:value-type="string" calcext:value-type="string">
            <text:p>oqaluut</text:p>
          </table:table-cell>
          <table:table-cell table:style-name="ce17" office:value-type="string" calcext:value-type="string">
            <text:p>including it, inclusive of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nngu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include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nnguss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includes <text:s/>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uallaasarfi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incinerator, crematorium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kkaneq-marlunngorlugit </text:p>
          </table:table-cell>
          <table:table-cell table:style-name="ce13" office:value-type="string" calcext:value-type="string">
            <text:p>oqaluut</text:p>
          </table:table-cell>
          <table:table-cell table:style-name="ce17" office:value-type="string" calcext:value-type="string">
            <text:p>in twelve parts, in twelve piec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arlummut </text:p>
          </table:table-cell>
          <table:table-cell table:style-name="Default"/>
          <table:table-cell table:style-name="ce17" office:value-type="string" calcext:value-type="string">
            <text:p>in the opposite direction, toward the wrong side </text:p>
          </table:table-cell>
          <table:table-cell table:style-name="ce26"/>
          <table:table-cell table:style-name="ce21"/>
          <table:table-cell table:style-name="ce33" office:value-type="string" calcext:value-type="string">
            <text:p>check akavet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saq </text:p>
          </table:table-cell>
          <table:table-cell table:style-name="Default"/>
          <table:table-cell table:style-name="ce17" office:value-type="string" calcext:value-type="string">
            <text:p>in the old days, in the olden days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ngerlanerani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in the course of …</text:p>
          </table:table-cell>
          <table:table-cell table:style-name="ce26"/>
          <table:table-cell table:style-name="ce21"/>
          <table:table-cell table:style-name="ce33" office:value-type="string" calcext:value-type="string">
            <text:p>grammar not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aliallaannaq </text:p>
          </table:table-cell>
          <table:table-cell table:style-name="ce13" office:value-type="string" calcext:value-type="string">
            <text:p>oqaaseeraq</text:p>
          </table:table-cell>
          <table:table-cell table:style-name="ce17" office:value-type="string" calcext:value-type="string">
            <text:p>in the blik of an eye, as quick as you could say Jack Robins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ertortumik </text:p>
          </table:table-cell>
          <table:table-cell table:style-name="ce11" office:value-type="string" calcext:value-type="string">
            <text:p>taggit</text:p>
          </table:table-cell>
          <table:table-cell table:style-name="ce25" office:value-type="string" calcext:value-type="string">
            <text:p>in secret, in total secrec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kkanilinngorlugit </text:p>
          </table:table-cell>
          <table:table-cell table:style-name="ce14" office:value-type="string" calcext:value-type="string">
            <text:p>oqaluut</text:p>
          </table:table-cell>
          <table:table-cell table:style-name="ce17" office:value-type="string" calcext:value-type="string">
            <text:p>in eleven parts, in eleven piec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ars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immitates, copi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a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immitates him/her, copies him/her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uaaneq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imitating, copying, citation, the act of cit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ua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imitates it, copies it, cite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iga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igloo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tuarsinnarneq </text:p>
          </table:table-cell>
          <table:table-cell table:style-name="ce11" office:value-type="string" calcext:value-type="string">
            <text:p>taggit</text:p>
          </table:table-cell>
          <table:table-cell table:style-name="ce10" office:value-type="string" calcext:value-type="string">
            <text:p>idleness, lazy, not willing to do anything</text:p>
          </table:table-cell>
          <table:table-cell table:style-name="Default"/>
          <table:table-cell table:style-name="ce10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isumassarsi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idea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D-korti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ID, personal identity card for bank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li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iceber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at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ice scoo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rners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ice hole, puddl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morluinnaq </text:p>
          </table:table-cell>
          <table:table-cell table:style-name="ce12" office:value-type="string" calcext:value-type="string">
            <text:p>oqaaseeraq</text:p>
          </table:table-cell>
          <table:table-cell table:style-name="ce17" office:value-type="string" calcext:value-type="string">
            <text:p>I swear it's true, Honestly!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ortuutilerpunga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I can't hold it, I'm about to wet my pant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tikillior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hypoxia, lack of oxyge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rtuusaart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hypocrite, someone two-fac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versio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hyena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ermik nukissiorfik </text:p>
          </table:table-cell>
          <table:table-cell table:style-name="ce13" office:value-type="string" calcext:value-type="string">
            <text:p>taggit</text:p>
          </table:table-cell>
          <table:table-cell table:style-name="ce17" office:value-type="string" calcext:value-type="string">
            <text:p>hydroelectric plan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ttut piginnaatitaaffiit </text:p>
          </table:table-cell>
          <table:table-cell table:style-name="ce12" office:value-type="string" calcext:value-type="string">
            <text:p>taggit qasseersiut</text:p>
          </table:table-cell>
          <table:table-cell table:style-name="ce17" office:value-type="string" calcext:value-type="string">
            <text:p>human rights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human being, mand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vammapput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uddle up next to each other to keep warm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3" office:value-type="string" calcext:value-type="string">
            <text:p>inissaaleqi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housing shortag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oqatigiipput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housemates, apartment mat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oqutigii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household, group sharing dwelling space regardless of family ti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k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house rui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hous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nisimmavik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hotel, boarding hous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sisarf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hotel</text:p>
          </table:table-cell>
          <table:table-cell table:style-name="ce26"/>
          <table:table-cell table:style-name="ce21"/>
          <table:table-cell table:style-name="ce33" office:value-type="string" calcext:value-type="string">
            <text:p>akunnittarfik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ar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homicide, murd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nniagassat </text:p>
          </table:table-cell>
          <table:table-cell office:value-type="string" calcext:value-type="string">
            <text:p>taggit qasseersiut </text:p>
          </table:table-cell>
          <table:table-cell table:style-name="ce17" office:value-type="string" calcext:value-type="string">
            <text:p>homework, lessons </text:p>
          </table:table-cell>
          <table:table-cell table:style-name="ce30" office:value-type="string" calcext:value-type="string">
            <text:p>ilinniagassanik ataasiakkaanik kursuseqarneq </text:p>
          </table:table-cell>
          <table:table-cell table:style-name="ce17" office:value-type="string" calcext:value-type="string">
            <text:p>adult education course in a single subject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igis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home, residenc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issianik nakkutilliis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home inspecto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lliv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hollows it ou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er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holds it sacred, hallow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sa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hits target with a stone thrown with a sl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aanna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hits just where the animal was a moment earli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aannaa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hits just where the animal was a moment earli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iga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hits it without killing it, ricochets off of it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peraa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hits it against some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aro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hits him/her in the ey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igu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his/her mouth is water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gaal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is/her (subject's) feet are freezing, has very cold fee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gaarsi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is/her (subject's) feet are freezing, has very cold fee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uttai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his/her (a king or queen's) subjects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i </text:p>
          </table:table-cell>
          <table:table-cell table:style-name="ce12" office:value-type="string" calcext:value-type="string">
            <text:p>taggit qasseersiut</text:p>
          </table:table-cell>
          <table:table-cell table:style-name="ce17" office:value-type="string" calcext:value-type="string">
            <text:p>his cards, his hand (in a game of cards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ermiutarsu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hippopotamu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nut </text:p>
          </table:table-cell>
          <table:table-cell table:style-name="Default"/>
          <table:table-cell table:style-name="ce17" office:value-type="string" calcext:value-type="string">
            <text:p>himself/herself, to himself/herself, for himself/herself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nik </text:p>
          </table:table-cell>
          <table:table-cell table:style-name="Default"/>
          <table:table-cell table:style-name="ce17" office:value-type="string" calcext:value-type="string">
            <text:p>himself, herself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ullu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hilly terrai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aarsu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hillside, slope, bluff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nnaallagiaq sakkorto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high voltage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ert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ides, goes into hid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erto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hides it, conceal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erf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hide-stretching fram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u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helps, assists, support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orsi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helps, assists, support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u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elps out, lends a han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ul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elps out a little, lends a han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upisisa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elps out a little, lends a han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o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helps him/her, assists him/her, supports him/her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orse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helps him/her, assists him/her, supports him/her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quse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helps him/h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uiumatussus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helpfulnes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orti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helper, assistan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orneqar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help, assistance, suppor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ui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help, assistance, suppor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uut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help, assistance, suppor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ffiap-isua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heel of a loaf of brea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k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heavy, hard wood, driftwoo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nniartitsisuu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head teach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g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he/she holds that opinion, that (object) is what he/she mean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lluaqqusi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e/she asked me to say hi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luu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e is keeping someone outside the, he is not inclusiv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aroor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e is high on drugs/intoxicants/narcotic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aarsa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e goes from a transition from one phase to anoth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naars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he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vikkat qaleriissat </text:p>
          </table:table-cell>
          <table:table-cell table:style-name="ce13" office:value-type="string" calcext:value-type="string">
            <text:p>taggit qasseersiut</text:p>
          </table:table-cell>
          <table:table-cell table:style-name="ce17" office:value-type="string" calcext:value-type="string">
            <text:p>haystack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la-tupinnaq! </text:p>
          </table:table-cell>
          <table:table-cell table:style-name="Default"/>
          <table:table-cell table:style-name="ce17" office:value-type="string" calcext:value-type="string">
            <text:p>Have you ever seen such a thing?, Would you look at that!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lipput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ve become fewer, are few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kalipput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ve become (more) numerous</text:p>
          </table:table-cell>
          <table:table-cell table:style-name="ce26"/>
          <table:table-cell table:style-name="ce21"/>
          <table:table-cell table:style-name="ce33" office:value-type="string" calcext:value-type="string">
            <text:p>amerlatsipput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ors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sn't managed to do it, is not able to keep u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kuluuteq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s worries, has anxieti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mmoo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has whooping cough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kkile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s to stand and watch while others ea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eraartitsiv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has tears in his/her eyes, is tear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gisi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has something to drink with his/her mea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gise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has something to drink with his/her mea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or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s rigor mortis, is stiff (of a dead body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nnimis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s respect for someone/something, is considerate, is respectful, is modes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imig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has respect for it, does not want to disturb him/her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imm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has regained consciousnes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pingiag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has pain, suffers pain, does not feel well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pigus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s pain, suffers pain, does not feel wel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tiginngilaa </text:p>
          </table:table-cell>
          <table:table-cell office:value-type="string" calcext:value-type="string">
            <text:p>oqaluut susalik</text:p>
          </table:table-cell>
          <table:table-cell table:style-name="ce24" office:value-type="string" calcext:value-type="string">
            <text:p><text:a xlink:href="https://oqaasileriffik.gl/dict/?ex=81198" xlink:type="simple">has no objection</text:a>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or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s matured, is mature</text:p>
          </table:table-cell>
          <table:table-cell table:style-name="ce26"/>
          <table:table-cell table:style-name="ce21"/>
          <table:table-cell table:style-name="ce33" office:value-type="string" calcext:value-type="string">
            <text:p>of human beings?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sav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s lost its wing feathers while molt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ersunnippoq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has little flavor, is almost without tast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kk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has learned some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kka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has learned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nnguvoq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has internal pains, has abdominal pain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lig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has him/her as a teammate, is in the same club as object as <text:s/>he/she is a member of the club as subjec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rsimal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s grown up, has reached his/her majority, is legally competen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r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s grown u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nugaarup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s gotten strong enough after an illness to go for long walks,has grown so much he can reach every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erp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s gotten roughly to the middle of the fjor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seriss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s gotten fogg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pa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s gotten dirty, is soil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v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s gotten bigger, has increased in siz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ser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s good posture, stands straight</text:p>
          </table:table-cell>
          <table:table-cell table:style-name="ce26"/>
          <table:table-cell table:style-name="ce21"/>
          <table:table-cell table:style-name="ce33" office:value-type="string" calcext:value-type="string">
            <text:p>check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sig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s good eyes, has sharp eyes, has good vision, has good eyesigh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niiginna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has given up on it, does nothing with it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minee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has given it up, has abandoned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mineerivoq</text:p>
          </table:table-cell>
          <table:table-cell table:style-name="ce12" office:value-type="string" calcext:value-type="string">
            <text:p>oqaluut susaatsoq</text:p>
          </table:table-cell>
          <table:table-cell table:style-name="ce17" office:value-type="string" calcext:value-type="string">
            <text:p>has given it up, has abandoned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ita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s eaten to much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eqqa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s drown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eer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s difficulties recognizing his/her limitations</text:p>
          </table:table-cell>
          <table:table-cell table:style-name="ce26"/>
          <table:table-cell table:style-name="ce21"/>
          <table:table-cell table:style-name="ce33" office:value-type="string" calcext:value-type="string">
            <text:p>chec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kuallagussaa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s died in a house fir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ll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s developed poor eyesight, does not see well anymor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mal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has contents, is full, is full of …</text:p>
          </table:table-cell>
          <table:table-cell table:style-name="ce26"/>
          <table:table-cell table:style-name="ce21"/>
          <table:table-cell table:style-name="ce33" office:value-type="string" calcext:value-type="string">
            <text:p>grammar not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ak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s come to lie at an angle, gets out of kilt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ffipput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s come to hear people sing, has come to hear sing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oriaqq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s calmed down, has died down (of the wind), has slacken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ori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s calmed down, has died down (of the wind), has slacken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illu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has been pushed in, has been dent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l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s bad cards in his/her han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r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s an orgasm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ssarsi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s an idea, has an inspiration</text:p>
          </table:table-cell>
          <table:table-cell table:style-name="ce26" office:value-type="string" calcext:value-type="string">
            <text:p>kingornginnaatigut isumassarsivoq </text:p>
          </table:table-cell>
          <table:table-cell table:style-name="ce21" office:value-type="string" calcext:value-type="string">
            <text:p>has excellent hindsight, is clever after the fact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tutsitsi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s a ringing in his/her ears, suffers from tinitus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lerasu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has a guilty conscience, is upset to have done <text:s/>something ba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illar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s a big apetite, is good at k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meq qequl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hard wat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qatigiiler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happy compromise, amicable agreemen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putaaj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ppens to break his/her paddle, happens to break his/her oa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eqqi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hangs it in a rod or a line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nioqqaa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ngs clothes up to dr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ili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hangar</text:p>
          </table:table-cell>
          <table:table-cell table:style-name="ce26" office:value-type="string" calcext:value-type="string">
            <text:p>timmisartunut iniliaq </text:p>
          </table:table-cell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vikki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handicraft work with grass</text:p>
          </table:table-cell>
          <table:table-cell table:style-name="ce26"/>
          <table:table-cell table:style-name="ce21"/>
          <table:table-cell table:style-name="ce33" office:value-type="string" calcext:value-type="string">
            <text:p>chec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nnarluu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handicap, <text:s/>abnormalit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eqqaanni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half awake, bleary eyed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leqq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habit, custom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ki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gum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erasuu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guilty conscienc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ppaa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group of peopl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orii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group of cousin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ssillua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greets him/her nice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ssiv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greets him/her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ssinnipp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greets him/her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lluaqqussut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greet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mi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Greenlandic food, Greenlandic cuisin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gujoq </text:p>
          </table:table-cell>
          <table:table-cell table:style-name="Default"/>
          <table:table-cell table:style-name="ce17" office:value-type="string" calcext:value-type="string">
            <text:p>Great to see you again! Long time on see!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arukitsoq</text:p>
          </table:table-cell>
          <table:table-cell table:style-name="ce13" office:value-type="string" calcext:value-type="string">
            <text:p>taggit</text:p>
          </table:table-cell>
          <table:table-cell table:style-name="ce17" office:value-type="string" calcext:value-type="string">
            <text:p>great au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erfup ujarattaa </text:p>
          </table:table-cell>
          <table:table-cell table:style-name="ce13" office:value-type="string" calcext:value-type="string">
            <text:p>taggit</text:p>
          </table:table-cell>
          <table:table-cell table:style-name="ce17" office:value-type="string" calcext:value-type="string">
            <text:p>graveston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errup ujarattaa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graveston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erfi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grave</text:p>
          </table:table-cell>
          <table:table-cell table:style-name="ce26"/>
          <table:table-cell table:style-name="ce21"/>
          <table:table-cell table:style-name="ce33" office:value-type="string" calcext:value-type="string">
            <text:p>ataas iliveq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erri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grave</text:p>
          </table:table-cell>
          <table:table-cell table:style-name="ce26"/>
          <table:table-cell table:style-name="ce21"/>
          <table:table-cell table:style-name="ce33" office:value-type="string" calcext:value-type="string">
            <text:p>ataas iliveq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v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grav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isaasa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grate in front of an oven</text:p>
          </table:table-cell>
          <table:table-cell table:style-name="ce26"/>
          <table:table-cell table:style-name="ce21"/>
          <table:table-cell table:style-name="ce33" office:value-type="string" calcext:value-type="string">
            <text:p>or fireplace?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vikka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grass, hay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ttu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grandfather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natsiniu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gram. imperative moo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ivangkiiliu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gospel, serm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lluarit! </text:p>
          </table:table-cell>
          <table:table-cell table:style-name="Default"/>
          <table:table-cell table:style-name="ce17" office:value-type="string" calcext:value-type="string">
            <text:p>Goodbye! Be well! See you!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lluuti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good food <text:s text:c="3"/>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eqqorissaar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good behavior, proper behavio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erlaneq tamakkerlugu </text:p>
          </table:table-cell>
          <table:table-cell table:style-name="ce12" office:value-type="string" calcext:value-type="string">
            <text:p>oqaluut</text:p>
          </table:table-cell>
          <table:table-cell table:style-name="ce17" office:value-type="string" calcext:value-type="string">
            <text:p>going as fast as subject ca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erla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goes, runs, is in progres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erfi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goes to view the grav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mmuk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goes to the inside, goes into some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a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goes to far, overshoots the mark, is exaggerat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asa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goes to far, overshoots the mark, is exaggerat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nnaa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goes to bed with her, has sex with her, put a child to sleep, snuggle until it sleeps, read night time stories to the child, sing a lullaby <text:s text:c="9"/></text:p>
          </table:table-cell>
          <table:table-cell table:style-name="ce26"/>
          <table:table-cell table:style-name="ce21"/>
          <table:table-cell table:style-name="ce33" office:value-type="string" calcext:value-type="string">
            <text:p>or him?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ajaallu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goes to bed ear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goes to b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unn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goes there, goes over ther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uunaqq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goes that wa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erlaniata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goes quickly, goes at a good rate of spe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kivig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goes on board it, gets into it (a means of transportation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aar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goes on boar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kkiss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goes arund brooding over some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erlaqatig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goes along with him/her, accompanies him/her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iallorpaa (ingialluivoq)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goes along with him/her, accompanies him/her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karl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goes aground, hits a reef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gaasariarput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go outside to cook food outdoor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aapput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go in in large numbers, stream i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ertarf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glass, shot glass, snift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alaami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glass, shard of glas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alaassanut agguu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glass cutter, tool used for scoring glas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aruar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gives up completely, relents, agrees to go along with some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liutissi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gives him/her something to think abou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gives him/her something to drin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mmi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gives him/her a sign with his/her ey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killun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gingivitis, periodontal dease, chronic gum diseas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orujussu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giant, huge pers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kull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gets worried, becomes concern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igar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gets turned down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sumassarsiar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gets the idea to …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si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gets tears in his/her eyes from smoke, is tearing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merlaarsiv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gets tears in his/her ey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ats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gets stronger, increases in strength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ip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gets something in his/her ey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nge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gets sick, falls il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ikkaav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gets rejected time after time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kiv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gets on board, gets into a vehicle or other means of transportat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kataav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gets molest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ummarissiv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gets it to burn brighter (e.g. a seal-oil lamp or fire in a fireplace)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nut pilliutiinn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gets involved is something he/she will not be able to accomplish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geer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gets hoarse, gets a hoarse voic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ert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gets drinking wat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ip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gets down on his/her haunch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gutserpoq </text:p>
          </table:table-cell>
          <table:table-cell office:value-type="string" calcext:value-type="string">
            <text:p>oqaluut susaatsoq</text:p>
          </table:table-cell>
          <table:table-cell table:style-name="ce26" office:value-type="string" calcext:value-type="string">
            <text:p>gets damp, becomes moist</text:p>
          </table:table-cell>
          <table:table-cell table:style-name="Default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guttarpoq </text:p>
          </table:table-cell>
          <table:table-cell office:value-type="string" calcext:value-type="string">
            <text:p>oqaluut susaatsoq</text:p>
          </table:table-cell>
          <table:table-cell table:style-name="ce26" office:value-type="string" calcext:value-type="string">
            <text:p>gets damp, becomes mois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arl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gets damaged, has been damag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ar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gets confused</text:p>
          </table:table-cell>
          <table:table-cell table:style-name="ce26"/>
          <table:table-cell table:style-name="ce21"/>
          <table:table-cell table:style-name="ce33"/>
          <table:table-cell office:value-type="string" calcext:value-type="string">
            <text:p>can also mean: Has no more meaning (?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isumm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gets an idea, has the idea that …</text:p>
          </table:table-cell>
          <table:table-cell table:style-name="ce26"/>
          <table:table-cell table:style-name="ce21"/>
          <table:table-cell table:style-name="ce33" office:value-type="string" calcext:value-type="string">
            <text:p>grammar not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sikkaneq-aapperpai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gets a twelfth after having gotten eleve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nge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gets a little bit of it, gets some of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ngi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gets a little bit of it, gets some of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ersi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gets a light from someone</text:p>
          </table:table-cell>
          <table:table-cell table:style-name="ce26"/>
          <table:table-cell table:style-name="ce21"/>
          <table:table-cell table:style-name="ce33" office:value-type="string" calcext:value-type="string">
            <text:p>check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kkannerpai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gets a eleventh after having gotten te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ortitsissutissa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gelati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saaffimmik paarsis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gate keeper; guard at an entrance to an institution, a city, and so forth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ummatissaarniarfik </text:p>
          </table:table-cell>
          <table:table-cell table:style-name="ce11" office:value-type="string" calcext:value-type="string">
            <text:p>taggit</text:p>
          </table:table-cell>
          <table:table-cell table:style-name="ce10" office:value-type="string" calcext:value-type="string">
            <text:p>gasstation/fuelling station/a shop to buy fuelling oi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orsiut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garden spad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kaati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games, event featuring various sports competiton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inermi malitsit </text:p>
          </table:table-cell>
          <table:table-cell table:style-name="Default"/>
          <table:table-cell table:style-name="ce17" office:value-type="string" calcext:value-type="string">
            <text:p>funeral process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ummatiss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fuel </text:p>
          </table:table-cell>
          <table:table-cell table:style-name="ce26" office:value-type="string" calcext:value-type="string">
            <text:p>uulia ikummatissaq </text:p>
          </table:table-cell>
          <table:table-cell table:style-name="ce21" office:value-type="string" calcext:value-type="string">
            <text:p>fuel oil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rittu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fruit, harves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ritita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fru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t</text:p>
          </table:table-cell>
          <table:table-cell office:value-type="string" calcext:value-type="string">
            <text:p>taggit qasseersiut </text:p>
          </table:table-cell>
          <table:table-cell table:style-name="ce17" office:value-type="string" calcext:value-type="string">
            <text:p>frost patterns on a window pan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v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frost is forming on it (a wall or window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ulig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front shaft on a spear</text:p>
          </table:table-cell>
          <table:table-cell table:style-name="ce26"/>
          <table:table-cell table:style-name="ce21"/>
          <table:table-cell table:style-name="ce33" office:value-type="string" calcext:value-type="string">
            <text:p>check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kannga </text:p>
          </table:table-cell>
          <table:table-cell table:style-name="Default"/>
          <table:table-cell table:style-name="ce17" office:value-type="string" calcext:value-type="string">
            <text:p>from her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nunnguutsimini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from birth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oqarfittut ikinngutigisaq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friendship city, sister cit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nngutigiin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friendshi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nngu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frien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im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freward shaft on a harpoon tow which the dead is attach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m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fresh water, drinking wat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itsila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frays a little, separates a littl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utsila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frays a little, separates a littl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kkaneq-sisamat </text:p>
          </table:table-cell>
          <table:table-cell table:style-name="ce14" office:value-type="string" calcext:value-type="string">
            <text:p>taggit qasseersiut</text:p>
          </table:table-cell>
          <table:table-cell table:style-name="ce17" office:value-type="string" calcext:value-type="string">
            <text:p>fourtee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s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form, shape, figur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ersugassa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form to be filled ou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kkeerfig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forgives him/her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kkeerfiginnin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forgiveness, the act of forgiving</text:p>
          </table:table-cell>
          <table:table-cell table:style-name="ce26" office:value-type="string" calcext:value-type="string">
            <text:p>ajortulianik isumakkeerfiginninneq </text:p>
          </table:table-cell>
          <table:table-cell table:style-name="ce21" office:value-type="string" calcext:value-type="string">
            <text:p>the forgiveness of sins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oqanngitsumut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forever, in perpetuit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rte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forbids him/her to …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ga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foo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ssutissa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food, nourishment, necessity of lif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ner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follows a seal in a boa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ttuut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folk song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seriattoq </text:p>
          </table:table-cell>
          <table:table-cell table:style-name="ce13" office:value-type="string" calcext:value-type="string">
            <text:p>taggit</text:p>
          </table:table-cell>
          <table:table-cell table:style-name="ce17" office:value-type="string" calcext:value-type="string">
            <text:p>fogg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seriak </text:p>
          </table:table-cell>
          <table:table-cell table:style-name="ce13" office:value-type="string" calcext:value-type="string">
            <text:p>taggit</text:p>
          </table:table-cell>
          <table:table-cell table:style-name="ce17" office:value-type="string" calcext:value-type="string">
            <text:p>fog or smoke in a limited areaja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ul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flutters in the win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erpalav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flows (of a thin liquid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erinnarmiip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floats in the air, hovers in the ai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mm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flies through the air (of a shaman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paassiass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flax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aalla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flashes are visible, there is a gleam in the sky</text:p>
          </table:table-cell>
          <table:table-cell table:style-name="ce26"/>
          <table:table-cell table:style-name="ce21"/>
          <table:table-cell table:style-name="ce33" office:value-type="string" calcext:value-type="string">
            <text:p>specly re lightning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uallajas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flammable, inflammabl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rsaassivoq</text:p>
          </table:table-cell>
          <table:table-cell table:style-name="ce13" office:value-type="string" calcext:value-type="string">
            <text:p>oqaluut susaasalik</text:p>
          </table:table-cell>
          <table:table-cell table:style-name="ce17" office:value-type="string" calcext:value-type="string">
            <text:p>fixes, repairs, correct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rsaa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fixes it, repairs it, correct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rsa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fixes it, repairs it, correct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ueqqaar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first ai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tup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fires a gun to indicate that he/she has shot a caribou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kumatitsivi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fireplace, hearth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uallattoor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fire, raging fire, fire by acciden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14">
          <table:table-cell table:style-name="ce2" office:value-type="string" calcext:value-type="string">
            <text:p>ikuallannermi aniffissi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fire exit, emergency ex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15">
          <table:table-cell table:style-name="ce2" office:value-type="string" calcext:value-type="string">
            <text:p>ikuallanneq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fir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fir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aa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finishes it, complete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aars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finishes it, complete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ssat </text:p>
          </table:table-cell>
          <table:table-cell office:value-type="string" calcext:value-type="string">
            <text:p>taggit qasseersiut (ataas inuak) </text:p>
          </table:table-cell>
          <table:table-cell table:style-name="ce17" office:value-type="string" calcext:value-type="string">
            <text:p>fingers, to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a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finger or to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qussuuppaa</text:p>
          </table:table-cell>
          <table:table-cell office:value-type="string" calcext:value-type="string">
            <text:p>oqaluut susalik</text:p>
          </table:table-cell>
          <table:table-cell table:style-name="ce10" office:value-type="string" calcext:value-type="string">
            <text:p>finds the the child cute and adorable and gives it attention by saying loving things, letting the child know he/she is adorable</text:p>
          </table:table-cell>
          <table:table-cell table:style-name="Default"/>
          <table:table-cell table:style-name="ce10"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qutsaappaa</text:p>
          </table:table-cell>
          <table:table-cell office:value-type="string" calcext:value-type="string">
            <text:p>oqaluut susalik</text:p>
          </table:table-cell>
          <table:table-cell table:style-name="ce10" office:value-type="string" calcext:value-type="string">
            <text:p>finds the child cute/adorable</text:p>
          </table:table-cell>
          <table:table-cell table:style-name="Default"/>
          <table:table-cell table:style-name="ce10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siv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finds meaning in it, finds it meaningfu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lippag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finds him/her qualified, attributes certain abilities to him/her, thinks he/she will amount to some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qug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finds him/her <text:s/>cute, thinks that it is nic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iss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finds a place to live, gets into place, fits into place, <text:s text:c="2"/>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ilissi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finds a bird's nes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ersorpaa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fills it (a form) out, fills in a questionair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ersuivoq</text:p>
          </table:table-cell>
          <table:table-cell table:style-name="ce11" office:value-type="string" calcext:value-type="string">
            <text:p>oqaluut susaasalik</text:p>
          </table:table-cell>
          <table:table-cell table:style-name="ce17" office:value-type="string" calcext:value-type="string">
            <text:p>fills it (a form) out, fills in a questionair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aqutit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filling, packing material to protect content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kkaneq-tallimat </text:p>
          </table:table-cell>
          <table:table-cell table:style-name="ce14" office:value-type="string" calcext:value-type="string">
            <text:p>taggit qasseersiut</text:p>
          </table:table-cell>
          <table:table-cell table:style-name="ce17" office:value-type="string" calcext:value-type="string">
            <text:p>fifteen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a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fiber (in wood, for example);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agu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fiber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aari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ferry land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aartaa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ferry boat, ferr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viang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female breast, udder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noqa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fellow human be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orrisima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feels well, is quite comfortabl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kaal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feels scratchy, feels prick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nuilatsi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feels lonesome, misses having company, whishes thee seas someone to be with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feels left out, feels overlook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aaj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feels <text:s/>discomfort in the eyes, has tired ey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anneq </text:p>
          </table:table-cell>
          <table:table-cell table:style-name="ce13" office:value-type="string" calcext:value-type="string">
            <text:p>taggit</text:p>
          </table:table-cell>
          <table:table-cell table:style-name="ce17" office:value-type="string" calcext:value-type="string">
            <text:p>fathom, six feet (measure of depth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isinnginni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fasts, refrains from eat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isinnginniar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fast, temporary cessation of eat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nna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faovrite dance partn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lisaat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family trait, genetic tra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qut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family member, next of ki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gisa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fami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qutarii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fami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tala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falls into the water without getting very we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falls in the wat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sav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falls apart, collaps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seqqa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falls apart and turns over (of an iceberg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ikkaja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fairly deep place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nukull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faints, passes ou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serl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faints, passes ou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ikkaav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fails to fire time after time (of a firearm)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sarussa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eyeglasses, glasses, spectacles, spec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a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eyeglasses, glass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arussat puuat </text:p>
          </table:table-cell>
          <table:table-cell table:style-name="ce13" office:value-type="string" calcext:value-type="string">
            <text:p>taggit</text:p>
          </table:table-cell>
          <table:table-cell table:style-name="ce17" office:value-type="string" calcext:value-type="string">
            <text:p>eyeglass cas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siginnittuus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eye witnes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lerfi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eye socke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t-nakorsaat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eye doctor, ophthalmologis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lun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eye disease, eye disord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ey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liutissiissut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expert opinion, written evaluation of some problem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imasassarsior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expedition, research tri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masu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expects something, is counting on some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mag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expects it, assumes that it will happe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masun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expectat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ngersuav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exerts himself/herself, makes a big effort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kii! </text:p>
          </table:table-cell>
          <table:table-cell table:style-name="Default"/>
          <table:table-cell table:style-name="ce17" office:value-type="string" calcext:value-type="string">
            <text:p>exclamation expressing the feeling being immersed in cold wat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ersali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excavation, pit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larrallattaa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exaggerates it, says too much about it, says it too many tim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asaa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exaggerate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asattajaari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exaggerate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asattumik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exaggeratedly, in an exaggerated mann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llattaari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exagerat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alluni </text:p>
          </table:table-cell>
          <table:table-cell table:style-name="ce12" office:value-type="string" calcext:value-type="string">
            <text:p>oqaluut</text:p>
          </table:table-cell>
          <table:table-cell table:style-name="ce17" office:value-type="string" calcext:value-type="string">
            <text:p>even more, even more so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ivangkiiliulersaart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evangelis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ivangkilisti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evangelis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iaat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ethnic group, a peopl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iaqatigii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ethnic group, a peopl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.il. </text:p>
          </table:table-cell>
          <table:table-cell office:value-type="string" calcext:value-type="string">
            <text:p>naleqq ilaalu ilanngullugit </text:p>
          </table:table-cell>
          <table:table-cell table:style-name="ce17" office:value-type="string" calcext:value-type="string">
            <text:p>etc., et cetera, and so forth, and so 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alu ilanngullugit </text:p>
          </table:table-cell>
          <table:table-cell office:value-type="string" calcext:value-type="string">
            <text:p>oqaluut</text:p>
          </table:table-cell>
          <table:table-cell table:style-name="ce17" office:value-type="string" calcext:value-type="string">
            <text:p>et cetera, etc., and so on, and so forth,</text:p>
          </table:table-cell>
          <table:table-cell table:style-name="ce26"/>
          <table:table-cell table:style-name="ce21"/>
          <table:table-cell table:style-name="ce33" office:value-type="string" calcext:value-type="string">
            <text:p>naalisarnera il.il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ammik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especially, to a very high degre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gi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esophagu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istili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epistl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aaffi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entryway, gate (e.g. to a city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aariaq </text:p>
          </table:table-cell>
          <table:table-cell table:style-name="ce13" office:value-type="string" calcext:value-type="string">
            <text:p>taggit</text:p>
          </table:table-cell>
          <table:table-cell table:style-name="ce17" office:value-type="string" calcext:value-type="string">
            <text:p>entrance, the way i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sertarfik </text:p>
          </table:table-cell>
          <table:table-cell table:style-name="ce13" office:value-type="string" calcext:value-type="string">
            <text:p>taggit</text:p>
          </table:table-cell>
          <table:table-cell table:style-name="ce17" office:value-type="string" calcext:value-type="string">
            <text:p>entrance, entrywa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s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enters, goes in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kann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enters shallow water, comes into the shallow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v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enlarges is, adds to it, makes it bigg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eniøri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engine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sarsio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endeavors to attract follower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end, outer edge, last par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attaqattaapput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encourage each other without anyone daring to go firs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a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empties it, drinks it u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arsivoq</text:p>
          </table:table-cell>
          <table:table-cell table:style-name="ce13" office:value-type="string" calcext:value-type="string">
            <text:p>oqaluut susaasalik</text:p>
          </table:table-cell>
          <table:table-cell table:style-name="ce17" office:value-type="string" calcext:value-type="string">
            <text:p>empties it, drinks it u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tissarsiutitaarniarnermi tapersiinissamut ataatsimiitit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employment compensation committe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aaq </text:p>
          </table:table-cell>
          <table:table-cell office:value-type="string" calcext:value-type="string">
            <text:p>taggit</text:p>
          </table:table-cell>
          <table:table-cell table:style-name="ce24" office:value-type="string" calcext:value-type="string">
            <text:p><text:a xlink:href="https://oqaasileriffik.gl/dict/?lex=128308" xlink:type="simple">embryo</text:a>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kkanilli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eleve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nnaallagia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electricit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aallagisseris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electricia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aallagissap akimmisaarnera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electrical resistanc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aallagissiorf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electrical power plant, power plan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aallagissap nukinga </text:p>
          </table:table-cell>
          <table:table-cell office:value-type="string" calcext:value-type="string">
            <text:p>taggit</text:p>
          </table:table-cell>
          <table:table-cell table:style-name="ce21" office:value-type="string" calcext:value-type="string">
            <text:p>electric power, electrical energy</text:p>
          </table:table-cell>
          <table:table-cell table:style-name="ce26"/>
          <table:table-cell table:style-name="Default"/>
          <table:table-cell table:style-name="ce33" office:value-type="string" calcext:value-type="string">
            <text:p>both?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usi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elbow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si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egg white, albumen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va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egg in a nest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linniarnermut ikiorsiissutit </text:p>
          </table:table-cell>
          <table:table-cell table:style-name="ce12" office:value-type="string" calcext:value-type="string">
            <text:p>taggit qasseersiut</text:p>
          </table:table-cell>
          <table:table-cell table:style-name="ce17" office:value-type="string" calcext:value-type="string">
            <text:p>educatonal supplement, educational suppor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per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eats something in addition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verut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earring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terialluso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early riser, morning person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tiaalluso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early riser, morning person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nuar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dwarf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itsa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drying rack (e.g. for fish or meat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nioqqav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drying rack</text:p>
          </table:table-cell>
          <table:table-cell table:style-name="ce26"/>
          <table:table-cell table:style-name="ce21"/>
          <table:table-cell table:style-name="ce33" office:value-type="string" calcext:value-type="string">
            <text:p>for meat or fish?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ersimas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drun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drum ski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alaasa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drum head, drum skin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i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drowns, suffocat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kkee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drives it out of his/her head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tsangaalersippaa</text:p>
          </table:table-cell>
          <table:table-cell office:value-type="string" calcext:value-type="string">
            <text:p><text:s/>oqaluut susalik</text:p>
          </table:table-cell>
          <table:table-cell table:style-name="ce17" office:value-type="string" calcext:value-type="string">
            <text:p>drives him/her crazy, makes him/her lose his/her mind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me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drinks (in general), drinks alcoho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iss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drinking wat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artorf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drinking glass, tumbl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innge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drinker, <text:s/>someone fond of drink, an alcoholic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ga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dregs, particles settled at the bottom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naarniapilun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doubtful business practic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s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dol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p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doesn't suffice, will not do, falls shor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tto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doesn't suffice, will not do, falls shor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ag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doesn't like it, finds it bothersom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aginnipp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doesn't like it, finds it bothersom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qulatsiv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doesn't have enough in it, contains an insufficient amount,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mmarli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doesn't feel well, fills il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aqq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does what the others do, goes along with the crow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eqqumiso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does what he/she usually does, behaves in his/her usual wa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mee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does things properly, deals with things careful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sumaalli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does something without giving it much thought, does something <text:s/>impulsive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atsulio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does something unacceptable, does something inexcusabl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ertu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does something in secret, does something surreptitous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imiilli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does something direspectful, does something inconsiderat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imiis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does something direspectful, does something inconsiderat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o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does some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gu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does not resis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erananngilaq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does not need to be haldled carefully, is not delicat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riinnarpaa </text:p>
          </table:table-cell>
          <table:table-cell office:value-type="string" calcext:value-type="string">
            <text:p>oqaluut susalik</text:p>
          </table:table-cell>
          <table:table-cell table:style-name="ce11" office:value-type="string" calcext:value-type="string">
            <text:p>does not find fault with it, puts up with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unga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does it slowly, takes a long time doing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a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does his/her (own) hair, arranges his/her (own) hai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nee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do something oneself, works independent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qatigiinngin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disunity. lack of agreemen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meq akuits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distilled wat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muunngissus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dishonesty, mendacit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muunngits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dishonest, untru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erfio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disg a grav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ilun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discomfort in the anus, hemerrhoids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gita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discards, trash, garbage, refus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erart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discarded clo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erto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dirt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dirt, grim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ginninnermi pisort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director of a social service facilit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nikip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dies young, has a short lif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tsinngitsoo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didn't work out, didn't succe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riartor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developmen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sumatsan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desperation, depression, panic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lusilersorpaa</text:p>
          </table:table-cell>
          <table:table-cell table:style-name="ce11" office:value-type="string" calcext:value-type="string">
            <text:p>oqaluut susalik</text:p>
          </table:table-cell>
          <table:table-cell table:style-name="ce17" office:value-type="string" calcext:value-type="string">
            <text:p>designs, makes lay-ou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silersui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design, plan, lay-ou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ila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desert, abandoned plac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oqajuits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deser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ers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depression, low place on a surface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terlak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depression in a landscape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4" office:value-type="string" calcext:value-type="string">
            <text:p>isumatsassimangaar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depression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lisivoq </text:p>
          </table:table-cell>
          <table:table-cell table:style-name="ce11" office:value-type="string" calcext:value-type="string">
            <text:p>oqaluut susaatsoq</text:p>
          </table:table-cell>
          <table:table-cell table:style-name="Default" office:value-type="string" calcext:value-type="string">
            <text:p>deposit</text:p>
          </table:table-cell>
          <table:table-cell table:style-name="ce26" office:value-type="string" calcext:value-type="string">
            <text:p>aningaasanik ilisivoq </text:p>
          </table:table-cell>
          <table:table-cell table:style-name="ce21" office:value-type="string" calcext:value-type="string">
            <text:p>deposits money into a bank account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ia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depopulates it, removes its peopl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kkoortortaqarf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depatment, branch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erlanasu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departs quic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qarnermut Pisortaqarfik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department of hous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kkoortoqarfimmi pisortaq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department chairperson, department hea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kkoortoqarfik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department</text:p>
          </table:table-cell>
          <table:table-cell table:style-name="ce26" office:value-type="string" calcext:value-type="string">
            <text:p>sulisoqarnermut immikkoortoqarfik </text:p>
          </table:table-cell>
          <table:table-cell table:style-name="ce21" office:value-type="string" calcext:value-type="string">
            <text:p>personel department, HR deparmtment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siuut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definition (of a word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ersor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defense</text:p>
          </table:table-cell>
          <table:table-cell table:style-name="ce26" office:value-type="string" calcext:value-type="string">
            <text:p>imminut illersorneq </text:p>
          </table:table-cell>
          <table:table-cell table:style-name="ce21" office:value-type="string" calcext:value-type="string">
            <text:p>self defense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ersu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defends, protect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erso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defends himself/herself, fights bac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erso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defends him/her/it, protects him/her/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ersorti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defender, protecto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nngaat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deduction from income, amount taken out for tax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aagutaasa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decorating comb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p-normua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Danish personal identification numb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nnik nalunaarsuisarf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Danish National Register, national population regist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eruul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dandelion, member of the genus <text:span text:style-name="T1">Taraxacum;</text:span>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o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dance partn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alaamineq ulamertoq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cylidrical glasswar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ort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cuts pea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ua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cuts it u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se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cuts it out, makes it the right shape by cutting or saw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serivoq</text:p>
          </table:table-cell>
          <table:table-cell table:style-name="ce13" office:value-type="string" calcext:value-type="string">
            <text:p>oqaluut susaasalik</text:p>
          </table:table-cell>
          <table:table-cell table:style-name="ce17" office:value-type="string" calcext:value-type="string">
            <text:p>cuts it out, makes it the right shape by cutting or saw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eqquliuuti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custom, tradit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eqqoris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ustom, ordinary practic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issu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ustom order work <text:s/>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alaat-saagui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curtai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nngarsaa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urling ir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qu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cuddles it (a child), strokes it loving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q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cuddles a child, strokes a child loving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er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ubicle, cell, small room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erfiart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rusad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ersugassa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rossword puzzl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aaru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rosspiece, crossbar, beam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aar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crosses the stree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tu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crosses overland from one fjord to another. crosses over a mountain range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kaar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crosses over to the land, disembark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iv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cross overland from one fjord to another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sor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criticizes something/someon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or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criticizes him/her/it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ornartorsio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criticizes him/her/it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ornartorsiui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criticism, critiqu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pilu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riminal, crook, robber, thief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tta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crew, crew member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seqqa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creatures from Greenlandic myth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arullig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reature from Greenlandic mytholog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ser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reature from Greenlandic myth</text:p>
          </table:table-cell>
          <table:table-cell table:style-name="ce26" office:value-type="string" calcext:value-type="string">
            <text:p>sg of 1578</text:p>
          </table:table-cell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uliorf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reamer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uliv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ream pitch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usimiarto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crawls on his/her elbows, rests on his/her elbow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o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ousi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nniag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ourse of study, educat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lioqatigiissita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council, commiss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rsivaa </text:p>
          </table:table-cell>
          <table:table-cell table:style-name="ce12" office:value-type="string" calcext:value-type="string">
            <text:p>oqaluut susalik</text:p>
          </table:table-cell>
          <table:table-cell table:style-name="ce24" office:value-type="string" calcext:value-type="string">
            <text:p><text:a xlink:href="https://oqaasileriffik.gl/dict/?ex=81025" xlink:type="simple">corrects, put it straight</text:a>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mik </text:p>
          </table:table-cell>
          <table:table-cell table:style-name="ce13" office:value-type="string" calcext:value-type="string">
            <text:p>taggit</text:p>
          </table:table-cell>
          <table:table-cell table:style-name="ce17" office:value-type="string" calcext:value-type="string">
            <text:p>correctly, properly, in the right wa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p saamigut igalaajusaa qaamas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cornea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a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cooks, prepares foo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al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ooking place (in a sod house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ga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ooked food, boiled foo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as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ook, chef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le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convinces him/her to do some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taarpoq </text:p>
          </table:table-cell>
          <table:table-cell table:style-name="ce13" office:value-type="string" calcext:value-type="string">
            <text:p>oqaluut susaatsoq</text:p>
          </table:table-cell>
          <table:table-cell table:style-name="ce17" office:value-type="string" calcext:value-type="string">
            <text:p>converts, repents, changes opinion</text:p>
          </table:table-cell>
          <table:table-cell table:style-name="ce26" office:value-type="string" calcext:value-type="string">
            <text:p>allamik isumataarpoq </text:p>
          </table:table-cell>
          <table:table-cell table:style-name="ce21" office:value-type="string" calcext:value-type="string">
            <text:p>converts, changes religious adherence</text:p>
          </table:table-cell>
          <table:table-cell table:style-name="ce33"/>
          <table:table-cell table:style-name="ce19"/>
          <table:table-cell table:number-columns-repeated="1017"/>
        </table:table-row>
        <table:table-row table:style-name="ro2">
          <table:table-cell table:style-name="ce2" office:value-type="string" calcext:value-type="string">
            <text:p>isumataar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conversion, repentance</text:p>
          </table:table-cell>
          <table:table-cell table:style-name="ce26" office:value-type="string" calcext:value-type="string">
            <text:p>allamik isumataarneq </text:p>
          </table:table-cell>
          <table:table-cell table:style-name="ce21" office:value-type="string" calcext:value-type="string">
            <text:p>religious conversion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ontent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qqortuv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contains a lot, can hold a lot, is capaciou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rtuv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contains a lot, can hold a lot, is capaciou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liornermut Sanaartornermullu Ilinniarfik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construction trades school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liornissamut taarsigassarsiat </text:p>
          </table:table-cell>
          <table:table-cell table:style-name="ce12" office:value-type="string" calcext:value-type="string">
            <text:p>taggit qasseersiut</text:p>
          </table:table-cell>
          <table:table-cell table:style-name="ce17" office:value-type="string" calcext:value-type="string">
            <text:p>construction loa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atsisit-tunngaviusu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constitution, fundamental law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atsisitaarf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onstitution da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liutiginnin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consideration, speculat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gii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congregation, members of a church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nermi atukkat </text:p>
          </table:table-cell>
          <table:table-cell table:style-name="ce12" office:value-type="string" calcext:value-type="string">
            <text:p>taggit qasseersiut</text:p>
          </table:table-cell>
          <table:table-cell table:style-name="ce17" office:value-type="string" calcext:value-type="string">
            <text:p>conditions of life, conditions under which one liv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liumasoq siammarterisoq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concave len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completes it, finishe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iaqa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ompanion, somone accompanying on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companion, a person one is with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no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commits suicide, takes his/her own life, kills himself/herself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commits murd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ersornermut pisortaq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commander-in-chief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tsa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comes to look young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inn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comes out to deeper water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norto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comes late to it, is too late for it</text:p>
          </table:table-cell>
          <table:table-cell table:style-name="ce26"/>
          <table:table-cell table:style-name="Default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oqqu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come into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aaguti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comb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attuu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olon</text:p>
          </table:table-cell>
          <table:table-cell table:style-name="ce26"/>
          <table:table-cell table:style-name="ce21"/>
          <table:table-cell table:style-name="ce33" office:value-type="string" calcext:value-type="string">
            <text:p>gram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tiss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collects things for future us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i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cold, coldness, degree of col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umm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closes his/her mouth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art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climbs a hill, scales a mountai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giariss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clears his/her throat, takes a drint to clear his/her throat,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gaalla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clears his/her throat to gain attent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gaal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clears his/her throat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iia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cleans it, washes it</text:p>
          </table:table-cell>
          <table:table-cell table:style-name="ce26"/>
          <table:table-cell table:style-name="ce21"/>
          <table:table-cell table:style-name="ce33" office:value-type="string" calcext:value-type="string">
            <text:p>in a specific manner?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eersaarneq </text:p>
          </table:table-cell>
          <table:table-cell table:style-name="ce11" office:value-type="string" calcext:value-type="string">
            <text:p>taggit</text:p>
          </table:table-cell>
          <table:table-cell table:style-name="ce10" office:value-type="string" calcext:value-type="string">
            <text:p>cleanlines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kkoortiterpai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classifies them, establishes classes for them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kkoortiter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classifies them, establishes classes for them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kkoortit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lassified, something that has been pigeon hol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kkoortiteri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lassificat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uttaa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itizenshi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uttaas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itizen, subject of a kingdom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ttaa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igarette lighter, light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giit sinniisaat </text:p>
          </table:table-cell>
          <table:table-cell table:style-name="ce12" office:value-type="string" calcext:value-type="string">
            <text:p>taggit qasseersiut</text:p>
          </table:table-cell>
          <table:table-cell table:style-name="ce17" office:value-type="string" calcext:value-type="string">
            <text:p>church counci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ersartu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chess pieces, checkers pieces, checker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ussu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heese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alaasarto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hecker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erpaa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charge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arnaa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haracteristic featur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oruu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haracter from Greenlandic mytholog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kkoort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hapter, section, par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kkamik-arsarnermi ajugaaniutivinneq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championship soccer match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iavi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chai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veqarf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emetary, graveyar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veqarfileris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emetary worker, person responsibel for the upkeep of grav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qatigiinngissut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cause of disagreement, reason for discord</text:p>
          </table:table-cell>
          <table:table-cell table:style-name="ce26"/>
          <table:table-cell table:style-name="ce21"/>
          <table:table-cell table:style-name="ce33" office:value-type="string" calcext:value-type="string">
            <text:p>how does tvistighed fit?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ii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casts a spell on him/her, harms him/her through witchcraf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ssaarsu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astl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massaa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artridge for a firearm; ammunition <text:s/>consisting of a shell casing, charge, and projectil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tto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carries something in both hand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umee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carries out the ritual of throwing dirt on it (his/her casket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iv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carries out the funeral servic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aass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carries him/her/it over, ferries him/her/it ov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aa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carries him/her/it over, ferries him/her/it ov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orsimmavi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carbou hunters' cam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itussus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apacity, floor spac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rtussus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apacity, ammount that can be contain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iffarl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cannot stand to to be sitting dow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lisiveeru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cannot find it anywhere, can't remember where he/she put it, has misplaced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litsiveeru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cannot find it anywhere, can't remember where he/she put it, has misplaced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orpaa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cannot achieve it, cannot measure up to him/her/it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nuttuumas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cannibal, man-eater</text:p>
          </table:table-cell>
          <table:table-cell table:style-name="ce26"/>
          <table:table-cell table:style-name="ce21"/>
          <table:table-cell table:style-name="ce33" office:value-type="string" calcext:value-type="string">
            <text:p>animals that kill and eat people?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erasali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ana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oriusissaqanngila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can't do anything about something, cannot do any mor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nut napati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can take care of himself/herself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umasart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camping stove, primu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uala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campfir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ilaarsioqatigii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camel train, desert carava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igarneq </text:p>
          </table:table-cell>
          <table:table-cell office:value-type="string" calcext:value-type="string">
            <text:p>taggit</text:p>
          </table:table-cell>
          <table:table-cell table:style-name="Default" office:value-type="string" calcext:value-type="string">
            <text:p>calv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nngaase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calculates the amount to be subtract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nngaasi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calculates the amount to be subtract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veqqiv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cache of mea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neerluni </text:p>
          </table:table-cell>
          <table:table-cell table:style-name="ce11" office:value-type="string" calcext:value-type="string">
            <text:p>oqaluut</text:p>
          </table:table-cell>
          <table:table-cell table:style-name="ce17" office:value-type="string" calcext:value-type="string">
            <text:p>by himself/herself, all by himself/herself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kkoorluni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by himself/herself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minik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by himself/herseif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siv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buys a hous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saliaq kiataann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bust (statue showing head an shoulders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tissarsiutinut ikiorsiisarfi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business support gran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tissarsiutinik ilinniartitsi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business educat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nne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burnt food at the bottom of a po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kka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burn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kkaa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burn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uala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burns bright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liv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buries him/her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ve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buries him/her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i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burial, funeral, intermen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ma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bunchberr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oqut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bump, lum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le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bulle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ili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builds a nest (of a bird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lio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builds a hous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liorfiss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building sit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liornermi atortussat </text:p>
          </table:table-cell>
          <table:table-cell table:style-name="ce12" office:value-type="string" calcext:value-type="string">
            <text:p>taggit qasseersiut</text:p>
          </table:table-cell>
          <table:table-cell table:style-name="ce17" office:value-type="string" calcext:value-type="string">
            <text:p>building materials, construction material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kkissiu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broods about it (an insult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mikke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broods about an insult, holds a grudge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mikkisse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broods about an insult, holds a grudge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serteri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brings the harvest insid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aartarf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bridg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orpoq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brews be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orf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brewery, brewing apparatus, brew kettl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uiaa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breast pump, milking machin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arua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breaks its wings by shooting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gia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breaks its (objects) point, breaks its (objects) ti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atsisinik unioqqutitsineq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breach of the law, crim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viangequti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brassiere, bra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sumasioqatigiin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brainstorming sess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ssarsioqatigiin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brainstorming sess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erf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box, coffi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tsisi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box of match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erfius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box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alug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bowel, bowel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nuus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born …, (followed by date of birth in a biograpnical paragraph, <text:s/>for example);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umatit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bonfire, campfir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llis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board forming the sleeping platform in a traditional Greenlandic sod hous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vigaq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blade of grass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nunngorf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birthplace, year of birth</text:p>
          </table:table-cell>
          <table:table-cell table:style-name="ce26"/>
          <table:table-cell table:style-name="ce21"/>
          <table:table-cell table:style-name="ce33" office:value-type="string" calcext:value-type="string">
            <text:p>ulloq inunngorfik?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issiort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birthday boy, birthday girl, person whose birthday it i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an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bilge water (on a ship or boat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orpassuaqarf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big city, metropoli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orsu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big building, public build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lluaqqusillunga </text:p>
          </table:table-cell>
          <table:table-cell table:style-name="ce12" office:value-type="string" calcext:value-type="string">
            <text:p>oqaluut susaatsoq</text:p>
          </table:table-cell>
          <table:table-cell table:style-name="ce17" office:value-type="string" calcext:value-type="string">
            <text:p>Best regards (valediction in a letter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nngutinna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best frien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qutig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benefits from it, profits from it, gets use out of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ersuit </text:p>
          </table:table-cell>
          <table:table-cell office:value-type="string" calcext:value-type="string">
            <text:p>taggit qasseersiut</text:p>
          </table:table-cell>
          <table:table-cell table:style-name="ce10" office:value-type="string" calcext:value-type="string">
            <text:p>Beings from greenlandic folklore/stories</text:p>
          </table:table-cell>
          <table:table-cell table:style-name="Default"/>
          <table:table-cell table:style-name="ce10"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tsiinnarpoq </text:p>
          </table:table-cell>
          <table:table-cell office:value-type="string" calcext:value-type="string">
            <text:p>oqaluut susaatsoq</text:p>
          </table:table-cell>
          <table:table-cell table:style-name="ce27" office:value-type="string" calcext:value-type="string">
            <text:p>behaves unenergetically, lacks initiativ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eqqori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behaves properly, behaves wel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limatsa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begins to expect something, gets the idea that something will happe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alaat </text:p>
          </table:table-cell>
          <table:table-cell office:value-type="string" calcext:value-type="string">
            <text:p>taggit qasseersiut </text:p>
          </table:table-cell>
          <table:table-cell table:style-name="ce17" office:value-type="string" calcext:value-type="string">
            <text:p>beer sou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aaqqap puua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beer bottl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a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beer (the liquid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utsa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be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artarf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bedtim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kinge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becomes dull, looses its edge (of a cutting tool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sumatsa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becomes depressed, becomes desperate, panics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3">
          <table:table-cell table:style-name="ce2" office:value-type="string" calcext:value-type="string">
            <text:p>illiu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becomes a member of his/her group, allies himself/herself to him/her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iarpaa (ingiaavoq)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beats him/her to it, does it justin time, does it in the nick of tim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kk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bears a grudge, broods about an insul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lis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bears a family resemblanc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iga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bear's lai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vissu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beachgrass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vigarsui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beach grass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lag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be tangled u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tsorilerpoq </text:p>
          </table:table-cell>
          <table:table-cell table:style-name="ce12" office:value-type="string" calcext:value-type="string">
            <text:p>oqaluut susaatsoq</text:p>
          </table:table-cell>
          <table:table-cell table:style-name="Default" office:value-type="string" calcext:value-type="string">
            <text:p>be conscious of</text:p>
          </table:table-cell>
          <table:table-cell table:style-name="ce26" office:value-type="string" calcext:value-type="string">
            <text:p>ilitsorilerpoq Nuummiilluni </text:p>
          </table:table-cell>
          <table:table-cell table:style-name="ce21" office:value-type="string" calcext:value-type="string">
            <text:p>his/her first memory is from Nuuk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serterivik </text:p>
          </table:table-cell>
          <table:table-cell table:style-name="ce13" office:value-type="string" calcext:value-type="string">
            <text:p>taggit</text:p>
          </table:table-cell>
          <table:table-cell table:style-name="ce17" office:value-type="string" calcext:value-type="string">
            <text:p>barn, storage build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rteqqu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ban, prohibition, injunct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aallagiarsu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ball lightn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vikkeri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bales hay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3" office:value-type="string" calcext:value-type="string">
            <text:p>iffi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bakes, bakes brea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ffiorfik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bakery, <text:s/>bread baking ove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ffiort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baker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igarf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back of a chair, a sofa, or the like;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ala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avoid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ginnaartu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audience, members of the audienc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verti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attaches it, inserts it, mounts it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vik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Atlantic hagfish, <text:span text:style-name="T1">Myxine glutinosa;</text:span>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lutigalugu </text:p>
          </table:table-cell>
          <table:table-cell table:style-name="ce12" office:value-type="string" calcext:value-type="string">
            <text:p>oqaluut</text:p>
          </table:table-cell>
          <table:table-cell table:style-name="ce17" office:value-type="string" calcext:value-type="string">
            <text:p>at the same time as it, silultaneously with it …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anngusar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asthma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s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asks someone to join in, asks him/her to come alo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sumasior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asks him/her what he/she think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ser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asks him/her to join in, asks him/her to come alo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serinnipp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asks him/her to join in, asks him/her to come alo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a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asks him/her to do something, commands him/her to do some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ortiser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asks him/her for help, appeals to him/her for hel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ortiserinnipp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asks for help, appeals for hel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ikasilliaasiit</text:p>
          </table:table-cell>
          <table:table-cell table:style-name="Default"/>
          <table:table-cell table:style-name="Default" office:value-type="string" calcext:value-type="string">
            <text:p>as usual!</text:p>
          </table:table-cell>
          <table:table-cell table:style-name="ce26" office:value-type="string" calcext:value-type="string">
            <text:p><text:s/>iikasilliaasiit siallerpoq </text:p>
          </table:table-cell>
          <table:table-cell table:style-name="ce21" office:value-type="string" calcext:value-type="string">
            <text:p>it's raining as usual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eqqumisut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as usua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uallatsitsis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arsonist, firebu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uallatsitsi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ars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aa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arranges his/her (another's) hair, does his/her another's hai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nniaqqaagassat </text:p>
          </table:table-cell>
          <table:table-cell office:value-type="string" calcext:value-type="string">
            <text:p>taggit qasseersiut </text:p>
          </table:table-cell>
          <table:table-cell table:style-name="ce17" office:value-type="string" calcext:value-type="string">
            <text:p>areas of basic knowledge, elementary level knowledg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erlaarput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are underway (of a group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sumalioqatigiipput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are trying to figure things out together, are having a brainstorming sess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oqqapput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are standing or sitting in a circl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kapput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are running around and play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gisariipput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are related to each other, are part of the same fami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erusaarput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are playing hous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pput</text:p>
          </table:table-cell>
          <table:table-cell office:value-type="string" calcext:value-type="string">
            <text:p>oqaluut susaatsoq </text:p>
          </table:table-cell>
          <table:table-cell table:style-name="ce17" office:value-type="string" calcext:value-type="string">
            <text:p>are not numerous, are few, there aren't many of them</text:p>
          </table:table-cell>
          <table:table-cell table:style-name="ce26"/>
          <table:table-cell table:style-name="ce21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ikapput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are many, are numerous, there are many of them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giipput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are in the same club, are members of the same team, be allie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oqqapput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are huddled up together from the cold (of dogs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iaqatigiipput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are going along together, are accompanying each other,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nngutigiipput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are friend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naarpai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are fewer than expect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naarivoq</text:p>
          </table:table-cell>
          <table:table-cell table:style-name="ce12" office:value-type="string" calcext:value-type="string">
            <text:p>oqaluut susaasalik</text:p>
          </table:table-cell>
          <table:table-cell table:style-name="Default" office:value-type="string" calcext:value-type="string">
            <text:p>are fewer than expecte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giipput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are each on their own side</text:p>
          </table:table-cell>
          <table:table-cell table:style-name="ce26"/>
          <table:table-cell table:style-name="ce21"/>
          <table:table-cell table:style-name="ce33" office:value-type="string" calcext:value-type="string">
            <text:p>of two?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giipput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are a pair, are dancing togeth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16">
          <table:table-cell table:style-name="ce2" office:value-type="string" calcext:value-type="string">
            <text:p>imeqqutaal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arctic tern</text:p>
            <text:p><text:span text:style-name="T1"/></text:p>
          </table:table-cell>
          <table:table-cell table:style-name="ce26"/>
          <table:table-cell table:style-name="ce21"/>
          <table:table-cell table:style-name="ce33" office:value-type="string" calcext:value-type="string">
            <text:p>Sterna paradisaea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nng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arctic skua, <text:span text:style-name="T1">Stercorarius parasiticus;</text:span>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ssittormiu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arctic peopl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ittu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arctic areas, polar region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kusiort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archeologis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sarnisarsio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archeologist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sumaqatigiissitsiniartart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arbitrato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qatigiissitsiniar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arbitrat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ipili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appl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alugaar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appendix (part of the bowel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kku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appearance, the way something look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angiis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apostroph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issiarsu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apartment block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issi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apartmen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anus, cloaca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3" office:value-type="string" calcext:value-type="string">
            <text:p>isersiut </text:p>
          </table:table-cell>
          <table:table-cell table:style-name="ce13" office:value-type="string" calcext:value-type="string">
            <text:p>taggit</text:p>
          </table:table-cell>
          <table:table-cell table:style-name="ce17" office:value-type="string" calcext:value-type="string">
            <text:p>anterum in a tent used for sooking and smok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simatitsissu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announcement, report, advisemen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uli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angelica with flower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gili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ange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atsisaatsuussus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anarch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k nalinginnaasoq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an ordinary pers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giinngitsu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an odd coupl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rsimaso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an adult, a grown u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nngaatiss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amount subtracted, subtrahen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dianeri </text:p>
          </table:table-cell>
          <table:table-cell office:value-type="string" calcext:value-type="string">
            <text:p>taggit</text:p>
          </table:table-cell>
          <table:table-cell table:style-name="ce10" office:value-type="string" calcext:value-type="string">
            <text:p>American Indian/ native American</text:p>
          </table:table-cell>
          <table:table-cell table:style-name="Default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atsisit allanngortinnerat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amendment of the law, change in the law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gittuunik qaqqalik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alpine landscape, area with rugged mountain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eruulaar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alpine cinquefoil, <text:span text:style-name="T1">Poetntilla crantzii;</text:span>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lerlugu </text:p>
          </table:table-cell>
          <table:table-cell table:style-name="ce12" office:value-type="string" calcext:value-type="string">
            <text:p>oqaluut</text:p>
          </table:table-cell>
          <table:table-cell table:style-name="ce17" office:value-type="string" calcext:value-type="string">
            <text:p>along with pastry (of coffee or tea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ginna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allows it to happen, does not interfere with it, abandons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ale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allows himself/herself to laugh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limasaar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allows him/her to expect something, gives him/her the impression that something will happen</text:p>
          </table:table-cell>
          <table:table-cell table:style-name="ce26" office:value-type="string" calcext:value-type="string">
            <text:p>qimmit ilimasaarpai</text:p>
          </table:table-cell>
          <table:table-cell table:style-name="ce17" office:value-type="string" calcext:value-type="string">
            <text:p>gets them (sled dogs) to run fasteek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limasaari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allows him/her to expect something, gives him/her the impression that something will happe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rtut-ulluat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All Saint's Day (November 1st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qatigiissut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agreement, compromise, contrac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qatissarsi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agitates, promulgates proaganda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i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afterbirth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ttassarsiuuppaa 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advertises it (a job), announces it (a vacant position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ttassarsiuussivoq</text:p>
          </table:table-cell>
          <table:table-cell table:style-name="ce12" office:value-type="string" calcext:value-type="string">
            <text:p>oqaluut susaatsoq</text:p>
          </table:table-cell>
          <table:table-cell table:style-name="ce17" office:value-type="string" calcext:value-type="string">
            <text:p>advertises it (a job), announces it (a vacant position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qu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advantage, benefit, utilit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luaqutiss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advantage, benefit, utilit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naarsaav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advanced university educat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erlatsiv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administration of an insituti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kkaneq-aappiu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adds it as the twelfth on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kkanniupp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adds it as the eleventh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lanngussivoq </text:p>
          </table:table-cell>
          <table:table-cell table:style-name="ce12" office:value-type="string" calcext:value-type="string">
            <text:p>oqaluut susaatsoq</text:p>
          </table:table-cell>
          <table:table-cell table:style-name="ce17" office:value-type="string" calcext:value-type="string">
            <text:p>adds it</text:p>
          </table:table-cell>
          <table:table-cell table:style-name="ce26" office:value-type="string" calcext:value-type="string">
            <text:p>Atuagagdliutinut ilanngussivoq </text:p>
          </table:table-cell>
          <table:table-cell table:style-name="ce21" office:value-type="string" calcext:value-type="string">
            <text:p>writes an article for Atuagalliutit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ssuup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adapts easily to his/her surrounding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tusa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acts thoughtfully, uses his/her head, is cool headed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sumatuv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acts thoughtfully, uses his/her head, is cool headed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leqqorissa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acts morally, behaves properl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tsia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acts hastily, acts withou thinking things through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siginnaartitsisart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acto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uus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action, course of action, the way in which something is don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or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action, activit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orroo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acquires human habits (of an animal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gaa</text:p>
          </table:table-cell>
          <table:table-cell office:value-type="string" calcext:value-type="string">
            <text:p>oqaluut susalik</text:p>
          </table:table-cell>
          <table:table-cell table:style-name="ce17" office:value-type="string" calcext:value-type="string">
            <text:p>accompanies him/her, is together with him/her 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itip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accepts a request to make some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nniartitaanermut siunnersorti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academic adviser, ecucational counselo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ana </text:p>
          </table:table-cell>
          <table:table-cell table:style-name="Default"/>
          <table:table-cell table:style-name="ce17" office:value-type="string" calcext:value-type="string">
            <text:p>Absolutely right!, Indeed!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lun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abdominal pai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lt. </text:p>
          </table:table-cell>
          <table:table-cell table:style-name="Default"/>
          <table:table-cell table:style-name="ce17" office:value-type="string" calcext:value-type="string">
            <text:p>abbrev. or (see imaluunniit)</text:p>
          </table:table-cell>
          <table:table-cell table:style-name="ce26"/>
          <table:table-cell table:style-name="ce21"/>
          <table:table-cell table:style-name="ce10" office:value-type="string" calcext:value-type="string">
            <text:p>naleqq imaluunniit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. </text:p>
          </table:table-cell>
          <table:table-cell table:style-name="Default"/>
          <table:table-cell table:style-name="ce17" office:value-type="string" calcext:value-type="string">
            <text:p>abbrev. <text:span text:style-name="T2">born (e.g. in a short biography, see inuuvoq);</text:span></text:p>
          </table:table-cell>
          <table:table-cell table:style-name="ce26"/>
          <table:table-cell table:style-name="ce21"/>
          <table:table-cell table:style-name="ce33" office:value-type="string" calcext:value-type="string">
            <text:p>naleqq inuusoq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ginnaavoq</text:p>
          </table:table-cell>
          <table:table-cell table:style-name="ce12" office:value-type="string" calcext:value-type="string">
            <text:p>oqaluut susaasalik</text:p>
          </table:table-cell>
          <table:table-cell table:style-name="ce17" office:value-type="string" calcext:value-type="string">
            <text:p>abandon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7" office:value-type="string" calcext:value-type="string">
            <text:p>isersarneq </text:p>
          </table:table-cell>
          <table:table-cell table:style-name="ce13" office:value-type="string" calcext:value-type="string">
            <text:p>taggit</text:p>
          </table:table-cell>
          <table:table-cell table:style-name="ce17" office:value-type="string" calcext:value-type="string">
            <text:p>a wind that is blowing into the fjor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innarpoq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a sound travel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lius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a small iceber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iaataq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a skin to sit on in a kaya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tuppoq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a roar is audible, there is a roaring sound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gule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a rip in a skin, a tear in a hid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uisussaa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a responsibility to help, a obligation to hel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uisussaassus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a responsibility to help, a obligation to help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visa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a reddish brown sandstone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mungaraallak </text:p>
          </table:table-cell>
          <table:table-cell table:style-name="Default"/>
          <table:table-cell table:style-name="ce17" office:value-type="string" calcext:value-type="string">
            <text:p>a rather long time, a fairly long tim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a place where the water widens out, mouth of a fjord, stra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pigis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a place where it hurts, a place where one feels pai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ill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a place to cross from one fjord to another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tinne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a place to cross from one fjord to another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tissa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a place to cross from one fjord to another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3">
          <table:table-cell table:style-name="ce2" office:value-type="string" calcext:value-type="string">
            <text:p>itivigi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a place to cross from one fjord to another</text:p>
          </table:table-cell>
          <table:table-cell table:style-name="ce26"/>
          <table:table-cell table:style-name="ce21"/>
          <table:table-cell table:style-name="ce33" office:value-type="string" calcext:value-type="string">
            <text:p>is this one partly due to man?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tivittari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a place to cross from one fjord to another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3">
          <table:table-cell table:style-name="ce2" office:value-type="string" calcext:value-type="string">
            <text:p>isumalluut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a person or thing one pins his/her hopes on, a person or thing one places his/her trust i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angi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a period when the temperature goes above freezing, a thaw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a part of something, part of some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giit 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a pai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alili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a mythical Greenlandic be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sarsu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a long, long time ago; many, many years ago; Classical era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munga </text:p>
          </table:table-cell>
          <table:table-cell table:style-name="Default"/>
          <table:table-cell table:style-name="ce17" office:value-type="string" calcext:value-type="string">
            <text:p>a long tim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annguaq </text:p>
          </table:table-cell>
          <table:table-cell table:style-name="ce12" office:value-type="string" calcext:value-type="string">
            <text:p>oqaaseeraq</text:p>
          </table:table-cell>
          <table:table-cell table:style-name="ce17" office:value-type="string" calcext:value-type="string">
            <text:p>a little bit, a small amoun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mernga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a little bit of it, a small part of 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ar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a lengthwise cut, a lengthwise spl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atsit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a law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kuffik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a hole tha something fits into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ora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a hide placed on a sled for sitting o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ummap imai </text:p>
          </table:table-cell>
          <table:table-cell table:style-name="ce13" office:value-type="string" calcext:value-type="string">
            <text:p>taggit qasseersiut</text:p>
          </table:table-cell>
          <table:table-cell table:style-name="ce17" office:value-type="string" calcext:value-type="string">
            <text:p>a handful</text:p>
          </table:table-cell>
          <table:table-cell table:style-name="Default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igartartoq </text:p>
          </table:table-cell>
          <table:table-cell table:style-name="ce12" office:value-type="string" calcext:value-type="string">
            <text:p>taggit</text:p>
          </table:table-cell>
          <table:table-cell table:style-name="ce17" office:value-type="string" calcext:value-type="string">
            <text:p>a glacier that is actively calving</text:p>
          </table:table-cell>
          <table:table-cell table:style-name="ce26" office:value-type="string" calcext:value-type="string">
            <text:p>sermeq iigartartoq </text:p>
          </table:table-cell>
          <table:table-cell table:style-name="ce21" office:value-type="string" calcext:value-type="string">
            <text:p>an actively calving glacier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oqqasut</text:p>
          </table:table-cell>
          <table:table-cell office:value-type="string" calcext:value-type="string">
            <text:p>taggit qasseersiut</text:p>
          </table:table-cell>
          <table:table-cell table:style-name="ce17" office:value-type="string" calcext:value-type="string">
            <text:p>a fishing lure with several hook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aq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a drink's wo of beer, e.g. a glass of beer or a bottle of beer);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neq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a burnt out area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sersarnaannguaq </text:p>
          </table:table-cell>
          <table:table-cell table:style-name="ce13" office:value-type="string" calcext:value-type="string">
            <text:p>taggit</text:p>
          </table:table-cell>
          <table:table-cell table:style-name="ce17" office:value-type="string" calcext:value-type="string">
            <text:p>a breeze that is blowing into the fjord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aann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a bit of something, a little piece of something, stump of some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sa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a bird that has lost its wing feathers while molt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eqqupiluk </text:p>
          </table:table-cell>
          <table:table-cell office:value-type="string" calcext:value-type="string">
            <text:p>taggit</text:p>
          </table:table-cell>
          <table:table-cell table:style-name="ce17" office:value-type="string" calcext:value-type="string">
            <text:p>a bad habit, an objectionable habi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ttoorput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(they) sing psalms in the special Greenlandic mann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sumaqatigiinngivipput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(they) profoundly disagree, are in complete disagreemen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matsapput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(they) notice the scent of some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korput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(they) go out in the country, camp out for a time (of caribou hunters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ttuttarput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(they) fire several shots to indicate that they have a good catch and are going home with it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lioruupput </text:p>
          </table:table-cell>
          <table:table-cell table:style-name="ce11" office:value-type="string" calcext:value-type="string">
            <text:p>oqaluut susaatsoq</text:p>
          </table:table-cell>
          <table:table-cell table:style-name="ce17" office:value-type="string" calcext:value-type="string">
            <text:p>(they) do something in shifts, alternate in doing someth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qatigiilerput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(they) conclude an agreement, reach a compromis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qatigiipput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(they) agre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sunneq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… the younger, … junior, …jr.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kkaneq-aappassaani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<text:s/>the twelfth one, for the twelfth tim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sumassarseriallaqqisso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<text:s/>someone resourceful, somone who can quickly figure out what to do</text:p>
          </table:table-cell>
          <table:table-cell table:style-name="ce26"/>
          <table:table-cell table:style-name="ce21"/>
          <table:table-cell table:style-name="ce33" office:value-type="string" calcext:value-type="string">
            <text:p>check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sumamineerpoq </text:p>
          </table:table-cell>
          <table:table-cell office:value-type="string" calcext:value-type="string">
            <text:p>oqaluut susaatsoq</text:p>
          </table:table-cell>
          <table:table-cell table:style-name="ce17" office:value-type="string" calcext:value-type="string">
            <text:p><text:s/>does whatever he/she wants to <text:s text:c="130"/>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ik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<text:s/>birthday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ertuussaq </text:p>
          </table:table-cell>
          <table:table-cell table:style-name="ce11" office:value-type="string" calcext:value-type="string">
            <text:p>taggit</text:p>
          </table:table-cell>
          <table:table-cell table:style-name="ce17" office:value-type="string" calcext:value-type="string">
            <text:p><text:s/>a secre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attu </text:p>
          </table:table-cell>
          <table:table-cell table:style-name="Default"/>
          <table:table-cell table:style-name="ce17" office:value-type="string" calcext:value-type="string">
            <text:p><text:s/>… how should I say <text:s/>...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gaajuk? </text:p>
          </table:table-cell>
          <table:table-cell table:style-name="Default"/>
          <table:table-cell table:style-name="Default" office:value-type="string" calcext:value-type="string">
            <text:p>how do you feel about that?</text:p>
          </table:table-cell>
          <table:table-cell table:style-name="ce26" office:value-type="string" calcext:value-type="string">
            <text:p>qanoq igaajuk? </text:p>
          </table:table-cell>
          <table:table-cell table:style-name="ce21" office:value-type="string" calcext:value-type="string">
            <text:p>how do you feel about that?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gaasaq </text:p>
          </table:table-cell>
          <table:table-cell office:value-type="string" calcext:value-type="string">
            <text:p>taggit</text:p>
          </table:table-cell>
          <table:table-cell table:style-name="Default" office:value-type="string" calcext:value-type="string">
            <text:p>saucepa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galaartaasaa </text:p>
          </table:table-cell>
          <table:table-cell table:style-name="ce12" office:value-type="string" calcext:value-type="string">
            <text:p>taggit</text:p>
          </table:table-cell>
          <table:table-cell table:style-name="Default" office:value-type="string" calcext:value-type="string">
            <text:p>its lens</text:p>
          </table:table-cell>
          <table:table-cell table:style-name="ce26" office:value-type="string" calcext:value-type="string">
            <text:p>isip igalaartaasaa </text:p>
          </table:table-cell>
          <table:table-cell table:style-name="ce21" office:value-type="string" calcext:value-type="string">
            <text:p>lens of the eye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inngutinnersumik </text:p>
          </table:table-cell>
          <table:table-cell table:style-name="ce12" office:value-type="string" calcext:value-type="string">
            <text:p>taggit</text:p>
          </table:table-cell>
          <table:table-cell table:style-name="ce28" office:value-type="string" calcext:value-type="string">
            <text:p>yours sincerely</text:p>
          </table:table-cell>
          <table:table-cell table:style-name="ce26" office:value-type="string" calcext:value-type="string">
            <text:p>ikinngutinnersumik inuulluaqqusillunga</text:p>
          </table:table-cell>
          <table:table-cell table:style-name="ce21" office:value-type="string" calcext:value-type="string">
            <text:p>yours sincerely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kuallappoq </text:p>
          </table:table-cell>
          <table:table-cell table:style-name="ce13" office:value-type="string" calcext:value-type="string">
            <text:p>oqaluut susaatsoq</text:p>
          </table:table-cell>
          <table:table-cell table:style-name="Default" office:value-type="string" calcext:value-type="string">
            <text:p>catch fire</text:p>
          </table:table-cell>
          <table:table-cell table:style-name="ce26" office:value-type="string" calcext:value-type="string">
            <text:p>nungulluni ikuallappoq </text:p>
          </table:table-cell>
          <table:table-cell table:style-name="ce21" office:value-type="string" calcext:value-type="string">
            <text:p>is burnt to the ground, was razed by a fire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lanngutassiaq </text:p>
          </table:table-cell>
          <table:table-cell table:style-name="ce12" office:value-type="string" calcext:value-type="string">
            <text:p>taggit</text:p>
          </table:table-cell>
          <table:table-cell table:style-name="Default" office:value-type="string" calcext:value-type="string">
            <text:p>article</text:p>
          </table:table-cell>
          <table:table-cell table:style-name="ce26" office:value-type="string" calcext:value-type="string">
            <text:p>aviisimut ilanngutassiaq </text:p>
          </table:table-cell>
          <table:table-cell table:style-name="ce21" office:value-type="string" calcext:value-type="string">
            <text:p>article for a newspaper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magalugu</text:p>
          </table:table-cell>
          <table:table-cell table:style-name="ce12" office:value-type="string" calcext:value-type="string">
            <text:p>oqaluut</text:p>
          </table:table-cell>
          <table:table-cell table:style-name="Default" office:value-type="string" calcext:value-type="string">
            <text:p>expecting</text:p>
          </table:table-cell>
          <table:table-cell table:style-name="ce26" office:value-type="string" calcext:value-type="string">
            <text:p>taama ilimagalugu </text:p>
          </table:table-cell>
          <table:table-cell table:style-name="ce21" office:value-type="string" calcext:value-type="string">
            <text:p>that's what I thought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ivoq </text:p>
          </table:table-cell>
          <table:table-cell table:style-name="ce11" office:value-type="string" calcext:value-type="string">
            <text:p>oqaluut susaatsoq</text:p>
          </table:table-cell>
          <table:table-cell table:style-name="Default" office:value-type="string" calcext:value-type="string">
            <text:p>be like</text:p>
          </table:table-cell>
          <table:table-cell table:style-name="ce26" office:value-type="string" calcext:value-type="string">
            <text:p>ima ilivoq</text:p>
          </table:table-cell>
          <table:table-cell table:style-name="ce21" office:value-type="string" calcext:value-type="string">
            <text:p>is like this <text:s text:c="85"/>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ernartut </text:p>
          </table:table-cell>
          <table:table-cell table:style-name="Default"/>
          <table:table-cell table:style-name="Default" office:value-type="string" calcext:value-type="string">
            <text:p>holy</text:p>
          </table:table-cell>
          <table:table-cell table:style-name="ce26" office:value-type="string" calcext:value-type="string">
            <text:p>Allakkat Illernartut </text:p>
          </table:table-cell>
          <table:table-cell table:style-name="ce21" office:value-type="string" calcext:value-type="string">
            <text:p>the Holy Scriptures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lugalugu </text:p>
          </table:table-cell>
          <table:table-cell table:style-name="ce12" office:value-type="string" calcext:value-type="string">
            <text:p>oqaluut</text:p>
          </table:table-cell>
          <table:table-cell table:style-name="Default" office:value-type="string" calcext:value-type="string">
            <text:p>simultaneously doing</text:p>
          </table:table-cell>
          <table:table-cell table:style-name="ce26" office:value-type="string" calcext:value-type="string">
            <text:p>oqaatsini illugalugu takkuppoq </text:p>
          </table:table-cell>
          <table:table-cell table:style-name="ce21" office:value-type="string" calcext:value-type="string">
            <text:p>arrives talking loudly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oqutit </text:p>
          </table:table-cell>
          <table:table-cell office:value-type="string" calcext:value-type="string">
            <text:p>taggit qasseersiut</text:p>
          </table:table-cell>
          <table:table-cell table:style-name="Default" office:value-type="string" calcext:value-type="string">
            <text:p>tallow from an animal's entrail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lorliut </text:p>
          </table:table-cell>
          <table:table-cell table:style-name="Default"/>
          <table:table-cell table:style-name="Default" office:value-type="string" calcext:value-type="string">
            <text:p>primer</text:p>
          </table:table-cell>
          <table:table-cell table:style-name="ce26" office:value-type="string" calcext:value-type="string">
            <text:p>qalipaat ilorliut, ilorliummik qalipappaa</text:p>
          </table:table-cell>
          <table:table-cell table:style-name="ce21" office:value-type="string" calcext:value-type="string">
            <text:p>base coat, apply a base coat to it, primes it (before actually painting it)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rtut </text:p>
          </table:table-cell>
          <table:table-cell table:style-name="ce12" office:value-type="string" calcext:value-type="string">
            <text:p>taggit qasseersiut</text:p>
          </table:table-cell>
          <table:table-cell table:style-name="Default" office:value-type="string" calcext:value-type="string">
            <text:p>holy</text:p>
          </table:table-cell>
          <table:table-cell table:style-name="ce26" office:value-type="string" calcext:value-type="string">
            <text:p>Allakkat Iluartut </text:p>
          </table:table-cell>
          <table:table-cell table:style-name="ce21" office:value-type="string" calcext:value-type="string">
            <text:p>the Holy Scriptures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rusuppoq </text:p>
          </table:table-cell>
          <table:table-cell table:style-name="ce11" office:value-type="string" calcext:value-type="string">
            <text:p>oqaluut susaatsoq</text:p>
          </table:table-cell>
          <table:table-cell table:style-name="Default" office:value-type="string" calcext:value-type="string">
            <text:p>have a good tim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tigoorpoq </text:p>
          </table:table-cell>
          <table:table-cell table:style-name="ce11" office:value-type="string" calcext:value-type="string">
            <text:p>oqaluut susaatsoq</text:p>
          </table:table-cell>
          <table:table-cell table:style-name="Default" office:value-type="string" calcext:value-type="string">
            <text:p>move on the inside</text:p>
          </table:table-cell>
          <table:table-cell table:style-name="ce26" office:value-type="string" calcext:value-type="string">
            <text:p>nunap iluatigoorpoq </text:p>
          </table:table-cell>
          <table:table-cell table:style-name="ce21" office:value-type="string" calcext:value-type="string">
            <text:p>sails between the islands and the land, travels under the earth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atsillugu</text:p>
          </table:table-cell>
          <table:table-cell table:style-name="ce13" office:value-type="string" calcext:value-type="string">
            <text:p>oqaluut</text:p>
          </table:table-cell>
          <table:table-cell table:style-name="Default" office:value-type="string" calcext:value-type="string">
            <text:p>luckily</text:p>
          </table:table-cell>
          <table:table-cell table:style-name="ce26" office:value-type="string" calcext:value-type="string">
            <text:p>piffissaq iluatsillugu </text:p>
          </table:table-cell>
          <table:table-cell table:style-name="ce21" office:value-type="string" calcext:value-type="string">
            <text:p>makes use of the opportunity to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miu </text:p>
          </table:table-cell>
          <table:table-cell office:value-type="string" calcext:value-type="string">
            <text:p>taggit</text:p>
          </table:table-cell>
          <table:table-cell table:style-name="Default" office:value-type="string" calcext:value-type="string">
            <text:p>embryo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ngersornialerpoq </text:p>
          </table:table-cell>
          <table:table-cell table:style-name="ce11" office:value-type="string" calcext:value-type="string">
            <text:p>oqaluut susaatsoq</text:p>
          </table:table-cell>
          <table:table-cell table:style-name="Default" office:value-type="string" calcext:value-type="string">
            <text:p>begin to make an effor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nnguvoq</text:p>
          </table:table-cell>
          <table:table-cell table:style-name="ce11" office:value-type="string" calcext:value-type="string">
            <text:p>oqaluut susaatsoq</text:p>
          </table:table-cell>
          <table:table-cell table:style-name="Default" office:value-type="string" calcext:value-type="string">
            <text:p>be emotiona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paaruseq</text:p>
          </table:table-cell>
          <table:table-cell office:value-type="string" calcext:value-type="string">
            <text:p>taggit</text:p>
          </table:table-cell>
          <table:table-cell table:style-name="Default" office:value-type="string" calcext:value-type="string">
            <text:p>fur hem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luunngarlunga</text:p>
          </table:table-cell>
          <table:table-cell table:style-name="ce11" office:value-type="string" calcext:value-type="string">
            <text:p>oqaluut susaatsoq</text:p>
          </table:table-cell>
          <table:table-cell table:style-name="Default" office:value-type="string" calcext:value-type="string">
            <text:p>all of me</text:p>
          </table:table-cell>
          <table:table-cell table:style-name="ce26" office:value-type="string" calcext:value-type="string">
            <text:p><text:s/>uummatikkut iluunngarlunga </text:p>
          </table:table-cell>
          <table:table-cell table:style-name="ce21" office:value-type="string" calcext:value-type="string">
            <text:p>with all my heart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annaq</text:p>
          </table:table-cell>
          <table:table-cell table:style-name="Default"/>
          <table:table-cell table:style-name="Default" office:value-type="string" calcext:value-type="string">
            <text:p>right of way</text:p>
          </table:table-cell>
          <table:table-cell table:style-name="ce26" office:value-type="string" calcext:value-type="string">
            <text:p>imaannaq pisassaanngilaq </text:p>
          </table:table-cell>
          <table:table-cell table:style-name="ce21" office:value-type="string" calcext:value-type="string">
            <text:p>is not that easy to do, is not simple to <text:s/>handle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arsiutit </text:p>
          </table:table-cell>
          <table:table-cell table:style-name="ce13" office:value-type="string" calcext:value-type="string">
            <text:p>taggit qasseersiut</text:p>
          </table:table-cell>
          <table:table-cell table:style-name="Default" office:value-type="string" calcext:value-type="string">
            <text:p>oilers</text:p>
          </table:table-cell>
          <table:table-cell table:style-name="ce26" office:value-type="string" calcext:value-type="string">
            <text:p>qassutit imarsiutit </text:p>
          </table:table-cell>
          <table:table-cell table:style-name="ce21" office:value-type="string" calcext:value-type="string">
            <text:p>net for deep sea fishing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ap nerlera </text:p>
          </table:table-cell>
          <table:table-cell office:value-type="string" calcext:value-type="string">
            <text:p>taggit</text:p>
          </table:table-cell>
          <table:table-cell table:style-name="Default" office:value-type="string" calcext:value-type="string">
            <text:p>brant goos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eraapput </text:p>
          </table:table-cell>
          <table:table-cell table:style-name="ce11" office:value-type="string" calcext:value-type="string">
            <text:p>oqaluut susaatsoq</text:p>
          </table:table-cell>
          <table:table-cell table:style-name="Default" office:value-type="string" calcext:value-type="string">
            <text:p>play dic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minnguaq </text:p>
          </table:table-cell>
          <table:table-cell office:value-type="string" calcext:value-type="string">
            <text:p>taggit</text:p>
          </table:table-cell>
          <table:table-cell table:style-name="Default" office:value-type="string" calcext:value-type="string">
            <text:p>roundnose grenadi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musaat </text:p>
          </table:table-cell>
          <table:table-cell table:style-name="ce12" office:value-type="string" calcext:value-type="string">
            <text:p>taggit</text:p>
          </table:table-cell>
          <table:table-cell table:style-name="Default" office:value-type="string" calcext:value-type="string">
            <text:p>curler</text:p>
          </table:table-cell>
          <table:table-cell table:style-name="ce26" office:value-type="string" calcext:value-type="string">
            <text:p>nutsanut imusaat </text:p>
          </table:table-cell>
          <table:table-cell table:style-name="ce21" office:value-type="string" calcext:value-type="string">
            <text:p>hair curler, curler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angerpaa</text:p>
          </table:table-cell>
          <table:table-cell office:value-type="string" calcext:value-type="string">
            <text:p>oqaluut susalik</text:p>
          </table:table-cell>
          <table:table-cell table:style-name="Default" office:value-type="string" calcext:value-type="string">
            <text:p>displac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qaraluanngillat </text:p>
          </table:table-cell>
          <table:table-cell table:style-name="ce12" office:value-type="string" calcext:value-type="string">
            <text:p>oqaluut susaatsoq</text:p>
          </table:table-cell>
          <table:table-cell table:style-name="Default" office:value-type="string" calcext:value-type="string">
            <text:p>disappear suddenly</text:p>
          </table:table-cell>
          <table:table-cell table:style-name="ce26" office:value-type="string" calcext:value-type="string">
            <text:p>peerupput, taamak ineqaraluanngillat </text:p>
          </table:table-cell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qarneq </text:p>
          </table:table-cell>
          <table:table-cell office:value-type="string" calcext:value-type="string">
            <text:p>taggit</text:p>
          </table:table-cell>
          <table:table-cell table:style-name="Default" office:value-type="string" calcext:value-type="string">
            <text:p>dwell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ernera </text:p>
          </table:table-cell>
          <table:table-cell table:style-name="ce12" office:value-type="string" calcext:value-type="string">
            <text:p>taggit</text:p>
          </table:table-cell>
          <table:table-cell table:style-name="Default" office:value-type="string" calcext:value-type="string">
            <text:p>result</text:p>
          </table:table-cell>
          <table:table-cell table:style-name="ce26" office:value-type="string" calcext:value-type="string">
            <text:p>qinersinerup inernera, naatsorsuutit inernerat </text:p>
          </table:table-cell>
          <table:table-cell table:style-name="ce21" office:value-type="string" calcext:value-type="string">
            <text:p>results of an election, financial status, bottom line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akkujoq </text:p>
          </table:table-cell>
          <table:table-cell table:style-name="ce12" office:value-type="string" calcext:value-type="string">
            <text:p>oqaluut susaatsoq</text:p>
          </table:table-cell>
          <table:table-cell table:style-name="Default" office:value-type="string" calcext:value-type="string">
            <text:p>be even worse</text:p>
          </table:table-cell>
          <table:table-cell table:style-name="ce26" office:value-type="string" calcext:value-type="string">
            <text:p>taanna ingakkujoq </text:p>
          </table:table-cell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erlarsorpoq </text:p>
          </table:table-cell>
          <table:table-cell office:value-type="string" calcext:value-type="string">
            <text:p>oqaluut susaatsoq</text:p>
          </table:table-cell>
          <table:table-cell table:style-name="Default" office:value-type="string" calcext:value-type="string">
            <text:p>rush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erlatitsisoq </text:p>
          </table:table-cell>
          <table:table-cell office:value-type="string" calcext:value-type="string">
            <text:p>taggit</text:p>
          </table:table-cell>
          <table:table-cell table:style-name="Default" office:value-type="string" calcext:value-type="string">
            <text:p>driver</text:p>
          </table:table-cell>
          <table:table-cell table:style-name="ce26" office:value-type="string" calcext:value-type="string">
            <text:p>qimuttuitsunik ingerlatitsisoq </text:p>
          </table:table-cell>
          <table:table-cell table:style-name="ce21" office:value-type="string" calcext:value-type="string">
            <text:p>locomotive engineer, engineer, engline driver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guvoq </text:p>
          </table:table-cell>
          <table:table-cell office:value-type="string" calcext:value-type="string">
            <text:p>oqaluut susaatsoq</text:p>
          </table:table-cell>
          <table:table-cell table:style-name="Default" office:value-type="string" calcext:value-type="string">
            <text:p>screw (about ice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inioqqat </text:p>
          </table:table-cell>
          <table:table-cell office:value-type="string" calcext:value-type="string">
            <text:p>taggit</text:p>
          </table:table-cell>
          <table:table-cell table:style-name="Default" office:value-type="string" calcext:value-type="string">
            <text:p>Clothes-lin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italik </text:p>
          </table:table-cell>
          <table:table-cell table:style-name="ce12" office:value-type="string" calcext:value-type="string">
            <text:p>taggit</text:p>
          </table:table-cell>
          <table:table-cell table:style-name="Default" office:value-type="string" calcext:value-type="string">
            <text:p>floor</text:p>
          </table:table-cell>
          <table:table-cell table:style-name="ce26" office:value-type="string" calcext:value-type="string">
            <text:p>quleriinnik initalik </text:p>
          </table:table-cell>
          <table:table-cell table:style-name="ce21" office:value-type="string" calcext:value-type="string">
            <text:p>multi-story apartment building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aanganeq </text:p>
          </table:table-cell>
          <table:table-cell office:value-type="string" calcext:value-type="string">
            <text:p>Proprium/egennavn</text:p>
          </table:table-cell>
          <table:table-cell table:style-name="Default" office:value-type="string" calcext:value-type="string">
            <text:p>Cape Yor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akartillugu </text:p>
          </table:table-cell>
          <table:table-cell table:style-name="ce12" office:value-type="string" calcext:value-type="string">
            <text:p>oqaluut</text:p>
          </table:table-cell>
          <table:table-cell table:style-name="Default" office:value-type="string" calcext:value-type="string">
            <text:p>at an angle</text:p>
          </table:table-cell>
          <table:table-cell table:style-name="ce26" office:value-type="string" calcext:value-type="string">
            <text:p>innakartillugu tigummivaa </text:p>
          </table:table-cell>
          <table:table-cell table:style-name="ce21" office:value-type="string" calcext:value-type="string">
            <text:p>holds it at an angle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aq </text:p>
          </table:table-cell>
          <table:table-cell office:value-type="string" calcext:value-type="string">
            <text:p>taggit</text:p>
          </table:table-cell>
          <table:table-cell table:style-name="Default" office:value-type="string" calcext:value-type="string">
            <text:p>steep slop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arlitsaaliorneqarnerat </text:p>
          </table:table-cell>
          <table:table-cell table:style-name="ce12" office:value-type="string" calcext:value-type="string">
            <text:p>taggit</text:p>
          </table:table-cell>
          <table:table-cell table:style-name="Default" office:value-type="string" calcext:value-type="string">
            <text:p>protection</text:p>
          </table:table-cell>
          <table:table-cell table:style-name="ce26" office:value-type="string" calcext:value-type="string">
            <text:p>avatangiisit innarlitsaaliorneqarnerat </text:p>
          </table:table-cell>
          <table:table-cell table:style-name="ce21" office:value-type="string" calcext:value-type="string">
            <text:p>enviromnmental protection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arluppoq </text:p>
          </table:table-cell>
          <table:table-cell office:value-type="string" calcext:value-type="string">
            <text:p>oqaluut susaatsoq</text:p>
          </table:table-cell>
          <table:table-cell table:style-name="Default" office:value-type="string" calcext:value-type="string">
            <text:p>be in disord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geeruppoq </text:p>
          </table:table-cell>
          <table:table-cell table:style-name="ce12" office:value-type="string" calcext:value-type="string">
            <text:p>oqaluut susaatsoq</text:p>
          </table:table-cell>
          <table:table-cell table:style-name="Default" office:value-type="string" calcext:value-type="string">
            <text:p>have no point</text:p>
          </table:table-cell>
          <table:table-cell table:style-name="ce26" office:value-type="string" calcext:value-type="string">
            <text:p>aqerluusaq inngeeruppoq </text:p>
          </table:table-cell>
          <table:table-cell table:style-name="ce21" office:value-type="string" calcext:value-type="string">
            <text:p>there is no point on the pencil, the pencil needs sharpening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gik </text:p>
          </table:table-cell>
          <table:table-cell office:value-type="string" calcext:value-type="string">
            <text:p>taggit</text:p>
          </table:table-cell>
          <table:table-cell table:style-name="Default" office:value-type="string" calcext:value-type="string">
            <text:p>tip of mountai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iarpoq </text:p>
          </table:table-cell>
          <table:table-cell table:style-name="ce12" office:value-type="string" calcext:value-type="string">
            <text:p>oqaluut susaatsoq</text:p>
          </table:table-cell>
          <table:table-cell table:style-name="Default" office:value-type="string" calcext:value-type="string">
            <text:p>travel to conduct service</text:p>
          </table:table-cell>
          <table:table-cell table:style-name="ce26" office:value-type="string" calcext:value-type="string">
            <text:p>palasi inniarpoq </text:p>
          </table:table-cell>
          <table:table-cell table:style-name="ce21" office:value-type="string" calcext:value-type="string">
            <text:p>the priest has gone toconduct services in a remote area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iminniineq </text:p>
          </table:table-cell>
          <table:table-cell table:style-name="ce12" office:value-type="string" calcext:value-type="string">
            <text:p>taggit</text:p>
          </table:table-cell>
          <table:table-cell table:style-name="Default" office:value-type="string" calcext:value-type="string">
            <text:p>booking</text:p>
          </table:table-cell>
          <table:table-cell table:style-name="ce26" office:value-type="string" calcext:value-type="string">
            <text:p>marloriaammik inniminniineq </text:p>
          </table:table-cell>
          <table:table-cell table:style-name="ce21" office:value-type="string" calcext:value-type="string">
            <text:p>double booking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uarsaarpoq </text:p>
          </table:table-cell>
          <table:table-cell office:value-type="string" calcext:value-type="string">
            <text:p>oqaluut susaatsoq</text:p>
          </table:table-cell>
          <table:table-cell table:style-name="Default" office:value-type="string" calcext:value-type="string">
            <text:p>be fertilized (about an egg)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nuppoq</text:p>
          </table:table-cell>
          <table:table-cell office:value-type="string" calcext:value-type="string">
            <text:p>oqaluut susaatsoq</text:p>
          </table:table-cell>
          <table:table-cell table:style-name="Default" office:value-type="string" calcext:value-type="string">
            <text:p>encounter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inoqqaavi </text:p>
          </table:table-cell>
          <table:table-cell table:style-name="ce12" office:value-type="string" calcext:value-type="string">
            <text:p>taggit qasseersiut</text:p>
          </table:table-cell>
          <table:table-cell table:style-name="Default" office:value-type="string" calcext:value-type="string">
            <text:p>aboriginal</text:p>
          </table:table-cell>
          <table:table-cell table:style-name="ce26" office:value-type="string" calcext:value-type="string">
            <text:p>nunap inoqqaavi </text:p>
          </table:table-cell>
          <table:table-cell table:style-name="ce21" office:value-type="string" calcext:value-type="string">
            <text:p>the aboriginal pooulation of the land, the original people of the country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orlugit</text:p>
          </table:table-cell>
          <table:table-cell table:style-name="ce12" office:value-type="string" calcext:value-type="string">
            <text:p>oqaluut</text:p>
          </table:table-cell>
          <table:table-cell table:style-name="Default" office:value-type="string" calcext:value-type="string">
            <text:p>below</text:p>
          </table:table-cell>
          <table:table-cell table:style-name="ce26" office:value-type="string" calcext:value-type="string">
            <text:p><text:s/>50-it inorlugit </text:p>
          </table:table-cell>
          <table:table-cell table:style-name="ce21" office:value-type="string" calcext:value-type="string">
            <text:p>fewer than 50, less than fifty, not quite fifty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ortoq </text:p>
          </table:table-cell>
          <table:table-cell office:value-type="string" calcext:value-type="string">
            <text:p>oqaluut susaatsoq</text:p>
          </table:table-cell>
          <table:table-cell table:style-name="Default" office:value-type="string" calcext:value-type="string">
            <text:p>handicapped</text:p>
          </table:table-cell>
          <table:table-cell table:style-name="ce26" office:value-type="string" calcext:value-type="string">
            <text:p>silamigut inortoq </text:p>
          </table:table-cell>
          <table:table-cell table:style-name="ce21" office:value-type="string" calcext:value-type="string">
            <text:p>is mentally handicapped, has developmental difficulties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ortuutivippoq </text:p>
          </table:table-cell>
          <table:table-cell office:value-type="string" calcext:value-type="string">
            <text:p>oqaluut susaatsoq</text:p>
          </table:table-cell>
          <table:table-cell table:style-name="Default" office:value-type="string" calcext:value-type="string">
            <text:p>be very late</text:p>
          </table:table-cell>
          <table:table-cell table:style-name="ce26" office:value-type="string" calcext:value-type="string">
            <text:p>ataataminut inortuutivippoq o </text:p>
          </table:table-cell>
          <table:table-cell table:style-name="ce21" office:value-type="string" calcext:value-type="string">
            <text:p>cannot be away from his/her father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oruseq </text:p>
          </table:table-cell>
          <table:table-cell office:value-type="string" calcext:value-type="string">
            <text:p>taggit</text:p>
          </table:table-cell>
          <table:table-cell table:style-name="ce10" office:value-type="string" calcext:value-type="string">
            <text:p>creature from Greenlandic mythology</text:p>
          </table:table-cell>
          <table:table-cell table:style-name="Default"/>
          <table:table-cell table:style-name="ce10"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a </text:p>
          </table:table-cell>
          <table:table-cell office:value-type="string" calcext:value-type="string">
            <text:p>taggit</text:p>
          </table:table-cell>
          <table:table-cell table:style-name="Default" office:value-type="string" calcext:value-type="string">
            <text:p>its owner</text:p>
          </table:table-cell>
          <table:table-cell table:style-name="ce26" office:value-type="string" calcext:value-type="string">
            <text:p>manniup inua; <text:s/>qimmip inua </text:p>
          </table:table-cell>
          <table:table-cell table:style-name="ce21" office:value-type="string" calcext:value-type="string">
            <text:p>bird embryo in the egg; the dog's owner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aa </text:p>
          </table:table-cell>
          <table:table-cell office:value-type="string" calcext:value-type="string">
            <text:p>taggit</text:p>
          </table:table-cell>
          <table:table-cell table:style-name="Default" office:value-type="string" calcext:value-type="string">
            <text:p>its finger</text:p>
          </table:table-cell>
          <table:table-cell table:style-name="ce26" office:value-type="string" calcext:value-type="string">
            <text:p>assaap inuaa </text:p>
          </table:table-cell>
          <table:table-cell table:style-name="ce21" office:value-type="string" calcext:value-type="string">
            <text:p>finger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i </text:p>
          </table:table-cell>
          <table:table-cell table:style-name="ce12" office:value-type="string" calcext:value-type="string">
            <text:p>taggit qasseersiut</text:p>
          </table:table-cell>
          <table:table-cell table:style-name="Default" office:value-type="string" calcext:value-type="string">
            <text:p>its crew</text:p>
          </table:table-cell>
          <table:table-cell table:style-name="ce26" office:value-type="string" calcext:value-type="string">
            <text:p>pujortuleeqqap inui </text:p>
          </table:table-cell>
          <table:table-cell table:style-name="ce21" office:value-type="string" calcext:value-type="string">
            <text:p>the crew of the motorboat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17">
          <table:table-cell table:style-name="ce2" office:value-type="string" calcext:value-type="string">
            <text:p>inunngorfik </text:p>
          </table:table-cell>
          <table:table-cell table:style-name="ce12" office:value-type="string" calcext:value-type="string">
            <text:p>taggit</text:p>
          </table:table-cell>
          <table:table-cell table:style-name="Default" office:value-type="string" calcext:value-type="string">
            <text:p>birthplace</text:p>
          </table:table-cell>
          <table:table-cell table:style-name="ce20" office:value-type="string" calcext:value-type="string">
            <text:p>nuna inunngorfik //</text:p>
            <text:p>nunaqarfik inunngorfik  //</text:p>
            <text:p>ukioq inunngorfik //</text:p>
            <text:p>illu inunngorfik </text:p>
          </table:table-cell>
          <table:table-cell table:style-name="ce21" office:value-type="string" calcext:value-type="string">
            <text:p>native land // place of birth // year of birth // house or household where one was born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ffik </text:p>
          </table:table-cell>
          <table:table-cell table:style-name="ce12" office:value-type="string" calcext:value-type="string">
            <text:p>taggit</text:p>
          </table:table-cell>
          <table:table-cell table:style-name="Default" office:value-type="string" calcext:value-type="string">
            <text:p>birthdate</text:p>
          </table:table-cell>
          <table:table-cell table:style-name="ce26" office:value-type="string" calcext:value-type="string">
            <text:p>ukioq inuuffik <text:s/>// ulloq inuuffik </text:p>
          </table:table-cell>
          <table:table-cell table:style-name="ce21" office:value-type="string" calcext:value-type="string">
            <text:p>year of birth//date of birth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lluarniutit </text:p>
          </table:table-cell>
          <table:table-cell office:value-type="string" calcext:value-type="string">
            <text:p>taggit qasseersiut</text:p>
          </table:table-cell>
          <table:table-cell table:style-name="Default" office:value-type="string" calcext:value-type="string">
            <text:p>stimulan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nuutsaruttorpoq </text:p>
          </table:table-cell>
          <table:table-cell office:value-type="string" calcext:value-type="string">
            <text:p>oqaluut susaatsoq</text:p>
          </table:table-cell>
          <table:table-cell table:style-name="Default" office:value-type="string" calcext:value-type="string">
            <text:p>be in the prime of lif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araq</text:p>
          </table:table-cell>
          <table:table-cell table:style-name="ce11" office:value-type="string" calcext:value-type="string">
            <text:p>taggit</text:p>
          </table:table-cell>
          <table:table-cell table:style-name="Default" office:value-type="string" calcext:value-type="string">
            <text:p>wick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erarpaa </text:p>
          </table:table-cell>
          <table:table-cell table:style-name="ce13" office:value-type="string" calcext:value-type="string">
            <text:p>oqaluut susalik</text:p>
          </table:table-cell>
          <table:table-cell table:style-name="Default" office:value-type="string" calcext:value-type="string">
            <text:p>let go of</text:p>
          </table:table-cell>
          <table:table-cell table:style-name="ce26" office:value-type="string" calcext:value-type="string">
            <text:p>tigummisani iperarpaa </text:p>
          </table:table-cell>
          <table:table-cell table:style-name="ce21" office:value-type="string" calcext:value-type="string">
            <text:p>lose grip on something, lets go of something</text:p>
          </table:table-cell>
          <table:table-cell table:style-name="ce33" office:value-type="string" calcext:value-type="string">
            <text:p>literal and figurative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erisippai</text:p>
          </table:table-cell>
          <table:table-cell office:value-type="string" calcext:value-type="string">
            <text:p>oqaluut susalik</text:p>
          </table:table-cell>
          <table:table-cell table:style-name="Default" office:value-type="string" calcext:value-type="string">
            <text:p>arrange overlapping parts in a lin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ilerpoq </text:p>
          </table:table-cell>
          <table:table-cell office:value-type="string" calcext:value-type="string">
            <text:p>oqaluut susaatsoq</text:p>
          </table:table-cell>
          <table:table-cell table:style-name="Default" office:value-type="string" calcext:value-type="string">
            <text:p>be about to die</text:p>
          </table:table-cell>
          <table:table-cell table:style-name="ce26" office:value-type="string" calcext:value-type="string">
            <text:p>kiammit ipilerpoq </text:p>
          </table:table-cell>
          <table:table-cell table:style-name="ce21" office:value-type="string" calcext:value-type="string">
            <text:p>is dying from the heat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pat </text:p>
          </table:table-cell>
          <table:table-cell table:style-name="ce11" office:value-type="string" calcext:value-type="string">
            <text:p>taggit</text:p>
          </table:table-cell>
          <table:table-cell table:style-name="Default" office:value-type="string" calcext:value-type="string">
            <text:p>lamp platform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perpai </text:p>
          </table:table-cell>
          <table:table-cell table:style-name="ce13" office:value-type="string" calcext:value-type="string">
            <text:p>oqaluut susalik</text:p>
          </table:table-cell>
          <table:table-cell table:style-name="Default" office:value-type="string" calcext:value-type="string">
            <text:p>make way through (object sea ice)</text:p>
          </table:table-cell>
          <table:table-cell table:style-name="ce26" office:value-type="string" calcext:value-type="string">
            <text:p>sikut ipperpai </text:p>
          </table:table-cell>
          <table:table-cell table:style-name="ce21" office:value-type="string" calcext:value-type="string">
            <text:p>has gotten through a line of broken sea ice </text:p>
          </table:table-cell>
          <table:table-cell table:style-name="ce33" office:value-type="string" calcext:value-type="string">
            <text:p>sea ice only?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pik </text:p>
          </table:table-cell>
          <table:table-cell table:style-name="ce11" office:value-type="string" calcext:value-type="string">
            <text:p>taggit</text:p>
          </table:table-cell>
          <table:table-cell table:style-name="Default" office:value-type="string" calcext:value-type="string">
            <text:p>slope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pikarpai </text:p>
          </table:table-cell>
          <table:table-cell table:style-name="ce13" office:value-type="string" calcext:value-type="string">
            <text:p>oqaluut susalik</text:p>
          </table:table-cell>
          <table:table-cell table:style-name="ce28" office:value-type="string" calcext:value-type="string">
            <text:p>make way through (object sea ice)</text:p>
          </table:table-cell>
          <table:table-cell table:style-name="ce26" office:value-type="string" calcext:value-type="string">
            <text:p>sikut ippikarpai </text:p>
          </table:table-cell>
          <table:table-cell table:style-name="ce21" office:value-type="string" calcext:value-type="string">
            <text:p>has managed to get through a line of broken sea ice 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pinnarpoq </text:p>
          </table:table-cell>
          <table:table-cell office:value-type="string" calcext:value-type="string">
            <text:p>oqaluut susaatsoq</text:p>
          </table:table-cell>
          <table:table-cell table:style-name="Default" office:value-type="string" calcext:value-type="string">
            <text:p>be annoying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poq </text:p>
          </table:table-cell>
          <table:table-cell table:style-name="Default"/>
          <table:table-cell table:style-name="Default" office:value-type="string" calcext:value-type="string">
            <text:p>be (on/ like something)</text:p>
          </table:table-cell>
          <table:table-cell table:style-name="ce26" office:value-type="string" calcext:value-type="string">
            <text:p>nunami ippoq; ujaqqatut ippoq </text:p>
          </table:table-cell>
          <table:table-cell table:style-name="ce21" office:value-type="string" calcext:value-type="string">
            <text:p>is in the country, is like stone</text:p>
          </table:table-cell>
          <table:table-cell table:style-name="ce33" office:value-type="string" calcext:value-type="string">
            <text:p>grammar not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puppaa </text:p>
          </table:table-cell>
          <table:table-cell office:value-type="string" calcext:value-type="string">
            <text:p>oqaluut susalik</text:p>
          </table:table-cell>
          <table:table-cell table:style-name="Default" office:value-type="string" calcext:value-type="string">
            <text:p>be choked by</text:p>
          </table:table-cell>
          <table:table-cell table:style-name="ce26" office:value-type="string" calcext:value-type="string">
            <text:p>kiammik ippuppaa </text:p>
          </table:table-cell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pu </text:p>
          </table:table-cell>
          <table:table-cell table:style-name="ce11" office:value-type="string" calcext:value-type="string">
            <text:p>taggit</text:p>
          </table:table-cell>
          <table:table-cell table:style-name="Default" office:value-type="string" calcext:value-type="string">
            <text:p>shaft</text:p>
          </table:table-cell>
          <table:table-cell table:style-name="ce26"/>
          <table:table-cell table:style-name="ce21"/>
          <table:table-cell table:style-name="ce33" office:value-type="string" calcext:value-type="string">
            <text:p>check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aa </text:p>
          </table:table-cell>
          <table:table-cell table:style-name="ce11" office:value-type="string" calcext:value-type="string">
            <text:p>taggit</text:p>
          </table:table-cell>
          <table:table-cell table:style-name="Default" office:value-type="string" calcext:value-type="string">
            <text:p>its eye</text:p>
          </table:table-cell>
          <table:table-cell table:style-name="ce26" office:value-type="string" calcext:value-type="string">
            <text:p>meqqutip isaa </text:p>
          </table:table-cell>
          <table:table-cell table:style-name="ce33" office:value-type="string" calcext:value-type="string">
            <text:p>eye of a needl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isaruarpoq</text:p>
          </table:table-cell>
          <table:table-cell office:value-type="string" calcext:value-type="string">
            <text:p>oqaluut susaatsoq</text:p>
          </table:table-cell>
          <table:table-cell table:style-name="Default" office:value-type="string" calcext:value-type="string">
            <text:p>flap around to protect the nest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aterpaa</text:p>
          </table:table-cell>
          <table:table-cell office:value-type="string" calcext:value-type="string">
            <text:p>oqaluut susalik</text:p>
          </table:table-cell>
          <table:table-cell table:style-name="Default" office:value-type="string" calcext:value-type="string">
            <text:p>tear down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isersimmatit </text:p>
          </table:table-cell>
          <table:table-cell table:style-name="ce12" office:value-type="string" calcext:value-type="string">
            <text:p>taggit qasseersiut</text:p>
          </table:table-cell>
          <table:table-cell table:style-name="ce28" office:value-type="string" calcext:value-type="string">
            <text:p>house slippers</text:p>
          </table:table-cell>
          <table:table-cell table:style-name="ce26" office:value-type="string" calcext:value-type="string">
            <text:p>skuut isersimmatit </text:p>
          </table:table-cell>
          <table:table-cell table:style-name="ce21" office:value-type="string" calcext:value-type="string">
            <text:p>indoor shoes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ertuanngitsoq </text:p>
          </table:table-cell>
          <table:table-cell table:style-name="ce11" office:value-type="string" calcext:value-type="string">
            <text:p>taggit</text:p>
          </table:table-cell>
          <table:table-cell table:style-name="Default" office:value-type="string" calcext:value-type="string">
            <text:p>obviou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gammaaq </text:p>
          </table:table-cell>
          <table:table-cell table:style-name="ce11" office:value-type="string" calcext:value-type="string">
            <text:p>taggit</text:p>
          </table:table-cell>
          <table:table-cell table:style-name="Default" office:value-type="string" calcext:value-type="string">
            <text:p>sandal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gammaasaaraq </text:p>
          </table:table-cell>
          <table:table-cell table:style-name="ce11" office:value-type="string" calcext:value-type="string">
            <text:p>taggit</text:p>
          </table:table-cell>
          <table:table-cell table:style-name="Default" office:value-type="string" calcext:value-type="string">
            <text:p>coralroot, Corallorhiza trifida;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igammaasaq </text:p>
          </table:table-cell>
          <table:table-cell table:style-name="ce11" office:value-type="string" calcext:value-type="string">
            <text:p>taggit</text:p>
          </table:table-cell>
          <table:table-cell table:style-name="Default" office:value-type="string" calcext:value-type="string">
            <text:p>small white orchid, Leuchorchis albida;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ittoq </text:p>
          </table:table-cell>
          <table:table-cell table:style-name="ce11" office:value-type="string" calcext:value-type="string">
            <text:p>taggit</text:p>
          </table:table-cell>
          <table:table-cell table:style-name="Default" office:value-type="string" calcext:value-type="string">
            <text:p>arctic areas, polar regions</text:p>
          </table:table-cell>
          <table:table-cell table:style-name="ce26" office:value-type="string" calcext:value-type="string">
            <text:p>klima issittoq </text:p>
          </table:table-cell>
          <table:table-cell table:style-name="ce21" office:value-type="string" calcext:value-type="string">
            <text:p>subarctic climate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ittorsuaq </text:p>
          </table:table-cell>
          <table:table-cell table:style-name="ce11" office:value-type="string" calcext:value-type="string">
            <text:p>taggit</text:p>
          </table:table-cell>
          <table:table-cell table:style-name="Default" office:value-type="string" calcext:value-type="string">
            <text:p>polar</text:p>
          </table:table-cell>
          <table:table-cell table:style-name="ce26" office:value-type="string" calcext:value-type="string">
            <text:p>klima issittorsuaq </text:p>
          </table:table-cell>
          <table:table-cell table:style-name="ce21" office:value-type="string" calcext:value-type="string">
            <text:p>arctic climate, polar climate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suma</text:p>
          </table:table-cell>
          <table:table-cell table:style-name="Default"/>
          <table:table-cell table:style-name="ce28" office:value-type="string" calcext:value-type="string">
            <text:p>that one over there</text:p>
          </table:table-cell>
          <table:table-cell table:style-name="ce26" office:value-type="string" calcext:value-type="string">
            <text:p><text:s/>issuma qaaqquaatigut </text:p>
          </table:table-cell>
          <table:table-cell table:style-name="ce21" office:value-type="string" calcext:value-type="string">
            <text:p>that one over there is calling to us</text:p>
          </table:table-cell>
          <table:table-cell table:style-name="ce33" office:value-type="string" calcext:value-type="string">
            <text:p>grammar not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ginninneq </text:p>
          </table:table-cell>
          <table:table-cell table:style-name="ce11" office:value-type="string" calcext:value-type="string">
            <text:p>taggit</text:p>
          </table:table-cell>
          <table:table-cell table:style-name="Default" office:value-type="string" calcext:value-type="string">
            <text:p>welfare</text:p>
          </table:table-cell>
          <table:table-cell table:style-name="ce26" office:value-type="string" calcext:value-type="string">
            <text:p>inunnik isumaginninneq </text:p>
          </table:table-cell>
          <table:table-cell table:style-name="ce21" office:value-type="string" calcext:value-type="string">
            <text:p>social welfare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ginninnermut Naalakkersuisoqarfik </text:p>
          </table:table-cell>
          <table:table-cell table:style-name="ce11" office:value-type="string" calcext:value-type="string">
            <text:p>Proprium/egennavn</text:p>
          </table:table-cell>
          <table:table-cell table:style-name="Default" office:value-type="string" calcext:value-type="string">
            <text:p>the Ministry of Social Affairs</text:p>
          </table:table-cell>
          <table:table-cell table:style-name="ce26"/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ginnittoq </text:p>
          </table:table-cell>
          <table:table-cell table:style-name="ce11" office:value-type="string" calcext:value-type="string">
            <text:p>taggit</text:p>
          </table:table-cell>
          <table:table-cell table:style-name="Default" office:value-type="string" calcext:value-type="string">
            <text:p>caretaker</text:p>
          </table:table-cell>
          <table:table-cell table:style-name="ce26" office:value-type="string" calcext:value-type="string">
            <text:p>inunnik isumaginnittoq </text:p>
          </table:table-cell>
          <table:table-cell table:style-name="ce21" office:value-type="string" calcext:value-type="string">
            <text:p>social worker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kkeerinninneq </text:p>
          </table:table-cell>
          <table:table-cell table:style-name="ce11" office:value-type="string" calcext:value-type="string">
            <text:p>taggit</text:p>
          </table:table-cell>
          <table:table-cell table:style-name="ce28" office:value-type="string" calcext:value-type="string">
            <text:p>forgiveness</text:p>
          </table:table-cell>
          <table:table-cell table:style-name="ce26" office:value-type="string" calcext:value-type="string">
            <text:p>akiitsunik isumakkeerinninneq </text:p>
          </table:table-cell>
          <table:table-cell table:style-name="ce21" office:value-type="string" calcext:value-type="string">
            <text:p>forgiveness of a debt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nnaatsoq </text:p>
          </table:table-cell>
          <table:table-cell table:style-name="ce11" office:value-type="string" calcext:value-type="string">
            <text:p>taggit</text:p>
          </table:table-cell>
          <table:table-cell table:style-name="Default" office:value-type="string" calcext:value-type="string">
            <text:p>sustainable</text:p>
          </table:table-cell>
          <table:table-cell table:style-name="ce26" office:value-type="string" calcext:value-type="string">
            <text:p>angalaneq isumannaatsoq </text:p>
          </table:table-cell>
          <table:table-cell table:style-name="ce21"/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qatigiissut </text:p>
          </table:table-cell>
          <table:table-cell table:style-name="ce11" office:value-type="string" calcext:value-type="string">
            <text:p>taggit</text:p>
          </table:table-cell>
          <table:table-cell table:style-name="Default" office:value-type="string" calcext:value-type="string">
            <text:p>agreement</text:p>
          </table:table-cell>
          <table:table-cell table:style-name="ce26" office:value-type="string" calcext:value-type="string">
            <text:p>atsiornikkut isumaqatigiissut </text:p>
          </table:table-cell>
          <table:table-cell table:style-name="ce21" office:value-type="string" calcext:value-type="string">
            <text:p>signed contract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sumasiuineq </text:p>
          </table:table-cell>
          <table:table-cell table:style-name="ce12" office:value-type="string" calcext:value-type="string">
            <text:p>taggit</text:p>
          </table:table-cell>
          <table:table-cell table:style-name="Default" office:value-type="string" calcext:value-type="string">
            <text:p>semantics</text:p>
          </table:table-cell>
          <table:table-cell table:style-name="ce26" office:value-type="string" calcext:value-type="string">
            <text:p>oqaatsinik isumasiuineq </text:p>
          </table:table-cell>
          <table:table-cell table:style-name="ce21" office:value-type="string" calcext:value-type="string">
            <text:p>the study of meanings</text:p>
          </table:table-cell>
          <table:table-cell table:style-name="ce33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itersivaa </text:p>
          </table:table-cell>
          <table:table-cell table:style-name="ce13" office:value-type="string" calcext:value-type="string">
            <text:p>oqaluut susalik</text:p>
          </table:table-cell>
          <table:table-cell table:style-name="Default" office:value-type="string" calcext:value-type="string">
            <text:p>make a hole in</text:p>
          </table:table-cell>
          <table:table-cell table:style-name="ce26" office:value-type="string" calcext:value-type="string">
            <text:p>nuna itersivaa </text:p>
          </table:table-cell>
          <table:table-cell table:style-name="ce21" office:value-type="string" calcext:value-type="string">
            <text:p>digs a hole in the ground</text:p>
          </table:table-cell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tilleq </text:p>
          </table:table-cell>
          <table:table-cell table:style-name="ce11" office:value-type="string" calcext:value-type="string">
            <text:p>Proprium/egennavn</text:p>
          </table:table-cell>
          <table:table-cell table:style-name="Default" office:value-type="string" calcext:value-type="string">
            <text:p>Itilleq</text:p>
          </table:table-cell>
          <table:table-cell table:style-name="ce26"/>
          <table:table-cell table:style-name="ce21"/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tisooq </text:p>
          </table:table-cell>
          <table:table-cell table:style-name="ce11" office:value-type="string" calcext:value-type="string">
            <text:p>taggit</text:p>
          </table:table-cell>
          <table:table-cell table:style-name="Default" office:value-type="string" calcext:value-type="string">
            <text:p>deep</text:p>
          </table:table-cell>
          <table:table-cell table:style-name="ce26" office:value-type="string" calcext:value-type="string">
            <text:p>puugutaq itisooq </text:p>
          </table:table-cell>
          <table:table-cell table:style-name="ce21" office:value-type="string" calcext:value-type="string">
            <text:p>a bowl, a deep dish</text:p>
          </table:table-cell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tivittarfik </text:p>
          </table:table-cell>
          <table:table-cell table:style-name="ce11" office:value-type="string" calcext:value-type="string">
            <text:p>taggit</text:p>
          </table:table-cell>
          <table:table-cell table:style-name="Default" office:value-type="string" calcext:value-type="string">
            <text:p>pass</text:p>
          </table:table-cell>
          <table:table-cell table:style-name="ce26" office:value-type="string" calcext:value-type="string">
            <text:p>kiggaq itivittarfik </text:p>
          </table:table-cell>
          <table:table-cell table:style-name="ce21" office:value-type="string" calcext:value-type="string">
            <text:p>mountain pass</text:p>
          </table:table-cell>
          <table:table-cell table:style-name="ce33"/>
          <table:table-cell table:number-columns-repeated="1018"/>
        </table:table-row>
        <table:table-row table:style-name="ro2">
          <table:table-cell table:style-name="ce2" office:value-type="string" calcext:value-type="string">
            <text:p>itsarnitsat </text:p>
          </table:table-cell>
          <table:table-cell table:style-name="ce13" office:value-type="string" calcext:value-type="string">
            <text:p>taggit qasseersiut</text:p>
          </table:table-cell>
          <table:table-cell table:style-name="Default" office:value-type="string" calcext:value-type="string">
            <text:p>long gone</text:p>
          </table:table-cell>
          <table:table-cell table:style-name="ce26" office:value-type="string" calcext:value-type="string">
            <text:p>ukiut itsarnitsat </text:p>
          </table:table-cell>
          <table:table-cell table:style-name="ce21"/>
          <table:table-cell table:style-name="ce33"/>
          <table:table-cell table:number-columns-repeated="1018"/>
        </table:table-row>
        <table:table-row table:style-name="ro18" table:number-rows-repeated="1046529">
          <table:table-cell table:number-columns-repeated="1024"/>
        </table:table-row>
        <table:table-row table:style-name="ro19" table:number-rows-repeated="15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Sheet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20" table:default-cell-style-name="Default"/>
        <table:table-row table:style-name="ro18">
          <table:table-cell table:style-name="ce2" office:value-type="string" calcext:value-type="string">
            <text:p>inuit Ataqatigiit (naal IA)</text:p>
          </table:table-cell>
          <table:table-cell table:style-name="ce10" office:value-type="string" calcext:value-type="string">
            <text:p>taggit qasseersiut</text:p>
          </table:table-cell>
          <table:table-cell table:style-name="ce20" office:value-type="string" calcext:value-type="string">
            <text:p>(navnet på et politisk parti i Grønland)</text:p>
          </table:table-cell>
          <table:table-cell table:style-name="ce17" office:value-type="string" calcext:value-type="string">
            <text:p>a Greenlandic political party</text:p>
          </table:table-cell>
          <table:table-cell table:style-name="ce26"/>
          <table:table-cell table:style-name="ce21"/>
          <table:table-cell table:style-name="ce33"/>
          <table:table-cell table:style-name="ce10" table:number-columns-repeated="1017"/>
        </table:table-row>
        <table:table-row table:style-name="ro18">
          <table:table-cell table:style-name="ce2" office:value-type="string" calcext:value-type="string">
            <text:p>inuit Issittormiut Kattuffiat (ICC)</text:p>
          </table:table-cell>
          <table:table-cell table:style-name="ce10" office:value-type="string" calcext:value-type="string">
            <text:p>i</text:p>
          </table:table-cell>
          <table:table-cell table:style-name="ce20" office:value-type="string" calcext:value-type="string">
            <text:p>Inuit Circumpolar Conference (ICC)</text:p>
          </table:table-cell>
          <table:table-cell table:style-name="ce17" office:value-type="string" calcext:value-type="string">
            <text:p>Inuit Circumpolar Conference (ICC</text:p>
          </table:table-cell>
          <table:table-cell table:style-name="ce26"/>
          <table:table-cell table:style-name="ce21"/>
          <table:table-cell table:style-name="ce33"/>
          <table:table-cell table:style-name="ce10" table:number-columns-repeated="1017"/>
        </table:table-row>
        <table:table-row table:style-name="ro18">
          <table:table-cell table:style-name="ce2" office:value-type="string" calcext:value-type="string">
            <text:p>IP </text:p>
          </table:table-cell>
          <table:table-cell table:style-name="ce10" office:value-type="string" calcext:value-type="string">
            <text:p>naal. Issittup Partiia </text:p>
          </table:table-cell>
          <table:table-cell table:style-name="ce20" office:value-type="string" calcext:value-type="string">
            <text:p>(navnet på et politisk parti i Grønland)</text:p>
          </table:table-cell>
          <table:table-cell table:style-name="ce17"/>
          <table:table-cell table:style-name="ce26"/>
          <table:table-cell table:style-name="ce21"/>
          <table:table-cell table:style-name="ce33"/>
          <table:table-cell table:style-name="ce10" table:number-columns-repeated="1017"/>
        </table:table-row>
        <table:table-row table:style-name="ro18">
          <table:table-cell table:style-name="ce3" office:value-type="string" calcext:value-type="string">
            <text:p>iserneq akeqanngilaq </text:p>
          </table:table-cell>
          <table:table-cell/>
          <table:table-cell table:style-name="ce20" office:value-type="string" calcext:value-type="string">
            <text:p>gratis adgang </text:p>
          </table:table-cell>
          <table:table-cell table:style-name="ce17" office:value-type="string" calcext:value-type="string">
            <text:p>free entry, free admission</text:p>
          </table:table-cell>
          <table:table-cell table:style-name="ce26"/>
          <table:table-cell table:style-name="ce21"/>
          <table:table-cell table:style-name="ce33"/>
          <table:table-cell table:style-name="ce10" table:number-columns-repeated="1017"/>
        </table:table-row>
        <table:table-row table:style-name="ro18">
          <table:table-cell table:style-name="ce2" office:value-type="string" calcext:value-type="string">
            <text:p>isini assalippai 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gnider øjnene </text:p>
          </table:table-cell>
          <table:table-cell table:style-name="ce17" office:value-type="string" calcext:value-type="string">
            <text:p>rubs his/her eyes</text:p>
          </table:table-cell>
          <table:table-cell table:style-name="ce26"/>
          <table:table-cell table:style-name="ce21"/>
          <table:table-cell table:style-name="ce33"/>
          <table:table-cell table:number-columns-repeated="1017"/>
        </table:table-row>
        <table:table-row table:style-name="ro18">
          <table:table-cell table:style-name="ce2" office:value-type="string" calcext:value-type="string">
            <text:p>issittup Partiia (naal IP)</text:p>
          </table:table-cell>
          <table:table-cell table:style-name="ce10" office:value-type="string" calcext:value-type="string">
            <text:p><text:s/></text:p>
          </table:table-cell>
          <table:table-cell table:style-name="ce20" office:value-type="string" calcext:value-type="string">
            <text:p>(navnet på et politisk parti i Grønland)</text:p>
          </table:table-cell>
          <table:table-cell table:style-name="ce17" office:value-type="string" calcext:value-type="string">
            <text:p>political party in Greenland</text:p>
          </table:table-cell>
          <table:table-cell table:style-name="ce26"/>
          <table:table-cell table:style-name="ce21"/>
          <table:table-cell table:style-name="ce33"/>
          <table:table-cell table:number-columns-repeated="1017"/>
        </table:table-row>
        <table:table-row table:style-name="ro20">
          <table:table-cell table:style-name="ce2" office:value-type="string" calcext:value-type="string">
            <text:p>isumani allanngortippaa </text:p>
          </table:table-cell>
          <table:table-cell/>
          <table:table-cell table:style-name="ce20" office:value-type="string" calcext:value-type="string">
            <text:p>skifter/ændrer mening; skifter/ændrer holdning </text:p>
          </table:table-cell>
          <table:table-cell table:style-name="ce17" office:value-type="string" calcext:value-type="string">
            <text:p>changes his/her mind, changes his/her opinion</text:p>
          </table:table-cell>
          <table:table-cell table:style-name="ce26"/>
          <table:table-cell table:style-name="ce21"/>
          <table:table-cell table:style-name="ce33"/>
          <table:table-cell table:number-columns-repeated="1017"/>
        </table:table-row>
        <table:table-row table:style-name="ro18" table:number-rows-repeated="1048568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2031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7" number:language="da" number:country="DK">
      <number:text>kr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8" number:language="da" number:country="DK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09" number:language="da" number:country="DK">
      <number:text>kr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10" number:language="da" number:country="DK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da" number:country="DK">
      <number:day number:style="long"/>
      <number:text>-</number:text>
      <number:month number:textual="true"/>
      <number:text>-</number:text>
      <number:year/>
    </number:date-style>
    <number:date-style style:name="N10112" number:language="da" number:country="DK">
      <number:month number:textual="true"/>
      <number:text>-</number:text>
      <number:year/>
    </number:date-style>
    <number:time-style style:name="N10113" number:language="da" number:country="DK">
      <number:hours/>
      <number:text>:</number:text>
      <number:minutes number:style="long"/>
      <number:text> </number:text>
      <number:am-pm/>
    </number:time-style>
    <number:time-style style:name="N10114" number:language="da" number:country="DK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a" number:country="DK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a" number:country="DK">
      <number:number number:decimal-places="0" loext:min-decimal-places="0" number:min-integer-digits="1" number:grouping="true"/>
    </number:number-style>
    <number:number-style style:name="N10116" number:language="da" number:country="DK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da" number:country="DK">
      <number:number number:decimal-places="0" loext:min-decimal-places="0" number:min-integer-digits="1" number:grouping="true"/>
    </number:number-style>
    <number:number-style style:name="N10117" number:language="da" number:country="DK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da" number:country="DK">
      <number:number number:decimal-places="2" loext:min-decimal-places="2" number:min-integer-digits="1" number:grouping="true"/>
    </number:number-style>
    <number:number-style style:name="N10118" number:language="da" number:country="DK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da" number:country="DK">
      <number:number number:decimal-places="2" loext:min-decimal-places="2" number:min-integer-digits="1" number:grouping="true"/>
    </number:number-style>
    <number:number-style style:name="N10119" number:language="da" number:country="DK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da" number:country="DK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da" number:country="DK">
      <loext:text> </loext:text>
      <loext:fill-character> </loext:fill-character>
      <number:text>- </number:text>
    </number:number-style>
    <number:text-style style:name="N10120" number:language="da" number:country="DK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a" number:country="DK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da" number:country="DK">
      <loext:text> kr </loext:text>
      <loext:fill-character> </loext:fill-character>
      <number:text>- </number:text>
    </number:number-style>
    <number:text-style style:name="N10121" number:language="da" number:country="DK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a" number:country="DK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da" number:country="DK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da" number:country="DK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a" number:country="DK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da" number:country="DK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da" number:country="DK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7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J</meta:initial-creator>
    <meta:creation-date>2013-07-23T16:44:47</meta:creation-date>
    <dc:date>2020-05-07T17:45:59.984535534</dc:date>
    <meta:generator>LibreOffice/5.0.4.2$MacOSX_X86_64 LibreOffice_project/2b9802c1994aa0b7dc6079e128979269cf95bc78</meta:generator>
    <meta:editing-duration>PT43M41S</meta:editing-duration>
    <meta:editing-cycles>5</meta:editing-cycles>
    <meta:document-statistic meta:table-count="3" meta:cell-count="632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